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4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Excel_32_Built-in_32_Percent" style:data-style-name="N37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Excel_32_Built-in_32_Percent" style:data-style-name="N38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9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Default" style:data-style-name="N2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Default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1">
      <style:table-cell-properties fo:border-top="none" fo:border-bottom="none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39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39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39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39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6" style:family="table-cell" style:parent-style-name="Default" style:data-style-name="N39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1" style:family="table-cell" style:parent-style-name="Excel_32_Built-in_32_Percent" style:data-style-name="N38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Percent" style:data-style-name="N38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Percent" style:data-style-name="N38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7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0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4.497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nces_puros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number-columns-repeated="1012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5" table:number-rows-spanned="1" table:style-name="ce41">
            <text:p>Lance 12</text:p>
          </table:table-cell>
          <table:covered-table-cell table:number-columns-repeated="4"/>
          <table:table-cell office:value-type="string" table:number-columns-spanned="7" table:number-rows-spanned="1" table:style-name="ce41">
            <text:p>Lance 23</text:p>
          </table:table-cell>
          <table:covered-table-cell table:number-columns-repeated="6"/>
          <table:table-cell office:value-type="string" table:number-columns-spanned="7" table:number-rows-spanned="1" table:style-name="ce41">
            <text:p>Lance 46</text:p>
          </table:table-cell>
          <table:covered-table-cell table:number-columns-repeated="6"/>
          <table:table-cell office:value-type="string" table:number-columns-spanned="7" table:number-rows-spanned="1" table:style-name="ce41">
            <text:p>Lance 48</text:p>
          </table:table-cell>
          <table:covered-table-cell table:number-columns-repeated="6"/>
          <table:table-cell office:value-type="string" table:number-columns-spanned="6" table:number-rows-spanned="1" table:style-name="ce41">
            <text:p>Lance 49</text:p>
          </table:table-cell>
          <table:covered-table-cell table:number-columns-repeated="5"/>
          <table:table-cell office:value-type="string" table:number-columns-spanned="6" table:number-rows-spanned="1" table:style-name="ce41">
            <text:p>Lance 52</text:p>
          </table:table-cell>
          <table:covered-table-cell table:number-columns-repeated="5"/>
          <table:table-cell office:value-type="string" table:number-columns-spanned="6" table:number-rows-spanned="1" table:style-name="ce41">
            <text:p>Lance 54</text:p>
          </table:table-cell>
          <table:covered-table-cell table:number-columns-repeated="5"/>
          <table:table-cell table:number-columns-repeated="16340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9-05-09T00:00:00" table:style-name="ce3">
            <text:p>09/05/2019</text:p>
          </table:table-cell>
          <table:table-cell table:style-name="ce3"/>
          <table:table-cell table:number-columns-repeated="2" table:style-name="ce2"/>
          <table:table-cell office:value-type="string" table:style-name="ce2">
            <text:p>Date</text:p>
          </table:table-cell>
          <table:table-cell office:value-type="date" office:date-value="2019-09-21T00:00:00" table:style-name="ce3">
            <text:p>21/09/2019</text:p>
          </table:table-cell>
          <table:table-cell table:number-columns-repeated="5" table:style-name="ce2"/>
          <table:table-cell office:value-type="string" table:style-name="ce2">
            <text:p>Date</text:p>
          </table:table-cell>
          <table:table-cell office:value-type="date" office:date-value="2019-10-08T00:00:00" table:style-name="ce3">
            <text:p>08/10/2019</text:p>
          </table:table-cell>
          <table:table-cell table:style-name="ce4"/>
          <table:table-cell table:number-columns-repeated="4" table:style-name="ce2"/>
          <table:table-cell office:value-type="string" table:style-name="ce2">
            <text:p>Date</text:p>
          </table:table-cell>
          <table:table-cell office:value-type="date" office:date-value="2019-10-09T00:00:00" table:style-name="ce3">
            <text:p>09/10/2019</text:p>
          </table:table-cell>
          <table:table-cell table:style-name="ce4"/>
          <table:table-cell table:number-columns-repeated="4" table:style-name="ce2"/>
          <table:table-cell office:value-type="string" table:style-name="ce2">
            <text:p>Date</text:p>
          </table:table-cell>
          <table:table-cell office:value-type="date" office:date-value="2019-10-09T00:00:00" table:style-name="ce3">
            <text:p>09/10/2019</text:p>
          </table:table-cell>
          <table:table-cell table:style-name="ce4"/>
          <table:table-cell table:number-columns-repeated="3" table:style-name="ce2"/>
          <table:table-cell office:value-type="string" table:style-name="ce2">
            <text:p>Date</text:p>
          </table:table-cell>
          <table:table-cell office:value-type="date" office:date-value="2019-10-10T00:00:00" table:style-name="ce3">
            <text:p>10/10/2019</text:p>
          </table:table-cell>
          <table:table-cell table:style-name="ce4"/>
          <table:table-cell table:number-columns-repeated="3" table:style-name="ce2"/>
          <table:table-cell office:value-type="string" table:style-name="ce2">
            <text:p>Date</text:p>
          </table:table-cell>
          <table:table-cell office:value-type="date" office:date-value="2019-10-10T00:00:00" table:style-name="ce3">
            <text:p>10/10/2019</text:p>
          </table:table-cell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2">
            <text:p>Time</text:p>
          </table:table-cell>
          <table:table-cell table:number-columns-repeated="2" table:style-name="ce5"/>
          <table:table-cell table:number-columns-repeated="2" table:style-name="ce2"/>
          <table:table-cell office:value-type="string" table:style-name="ce2">
            <text:p>Time</text:p>
          </table:table-cell>
          <table:table-cell table:style-name="ce5"/>
          <table:table-cell table:number-columns-repeated="5" table:style-name="ce2"/>
          <table:table-cell office:value-type="string" table:style-name="ce2">
            <text:p>Time</text:p>
          </table:table-cell>
          <table:table-cell table:style-name="ce5"/>
          <table:table-cell table:style-name="ce4"/>
          <table:table-cell table:number-columns-repeated="4" table:style-name="ce2"/>
          <table:table-cell office:value-type="string" table:style-name="ce2">
            <text:p>Time</text:p>
          </table:table-cell>
          <table:table-cell table:style-name="ce5"/>
          <table:table-cell table:style-name="ce4"/>
          <table:table-cell table:number-columns-repeated="4" table:style-name="ce2"/>
          <table:table-cell office:value-type="string" table:style-name="ce2">
            <text:p>Time</text:p>
          </table:table-cell>
          <table:table-cell table:style-name="ce5"/>
          <table:table-cell table:style-name="ce4"/>
          <table:table-cell table:number-columns-repeated="3" table:style-name="ce2"/>
          <table:table-cell office:value-type="string" table:style-name="ce2">
            <text:p>Time</text:p>
          </table:table-cell>
          <table:table-cell table:style-name="ce5"/>
          <table:table-cell table:style-name="ce4"/>
          <table:table-cell table:number-columns-repeated="3" table:style-name="ce2"/>
          <table:table-cell office:value-type="string" table:style-name="ce2">
            <text:p>Time</text:p>
          </table:table-cell>
          <table:table-cell table:style-name="ce5"/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4" table:style-name="ce2"/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4" table:style-name="ce2"/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3" table:style-name="ce2"/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3" table:style-name="ce2"/>
          <table:table-cell office:value-type="string" table:style-name="ce2">
            <text:p>Brai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4" table:style-name="ce2"/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4" table:style-name="ce2"/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3" table:style-name="ce2"/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3" table:style-name="ce2"/>
          <table:table-cell office:value-type="string" table:style-name="ce2">
            <text:p>Spill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2">
            <text:p>Lat</text:p>
          </table:table-cell>
          <table:table-cell table:number-columns-repeated="4" table:style-name="ce2"/>
          <table:table-cell office:value-type="string" table:style-name="ce2">
            <text:p>Lat</text:p>
          </table:table-cell>
          <table:table-cell table:number-columns-repeated="6" table:style-name="ce2"/>
          <table:table-cell office:value-type="string" table:style-name="ce2">
            <text:p>Lat</text:p>
          </table:table-cell>
          <table:table-cell table:style-name="ce2"/>
          <table:table-cell table:style-name="ce4"/>
          <table:table-cell table:number-columns-repeated="4" table:style-name="ce2"/>
          <table:table-cell office:value-type="string" table:style-name="ce2">
            <text:p>Lat</text:p>
          </table:table-cell>
          <table:table-cell table:style-name="ce2"/>
          <table:table-cell table:style-name="ce4"/>
          <table:table-cell table:number-columns-repeated="4" table:style-name="ce2"/>
          <table:table-cell office:value-type="string" table:style-name="ce2">
            <text:p>Lat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Lat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Lat</text:p>
          </table:table-cell>
          <table:table-cell table:style-name="ce2"/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2">
            <text:p>Long</text:p>
          </table:table-cell>
          <table:table-cell table:number-columns-repeated="4" table:style-name="ce2"/>
          <table:table-cell office:value-type="string" table:style-name="ce2">
            <text:p>Long</text:p>
          </table:table-cell>
          <table:table-cell table:number-columns-repeated="6" table:style-name="ce2"/>
          <table:table-cell office:value-type="string" table:style-name="ce2">
            <text:p>Long</text:p>
          </table:table-cell>
          <table:table-cell table:style-name="ce2"/>
          <table:table-cell table:style-name="ce4"/>
          <table:table-cell table:number-columns-repeated="4" table:style-name="ce2"/>
          <table:table-cell office:value-type="string" table:style-name="ce2">
            <text:p>Long</text:p>
          </table:table-cell>
          <table:table-cell table:style-name="ce2"/>
          <table:table-cell table:style-name="ce4"/>
          <table:table-cell table:number-columns-repeated="4" table:style-name="ce2"/>
          <table:table-cell office:value-type="string" table:style-name="ce2">
            <text:p>Long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Long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Long</text:p>
          </table:table-cell>
          <table:table-cell table:style-name="ce2"/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2">
            <text:p>tons</text:p>
          </table:table-cell>
          <table:table-cell office:value-type="float" office:value="25" table:style-name="ce2">
            <text:p>25</text:p>
          </table:table-cell>
          <table:table-cell table:number-columns-repeated="3" table:style-name="ce2"/>
          <table:table-cell office:value-type="string" table:style-name="ce2">
            <text:p>tons</text:p>
          </table:table-cell>
          <table:table-cell office:value-type="float" office:value="15" table:style-name="ce2">
            <text:p>15</text:p>
          </table:table-cell>
          <table:table-cell table:number-columns-repeated="5" table:style-name="ce2"/>
          <table:table-cell office:value-type="string" table:style-name="ce2">
            <text:p>tons</text:p>
          </table:table-cell>
          <table:table-cell office:value-type="float" office:value="55" table:style-name="ce2">
            <text:p>55</text:p>
          </table:table-cell>
          <table:table-cell table:style-name="ce4"/>
          <table:table-cell table:number-columns-repeated="4" table:style-name="ce2"/>
          <table:table-cell office:value-type="string" table:style-name="ce2">
            <text:p>tons</text:p>
          </table:table-cell>
          <table:table-cell office:value-type="float" office:value="110" table:style-name="ce2">
            <text:p>110</text:p>
          </table:table-cell>
          <table:table-cell table:style-name="ce4"/>
          <table:table-cell table:number-columns-repeated="4" table:style-name="ce2"/>
          <table:table-cell office:value-type="string" table:style-name="ce2">
            <text:p>tons</text:p>
          </table:table-cell>
          <table:table-cell office:value-type="float" office:value="85" table:style-name="ce2">
            <text:p>85</text:p>
          </table:table-cell>
          <table:table-cell table:style-name="ce4"/>
          <table:table-cell table:number-columns-repeated="3" table:style-name="ce2"/>
          <table:table-cell office:value-type="string" table:style-name="ce2">
            <text:p>tons</text:p>
          </table:table-cell>
          <table:table-cell office:value-type="float" office:value="110" table:style-name="ce2">
            <text:p>110</text:p>
          </table:table-cell>
          <table:table-cell table:style-name="ce4"/>
          <table:table-cell table:number-columns-repeated="3" table:style-name="ce2"/>
          <table:table-cell office:value-type="string" table:style-name="ce2">
            <text:p>tons</text:p>
          </table:table-cell>
          <table:table-cell office:value-type="float" office:value="60" table:style-name="ce2">
            <text:p>60</text:p>
          </table:table-cell>
          <table:table-cell table:style-name="ce4"/>
          <table:table-cell table:number-columns-repeated="983" table:style-name="ce2"/>
          <table:table-cell table:number-columns-repeated="15360"/>
        </table:table-row>
        <table:table-row table:number-rows-repeated="2" table:style-name="ro1">
          <table:table-cell table:number-columns-repeated="14" table:style-name="ce2"/>
          <table:table-cell table:style-name="ce4"/>
          <table:table-cell table:number-columns-repeated="6" table:style-name="ce2"/>
          <table:table-cell table:style-name="ce4"/>
          <table:table-cell table:number-columns-repeated="6" table:style-name="ce2"/>
          <table:table-cell table:style-name="ce4"/>
          <table:table-cell table:number-columns-repeated="5" table:style-name="ce2"/>
          <table:table-cell table:style-name="ce4"/>
          <table:table-cell table:number-columns-repeated="5" table:style-name="ce2"/>
          <table:table-cell table:style-name="ce4"/>
          <table:table-cell table:number-columns-repeated="983" table:style-name="ce2"/>
          <table:table-cell table:number-columns-repeated="15360"/>
        </table:table-row>
        <table:table-row table:style-name="ro1"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table:style-name="ce6"/>
          <table:table-cell office:value-type="string" table:style-name="ce7">
            <office:annotation draw:style-name="a0" svg:x="4.26041666666667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1" svg:x="5.07291666666667in" svg:y="1.63541666666667in" svg:width="4.65625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office:value-type="string" table:style-name="ce6">
            <office:annotation draw:style-name="a2" svg:x="7.51041666666667in" svg:y="1.66666666666667in" svg:width="1.34375in" svg:height="0.854166666666667in">
              <dc:creator/>
              <text:p><text:span text:style-name="T1">umartinez:</text:span><text:span text:style-name="T1"/></text:p>
              <text:p><text:span text:style-name="T2">melva</text:span></text:p>
            </office:annotation>
            <text:p>Auxis</text:p>
          </table:table-cell>
          <table:table-cell office:value-type="string" table:style-name="ce7">
            <office:annotation draw:style-name="a3" svg:x="8.32291666666667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4" svg:x="9.13541666666667in" svg:y="1.63541666666667in" svg:width="4.65625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9">
            <office:annotation draw:style-name="a5" svg:x="9.94791666666667in" svg:y="1.63541666666667in" svg:width="3.75in" svg:height="1.10416666666667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yft Weight</text:p>
          </table:table-cell>
          <table:table-cell office:value-type="string" table:style-name="ce10">
            <text:p>FRI Weight</text:p>
          </table:table-cell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office:value-type="string" table:style-name="ce11">
            <text:p>yft</text:p>
          </table:table-cell>
          <table:table-cell office:value-type="string" table:style-name="ce7">
            <office:annotation draw:style-name="a6" svg:x="14.3541666666667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7" svg:x="15.2291666666667in" svg:y="1.63541666666667in" svg:width="4.76041666666667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9">
            <office:annotation draw:style-name="a8" svg:x="16.125in" svg:y="1.63541666666667in" svg:width="3.75in" svg:height="1.10416666666667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yft Weight</text:p>
          </table:table-cell>
          <table:table-cell office:value-type="string" table:style-name="ce10">
            <text:p>FRI Weight</text:p>
          </table:table-cell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office:value-type="string" table:style-name="ce11">
            <text:p>yft</text:p>
          </table:table-cell>
          <table:table-cell office:value-type="string" table:style-name="ce7">
            <office:annotation draw:style-name="a9" svg:x="20.5416666666667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10" svg:x="21.4166666666667in" svg:y="1.63541666666667in" svg:width="4.65625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9">
            <office:annotation draw:style-name="a11" svg:x="22.3125in" svg:y="1.63541666666667in" svg:width="3.75in" svg:height="1.10416666666667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yft Weight</text:p>
          </table:table-cell>
          <table:table-cell office:value-type="string" table:style-name="ce10">
            <text:p>FRI Weight</text:p>
          </table:table-cell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office:value-type="string" table:style-name="ce11">
            <text:p>yft</text:p>
          </table:table-cell>
          <table:table-cell office:value-type="string" table:style-name="ce7">
            <office:annotation draw:style-name="a12" svg:x="26.7604166666667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13" svg:x="27.6354166666667in" svg:y="1.63541666666667in" svg:width="4.65625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9">
            <office:annotation draw:style-name="a14" svg:x="28.5416666666667in" svg:y="1.63541666666667in" svg:width="3.75in" svg:height="1.10416666666667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yft Weight</text:p>
          </table:table-cell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office:value-type="string" table:style-name="ce11">
            <text:p>yft</text:p>
          </table:table-cell>
          <table:table-cell office:value-type="string" table:style-name="ce7">
            <office:annotation draw:style-name="a15" svg:x="32.09375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16" svg:x="32.9791666666667in" svg:y="1.63541666666667in" svg:width="4.65625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9">
            <office:annotation draw:style-name="a17" svg:x="33.875in" svg:y="1.63541666666667in" svg:width="3.75in" svg:height="1.10416666666667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yft Weight</text:p>
          </table:table-cell>
          <table:table-cell office:value-type="string" table:style-name="ce6">
            <text:p>skj</text:p>
          </table:table-cell>
          <table:table-cell office:value-type="string" table:style-name="ce6">
            <text:p>bet</text:p>
          </table:table-cell>
          <table:table-cell office:value-type="string" table:style-name="ce11">
            <text:p>yft</text:p>
          </table:table-cell>
          <table:table-cell office:value-type="string" table:style-name="ce7">
            <office:annotation draw:style-name="a18" svg:x="37.4166666666667in" svg:y="1.63541666666667in" svg:width="4.03125in" svg:height="1.10416666666667in">
              <dc:creator/>
              <text:p><text:span text:style-name="T1">Wild, A. and J. Hampton, 1994. A review of the biology and fisheries for skipjack tuna, Katsuwonus pelamis, in the Pacific Ocean. p. 1-51. In R.S. Shomura, J. Majkowski and S. Langi (eds.), Interactions of Pacific tuna fisheries. FAO Fisheries Technical Paper 336(2):439 p.</text:span><text:span text:style-name="T1"/></text:p>
              <text:p/>
            </office:annotation>
            <text:p>skj Weight</text:p>
          </table:table-cell>
          <table:table-cell office:value-type="string" table:style-name="ce8">
            <office:annotation draw:style-name="a19" svg:x="38.3125in" svg:y="1.63541666666667in" svg:width="4.65625in" svg:height="1.3125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bet Weight</text:p>
          </table:table-cell>
          <table:table-cell office:value-type="string" table:style-name="ce9">
            <office:annotation draw:style-name="a20" svg:x="39.1979166666667in" svg:y="1.63541666666667in" svg:width="3.75in" svg:height="1.10416666666667in">
              <dc:creator/>
              <text:p><text:span text:style-name="T1">van der Elst, R.P. and F. Adkin (eds.), 1991. Marine linefish: priority species and research objectives in southern Africa. Oceanogr. Res. Inst., Spec. Publ. No.1. 132 p.</text:span><text:span text:style-name="T1"/></text:p>
              <text:p/>
            </office:annotation>
            <text:p>yft Weight</text:p>
          </table:table-cell>
          <table:table-cell table:number-columns-repeated="16340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33" table:style-name="ce2">
            <text:p>33</text:p>
          </table:table-cell>
          <table:table-cell table:style-name="ce2"/>
          <table:table-cell office:value-type="float" office:value="4.55226583594321" table:style-name="ce12">
            <text:p>4,6</text:p>
          </table:table-cell>
          <table:table-cell office:value-type="float" office:value="0.79562829267202395" table:style-name="ce13">
            <text:p>0,80</text:p>
          </table:table-cell>
          <table:table-cell office:value-type="float" office:value="43" table:style-name="ce2">
            <text:p>43</text:p>
          </table:table-cell>
          <table:table-cell office:value-type="float" office:value="38" table:style-name="ce2">
            <text:p>38</text:p>
          </table:table-cell>
          <table:table-cell office:value-type="float" office:value="30" table:style-name="ce2">
            <text:p>30</text:p>
          </table:table-cell>
          <table:table-cell office:value-type="float" office:value="1.5401906544802" table:style-name="ce12">
            <text:p>1,5</text:p>
          </table:table-cell>
          <table:table-cell office:value-type="float" office:value="1.21097309512601" table:style-name="ce13">
            <text:p>1,21</text:p>
          </table:table-cell>
          <table:table-cell office:value-type="float" office:value="0" table:style-name="ce14">
            <text:p>0,0</text:p>
          </table:table-cell>
          <table:table-cell office:value-type="float" office:value="0.39868110825546399" table:style-name="ce14">
            <text:p>0,4</text:p>
          </table:table-cell>
          <table:table-cell table:number-columns-repeated="2" table:style-name="ce2"/>
          <table:table-cell office:value-type="float" office:value="146" table:style-name="ce15">
            <text:p>146</text:p>
          </table:table-cell>
          <table:table-cell office:value-type="float" office:value="0" table:formula="of:=7.48*10^-6*[.M12]^3.253" table:style-name="ce12">
            <text:p>0,0</text:p>
          </table:table-cell>
          <table:table-cell office:value-type="float" office:value="0" table:formula="of:=2.396*10^-5*[.N12]^2.9774" table:style-name="ce13">
            <text:p>0,00</text:p>
          </table:table-cell>
          <table:table-cell office:value-type="float" office:value="59.450858254884494" table:formula="of:=2.153*10^-5*[.O12]^2.976" table:style-name="ce14">
            <text:p>59,5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58" table:style-name="ce15">
            <text:p>158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75.205139399596419" table:formula="of:=2.153*10^-5*[.V12]^2.976" table:style-name="ce14">
            <text:p>75,2</text:p>
          </table:table-cell>
          <table:table-cell office:value-type="float" office:value="0" table:formula="of:=(0.00166*[.P12]^3.64257)/1000" table:style-name="ce14">
            <text:p>0,0</text:p>
          </table:table-cell>
          <table:table-cell table:number-columns-repeated="2" table:style-name="ce2"/>
          <table:table-cell office:value-type="float" office:value="167" table:style-name="ce15">
            <text:p>167</text:p>
          </table:table-cell>
          <table:table-cell office:value-type="float" office:value="0" table:formula="of:=7.48*10^-6*[.T12]^3.253" table:style-name="ce12">
            <text:p>0,0</text:p>
          </table:table-cell>
          <table:table-cell office:value-type="float" office:value="0" table:formula="of:=2.396*10^-5*[.U12]^2.9774" table:style-name="ce13">
            <text:p>0,00</text:p>
          </table:table-cell>
          <table:table-cell office:value-type="float" office:value="75.205139399596419" table:formula="of:=2.153*10^-5*[.V12]^2.976" table:style-name="ce14">
            <text:p>75,2</text:p>
          </table:table-cell>
          <table:table-cell table:number-columns-repeated="2" table:style-name="ce2"/>
          <table:table-cell office:value-type="float" office:value="140" table:style-name="ce15">
            <text:p>140</text:p>
          </table:table-cell>
          <table:table-cell office:value-type="float" office:value="0" table:formula="of:=7.48*10^-6*[.Z12]^3.253" table:style-name="ce12">
            <text:p>0,0</text:p>
          </table:table-cell>
          <table:table-cell office:value-type="float" office:value="0" table:formula="of:=2.396*10^-5*[.AA12]^2.9774" table:style-name="ce13">
            <text:p>0,00</text:p>
          </table:table-cell>
          <table:table-cell office:value-type="float" office:value="52.471208156577021" table:formula="of:=2.153*10^-5*[.AI12]^2.976" table:style-name="ce14">
            <text:p>52,5</text:p>
          </table:table-cell>
          <table:table-cell table:number-columns-repeated="2" table:style-name="ce2"/>
          <table:table-cell office:value-type="float" office:value="157" table:style-name="ce15">
            <text:p>157</text:p>
          </table:table-cell>
          <table:table-cell office:value-type="float" office:value="0" table:formula="of:=7.48*10^-6*[.AM12]^3.253" table:style-name="ce12">
            <text:p>0,0</text:p>
          </table:table-cell>
          <table:table-cell office:value-type="float" office:value="0" table:formula="of:=2.396*10^-5*[.AN12]^2.9774" table:style-name="ce13">
            <text:p>0,00</text:p>
          </table:table-cell>
          <table:table-cell office:value-type="float" office:value="73.797456786755205" table:formula="of:=2.153*10^-5*[.AO12]^2.976" table:style-name="ce14">
            <text:p>73,8</text:p>
          </table:table-cell>
          <table:table-cell table:number-columns-repeated="16340"/>
        </table:table-row>
        <table:table-row table:style-name="ro1"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3.6371168149644499" table:style-name="ce12">
            <text:p>3,6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2">
            <text:p>40</text:p>
          </table:table-cell>
          <table:table-cell office:value-type="float" office:value="1.1210752494171601" table:style-name="ce12">
            <text:p>1,1</text:p>
          </table:table-cell>
          <table:table-cell office:value-type="float" office:value="1.5184114454612101" table:style-name="ce13">
            <text:p>1,52</text:p>
          </table:table-cell>
          <table:table-cell office:value-type="float" office:value="0" table:style-name="ce14">
            <text:p>0,0</text:p>
          </table:table-cell>
          <table:table-cell office:value-type="float" office:value="1.13690388527491" table:style-name="ce14">
            <text:p>1,1</text:p>
          </table:table-cell>
          <table:table-cell table:number-columns-repeated="2" table:style-name="ce2"/>
          <table:table-cell office:value-type="float" office:value="137" table:style-name="ce4">
            <text:p>137</text:p>
          </table:table-cell>
          <table:table-cell office:value-type="float" office:value="0" table:formula="of:=7.48*10^-6*[.M13]^3.253" table:style-name="ce12">
            <text:p>0,0</text:p>
          </table:table-cell>
          <table:table-cell office:value-type="float" office:value="0" table:formula="of:=2.396*10^-5*[.N13]^2.9774" table:style-name="ce13">
            <text:p>0,00</text:p>
          </table:table-cell>
          <table:table-cell office:value-type="float" office:value="49.195393382442454" table:formula="of:=2.153*10^-5*[.O13]^2.976" table:style-name="ce14">
            <text:p>49,2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47" table:style-name="ce4">
            <text:p>147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0.670897298420513" table:formula="of:=2.153*10^-5*[.V13]^2.976" table:style-name="ce14">
            <text:p>60,7</text:p>
          </table:table-cell>
          <table:table-cell office:value-type="float" office:value="0" table:formula="of:=(0.00166*[.P13]^3.64257)/1000" table:style-name="ce14">
            <text:p>0,0</text:p>
          </table:table-cell>
          <table:table-cell table:number-columns-repeated="2" table:style-name="ce2"/>
          <table:table-cell office:value-type="float" office:value="170" table:style-name="ce4">
            <text:p>170</text:p>
          </table:table-cell>
          <table:table-cell office:value-type="float" office:value="0" table:formula="of:=7.48*10^-6*[.T13]^3.253" table:style-name="ce12">
            <text:p>0,0</text:p>
          </table:table-cell>
          <table:table-cell office:value-type="float" office:value="0" table:formula="of:=2.396*10^-5*[.U13]^2.9774" table:style-name="ce13">
            <text:p>0,00</text:p>
          </table:table-cell>
          <table:table-cell office:value-type="float" office:value="60.670897298420513" table:formula="of:=2.153*10^-5*[.V13]^2.976" table:style-name="ce14">
            <text:p>60,7</text:p>
          </table:table-cell>
          <table:table-cell table:number-columns-repeated="2" table:style-name="ce2"/>
          <table:table-cell office:value-type="float" office:value="190" table:style-name="ce4">
            <text:p>190</text:p>
          </table:table-cell>
          <table:table-cell office:value-type="float" office:value="0" table:formula="of:=7.48*10^-6*[.Z13]^3.253" table:style-name="ce12">
            <text:p>0,0</text:p>
          </table:table-cell>
          <table:table-cell office:value-type="float" office:value="0" table:formula="of:=2.396*10^-5*[.AA13]^2.9774" table:style-name="ce13">
            <text:p>0,00</text:p>
          </table:table-cell>
          <table:table-cell office:value-type="float" office:value="130.20112784768983" table:formula="of:=2.153*10^-5*[.AI13]^2.976" table:style-name="ce14">
            <text:p>130,2</text:p>
          </table:table-cell>
          <table:table-cell table:number-columns-repeated="2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AM13]^3.253" table:style-name="ce12">
            <text:p>0,0</text:p>
          </table:table-cell>
          <table:table-cell office:value-type="float" office:value="0" table:formula="of:=2.396*10^-5*[.AN13]^2.9774" table:style-name="ce13">
            <text:p>0,00</text:p>
          </table:table-cell>
          <table:table-cell office:value-type="float" office:value="67.020945065156596" table:formula="of:=2.153*10^-5*[.AO13]^2.976" table:style-name="ce14">
            <text:p>67,0</text:p>
          </table:table-cell>
          <table:table-cell table:number-columns-repeated="16340"/>
        </table:table-row>
        <table:table-row table:style-name="ro1"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float" office:value="2.85798848531216" table:style-name="ce12">
            <text:p>2,9</text:p>
          </table:table-cell>
          <table:table-cell office:value-type="float" office:value="0" table:style-name="ce13">
            <text:p>0,00</text:p>
          </table:table-cell>
          <table:table-cell office:value-type="float" office:value="44" table:style-name="ce2">
            <text:p>44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1.6597900411900499" table:style-name="ce12">
            <text:p>1,7</text:p>
          </table:table-cell>
          <table:table-cell office:value-type="float" office:value="1.0309126755315501" table:style-name="ce13">
            <text:p>1,03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M14]^3.253" table:style-name="ce12">
            <text:p>0,0</text:p>
          </table:table-cell>
          <table:table-cell office:value-type="float" office:value="0" table:formula="of:=2.396*10^-5*[.N14]^2.9774" table:style-name="ce13">
            <text:p>0,00</text:p>
          </table:table-cell>
          <table:table-cell office:value-type="float" office:value="58.247220283698617" table:formula="of:=2.153*10^-5*[.O14]^2.976" table:style-name="ce14">
            <text:p>58,2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67" table:style-name="ce4">
            <text:p>167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88.684607437311655" table:formula="of:=2.153*10^-5*[.V14]^2.976" table:style-name="ce14">
            <text:p>88,7</text:p>
          </table:table-cell>
          <table:table-cell office:value-type="float" office:value="0" table:formula="of:=(0.00166*[.P14]^3.64257)/1000" table:style-name="ce14">
            <text:p>0,0</text:p>
          </table:table-cell>
          <table:table-cell table:number-columns-repeated="2" table:style-name="ce2"/>
          <table:table-cell office:value-type="float" office:value="163" table:style-name="ce4">
            <text:p>163</text:p>
          </table:table-cell>
          <table:table-cell office:value-type="float" office:value="0" table:formula="of:=7.48*10^-6*[.T14]^3.253" table:style-name="ce12">
            <text:p>0,0</text:p>
          </table:table-cell>
          <table:table-cell office:value-type="float" office:value="0" table:formula="of:=2.396*10^-5*[.U14]^2.9774" table:style-name="ce13">
            <text:p>0,00</text:p>
          </table:table-cell>
          <table:table-cell office:value-type="float" office:value="88.684607437311655" table:formula="of:=2.153*10^-5*[.V14]^2.976" table:style-name="ce14">
            <text:p>88,7</text:p>
          </table:table-cell>
          <table:table-cell table:number-columns-repeated="2" table:style-name="ce2"/>
          <table:table-cell office:value-type="float" office:value="160" table:style-name="ce4">
            <text:p>160</text:p>
          </table:table-cell>
          <table:table-cell office:value-type="float" office:value="0" table:formula="of:=7.48*10^-6*[.Z14]^3.253" table:style-name="ce12">
            <text:p>0,0</text:p>
          </table:table-cell>
          <table:table-cell office:value-type="float" office:value="0" table:formula="of:=2.396*10^-5*[.AA14]^2.9774" table:style-name="ce13">
            <text:p>0,00</text:p>
          </table:table-cell>
          <table:table-cell office:value-type="float" office:value="78.073760520707566" table:formula="of:=2.153*10^-5*[.AI14]^2.976" table:style-name="ce14">
            <text:p>78,1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AM14]^3.253" table:style-name="ce12">
            <text:p>0,0</text:p>
          </table:table-cell>
          <table:table-cell office:value-type="float" office:value="0" table:formula="of:=2.396*10^-5*[.AN14]^2.9774" table:style-name="ce13">
            <text:p>0,00</text:p>
          </table:table-cell>
          <table:table-cell office:value-type="float" office:value="58.247220283698617" table:formula="of:=2.153*10^-5*[.AO14]^2.976" table:style-name="ce14">
            <text:p>58,2</text:p>
          </table:table-cell>
          <table:table-cell table:number-columns-repeated="16340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61" table:style-name="ce2">
            <text:p>61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2">
            <text:p>34</text:p>
          </table:table-cell>
          <table:table-cell office:value-type="float" office:value="4.8037406388501198" table:style-name="ce12">
            <text:p>4,8</text:p>
          </table:table-cell>
          <table:table-cell office:value-type="float" office:value="1.210973095126" table:style-name="ce13">
            <text:p>1,21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2" table:style-name="ce2"/>
          <table:table-cell office:value-type="float" office:value="136" table:style-name="ce4">
            <text:p>136</text:p>
          </table:table-cell>
          <table:table-cell office:value-type="float" office:value="0" table:formula="of:=7.48*10^-6*[.M15]^3.253" table:style-name="ce12">
            <text:p>0,0</text:p>
          </table:table-cell>
          <table:table-cell office:value-type="float" office:value="0" table:formula="of:=2.396*10^-5*[.N15]^2.9774" table:style-name="ce13">
            <text:p>0,00</text:p>
          </table:table-cell>
          <table:table-cell office:value-type="float" office:value="48.134428647321677" table:formula="of:=2.153*10^-5*[.O15]^2.976" table:style-name="ce14">
            <text:p>48,1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51" table:style-name="ce4">
            <text:p>151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5.717256549848031" table:formula="of:=2.153*10^-5*[.V15]^2.976" table:style-name="ce14">
            <text:p>65,7</text:p>
          </table:table-cell>
          <table:table-cell office:value-type="float" office:value="0" table:formula="of:=(0.00166*[.P15]^3.64257)/1000" table:style-name="ce14">
            <text:p>0,0</text:p>
          </table:table-cell>
          <table:table-cell table:number-columns-repeated="2" table:style-name="ce2"/>
          <table:table-cell office:value-type="float" office:value="153" table:style-name="ce4">
            <text:p>153</text:p>
          </table:table-cell>
          <table:table-cell office:value-type="float" office:value="0" table:formula="of:=7.48*10^-6*[.T15]^3.253" table:style-name="ce12">
            <text:p>0,0</text:p>
          </table:table-cell>
          <table:table-cell office:value-type="float" office:value="0" table:formula="of:=2.396*10^-5*[.U15]^2.9774" table:style-name="ce13">
            <text:p>0,00</text:p>
          </table:table-cell>
          <table:table-cell office:value-type="float" office:value="65.717256549848031" table:formula="of:=2.153*10^-5*[.V15]^2.976" table:style-name="ce14">
            <text:p>65,7</text:p>
          </table:table-cell>
          <table:table-cell table:number-columns-repeated="2" table:style-name="ce2"/>
          <table:table-cell office:value-type="float" office:value="157" table:style-name="ce4">
            <text:p>157</text:p>
          </table:table-cell>
          <table:table-cell office:value-type="float" office:value="0" table:formula="of:=7.48*10^-6*[.Z15]^3.253" table:style-name="ce12">
            <text:p>0,0</text:p>
          </table:table-cell>
          <table:table-cell office:value-type="float" office:value="0" table:formula="of:=2.396*10^-5*[.AA15]^2.9774" table:style-name="ce13">
            <text:p>0,00</text:p>
          </table:table-cell>
          <table:table-cell office:value-type="float" office:value="73.797456786755205" table:formula="of:=2.153*10^-5*[.AI15]^2.976" table:style-name="ce14">
            <text:p>73,8</text:p>
          </table:table-cell>
          <table:table-cell table:number-columns-repeated="2" table:style-name="ce2"/>
          <table:table-cell office:value-type="float" office:value="150" table:style-name="ce4">
            <text:p>150</text:p>
          </table:table-cell>
          <table:table-cell office:value-type="float" office:value="0" table:formula="of:=7.48*10^-6*[.AM15]^3.253" table:style-name="ce12">
            <text:p>0,0</text:p>
          </table:table-cell>
          <table:table-cell office:value-type="float" office:value="0" table:formula="of:=2.396*10^-5*[.AN15]^2.9774" table:style-name="ce13">
            <text:p>0,00</text:p>
          </table:table-cell>
          <table:table-cell office:value-type="float" office:value="64.430517084518243" table:formula="of:=2.153*10^-5*[.AO15]^2.976" table:style-name="ce14">
            <text:p>64,4</text:p>
          </table:table-cell>
          <table:table-cell table:number-columns-repeated="16340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1.5401906544802" table:style-name="ce12">
            <text:p>1,5</text:p>
          </table:table-cell>
          <table:table-cell office:value-type="float" office:value="1.0309126755315501" table:style-name="ce13">
            <text:p>1,03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2" table:style-name="ce2"/>
          <table:table-cell office:value-type="float" office:value="157" table:style-name="ce4">
            <text:p>157</text:p>
          </table:table-cell>
          <table:table-cell office:value-type="float" office:value="0" table:formula="of:=7.48*10^-6*[.M16]^3.253" table:style-name="ce12">
            <text:p>0,0</text:p>
          </table:table-cell>
          <table:table-cell office:value-type="float" office:value="0" table:formula="of:=2.396*10^-5*[.N16]^2.9774" table:style-name="ce13">
            <text:p>0,00</text:p>
          </table:table-cell>
          <table:table-cell office:value-type="float" office:value="73.797456786755205" table:formula="of:=2.153*10^-5*[.O16]^2.976" table:style-name="ce14">
            <text:p>73,8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57" table:style-name="ce4">
            <text:p>157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73.797456786755205" table:formula="of:=2.153*10^-5*[.V16]^2.976" table:style-name="ce14">
            <text:p>73,8</text:p>
          </table:table-cell>
          <table:table-cell office:value-type="float" office:value="0" table:formula="of:=(0.00166*[.P16]^3.64257)/1000" table:style-name="ce14">
            <text:p>0,0</text:p>
          </table:table-cell>
          <table:table-cell table:number-columns-repeated="2" table:style-name="ce2"/>
          <table:table-cell office:value-type="float" office:value="153" table:style-name="ce4">
            <text:p>153</text:p>
          </table:table-cell>
          <table:table-cell office:value-type="float" office:value="0" table:formula="of:=7.48*10^-6*[.T16]^3.253" table:style-name="ce12">
            <text:p>0,0</text:p>
          </table:table-cell>
          <table:table-cell office:value-type="float" office:value="0" table:formula="of:=2.396*10^-5*[.U16]^2.9774" table:style-name="ce13">
            <text:p>0,00</text:p>
          </table:table-cell>
          <table:table-cell office:value-type="float" office:value="73.797456786755205" table:formula="of:=2.153*10^-5*[.V16]^2.976" table:style-name="ce14">
            <text:p>73,8</text:p>
          </table:table-cell>
          <table:table-cell table:number-columns-repeated="2" table:style-name="ce2"/>
          <table:table-cell office:value-type="float" office:value="146" table:style-name="ce4">
            <text:p>146</text:p>
          </table:table-cell>
          <table:table-cell office:value-type="float" office:value="0" table:formula="of:=7.48*10^-6*[.Z16]^3.253" table:style-name="ce12">
            <text:p>0,0</text:p>
          </table:table-cell>
          <table:table-cell office:value-type="float" office:value="0" table:formula="of:=2.396*10^-5*[.AA16]^2.9774" table:style-name="ce13">
            <text:p>0,00</text:p>
          </table:table-cell>
          <table:table-cell office:value-type="float" office:value="59.450858254884494" table:formula="of:=2.153*10^-5*[.AI16]^2.976" table:style-name="ce14">
            <text:p>59,5</text:p>
          </table:table-cell>
          <table:table-cell table:number-columns-repeated="2" table:style-name="ce2"/>
          <table:table-cell office:value-type="float" office:value="146" table:style-name="ce4">
            <text:p>146</text:p>
          </table:table-cell>
          <table:table-cell office:value-type="float" office:value="0" table:formula="of:=7.48*10^-6*[.AM16]^3.253" table:style-name="ce12">
            <text:p>0,0</text:p>
          </table:table-cell>
          <table:table-cell office:value-type="float" office:value="0" table:formula="of:=2.396*10^-5*[.AN16]^2.9774" table:style-name="ce13">
            <text:p>0,00</text:p>
          </table:table-cell>
          <table:table-cell office:value-type="float" office:value="59.450858254884494" table:formula="of:=2.153*10^-5*[.AO16]^2.976" table:style-name="ce14">
            <text:p>59,5</text:p>
          </table:table-cell>
          <table:table-cell table:number-columns-repeated="1634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office:value-type="float" office:value="32" table:style-name="ce2">
            <text:p>32</text:p>
          </table:table-cell>
          <table:table-cell office:value-type="float" office:value="34" table:style-name="ce2">
            <text:p>34</text:p>
          </table:table-cell>
          <table:table-cell office:value-type="float" office:value="0.944630157189568" table:style-name="ce12">
            <text:p>0,9</text:p>
          </table:table-cell>
          <table:table-cell office:value-type="float" office:value="0.72597281648162304" table:style-name="ce13">
            <text:p>0,73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2" table:style-name="ce2"/>
          <table:table-cell office:value-type="float" office:value="195" table:style-name="ce4">
            <text:p>195</text:p>
          </table:table-cell>
          <table:table-cell office:value-type="float" office:value="0" table:formula="of:=7.48*10^-6*[.M17]^3.253" table:style-name="ce12">
            <text:p>0,0</text:p>
          </table:table-cell>
          <table:table-cell office:value-type="float" office:value="0" table:formula="of:=2.396*10^-5*[.N17]^2.9774" table:style-name="ce13">
            <text:p>0,00</text:p>
          </table:table-cell>
          <table:table-cell office:value-type="float" office:value="140.66531828885513" table:formula="of:=2.153*10^-5*[.O17]^2.976" table:style-name="ce14">
            <text:p>140,7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71" table:style-name="ce4">
            <text:p>171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95.156937051505736" table:formula="of:=2.153*10^-5*[.V17]^2.976" table:style-name="ce14">
            <text:p>95,2</text:p>
          </table:table-cell>
          <table:table-cell office:value-type="float" office:value="0" table:formula="of:=(0.00166*[.P17]^3.64257)/1000" table:style-name="ce14">
            <text:p>0,0</text:p>
          </table:table-cell>
          <table:table-cell table:number-columns-repeated="2" table:style-name="ce2"/>
          <table:table-cell office:value-type="float" office:value="155" table:style-name="ce4">
            <text:p>155</text:p>
          </table:table-cell>
          <table:table-cell office:value-type="float" office:value="0" table:formula="of:=7.48*10^-6*[.T17]^3.253" table:style-name="ce12">
            <text:p>0,0</text:p>
          </table:table-cell>
          <table:table-cell office:value-type="float" office:value="0" table:formula="of:=2.396*10^-5*[.U17]^2.9774" table:style-name="ce13">
            <text:p>0,00</text:p>
          </table:table-cell>
          <table:table-cell office:value-type="float" office:value="95.156937051505736" table:formula="of:=2.153*10^-5*[.V17]^2.976" table:style-name="ce14">
            <text:p>95,2</text:p>
          </table:table-cell>
          <table:table-cell table:number-columns-repeated="2" table:style-name="ce2"/>
          <table:table-cell office:value-type="float" office:value="172" table:style-name="ce4">
            <text:p>172</text:p>
          </table:table-cell>
          <table:table-cell office:value-type="float" office:value="0" table:formula="of:=7.48*10^-6*[.Z17]^3.253" table:style-name="ce12">
            <text:p>0,0</text:p>
          </table:table-cell>
          <table:table-cell office:value-type="float" office:value="0" table:formula="of:=2.396*10^-5*[.AA17]^2.9774" table:style-name="ce13">
            <text:p>0,00</text:p>
          </table:table-cell>
          <table:table-cell office:value-type="float" office:value="96.82258821688896" table:formula="of:=2.153*10^-5*[.AI17]^2.976" table:style-name="ce14">
            <text:p>96,8</text:p>
          </table:table-cell>
          <table:table-cell table:number-columns-repeated="2" table:style-name="ce2"/>
          <table:table-cell office:value-type="float" office:value="139" table:style-name="ce4">
            <text:p>139</text:p>
          </table:table-cell>
          <table:table-cell office:value-type="float" office:value="0" table:formula="of:=7.48*10^-6*[.AM17]^3.253" table:style-name="ce12">
            <text:p>0,0</text:p>
          </table:table-cell>
          <table:table-cell office:value-type="float" office:value="0" table:formula="of:=2.396*10^-5*[.AN17]^2.9774" table:style-name="ce13">
            <text:p>0,00</text:p>
          </table:table-cell>
          <table:table-cell office:value-type="float" office:value="51.363673348594155" table:formula="of:=2.153*10^-5*[.AO17]^2.976" table:style-name="ce14">
            <text:p>51,4</text:p>
          </table:table-cell>
          <table:table-cell table:number-columns-repeated="16340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51" table:style-name="ce2">
            <text:p>5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2" table:style-name="ce2"/>
          <table:table-cell office:value-type="float" office:value="136" table:style-name="ce4">
            <text:p>136</text:p>
          </table:table-cell>
          <table:table-cell office:value-type="float" office:value="0" table:formula="of:=7.48*10^-6*[.M18]^3.253" table:style-name="ce12">
            <text:p>0,0</text:p>
          </table:table-cell>
          <table:table-cell office:value-type="float" office:value="0" table:formula="of:=2.396*10^-5*[.N18]^2.9774" table:style-name="ce13">
            <text:p>0,00</text:p>
          </table:table-cell>
          <table:table-cell office:value-type="float" office:value="48.134428647321677" table:formula="of:=2.153*10^-5*[.O18]^2.976" table:style-name="ce14">
            <text:p>48,1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68" table:style-name="ce4">
            <text:p>168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90.274367079912366" table:formula="of:=2.153*10^-5*[.V18]^2.976" table:style-name="ce14">
            <text:p>90,3</text:p>
          </table:table-cell>
          <table:table-cell office:value-type="float" office:value="0" table:formula="of:=(0.00166*[.P18]^3.64257)/1000" table:style-name="ce14">
            <text:p>0,0</text:p>
          </table:table-cell>
          <table:table-cell table:number-columns-repeated="2" table:style-name="ce2"/>
          <table:table-cell office:value-type="float" office:value="187" table:style-name="ce4">
            <text:p>187</text:p>
          </table:table-cell>
          <table:table-cell office:value-type="float" office:value="0" table:formula="of:=7.48*10^-6*[.T18]^3.253" table:style-name="ce12">
            <text:p>0,0</text:p>
          </table:table-cell>
          <table:table-cell office:value-type="float" office:value="0" table:formula="of:=2.396*10^-5*[.U18]^2.9774" table:style-name="ce13">
            <text:p>0,00</text:p>
          </table:table-cell>
          <table:table-cell office:value-type="float" office:value="90.274367079912366" table:formula="of:=2.153*10^-5*[.V18]^2.976" table:style-name="ce14">
            <text:p>90,3</text:p>
          </table:table-cell>
          <table:table-cell table:number-columns-repeated="2" table:style-name="ce2"/>
          <table:table-cell office:value-type="float" office:value="149" table:style-name="ce4">
            <text:p>149</text:p>
          </table:table-cell>
          <table:table-cell office:value-type="float" office:value="0" table:formula="of:=7.48*10^-6*[.Z18]^3.253" table:style-name="ce12">
            <text:p>0,0</text:p>
          </table:table-cell>
          <table:table-cell office:value-type="float" office:value="0" table:formula="of:=2.396*10^-5*[.AA18]^2.9774" table:style-name="ce13">
            <text:p>0,00</text:p>
          </table:table-cell>
          <table:table-cell office:value-type="float" office:value="63.160617108946987" table:formula="of:=2.153*10^-5*[.AI18]^2.976" table:style-name="ce14">
            <text:p>63,2</text:p>
          </table:table-cell>
          <table:table-cell table:number-columns-repeated="2" table:style-name="ce2"/>
          <table:table-cell office:value-type="float" office:value="154" table:style-name="ce4">
            <text:p>154</text:p>
          </table:table-cell>
          <table:table-cell office:value-type="float" office:value="0" table:formula="of:=7.48*10^-6*[.AM18]^3.253" table:style-name="ce12">
            <text:p>0,0</text:p>
          </table:table-cell>
          <table:table-cell office:value-type="float" office:value="0" table:formula="of:=2.396*10^-5*[.AN18]^2.9774" table:style-name="ce13">
            <text:p>0,00</text:p>
          </table:table-cell>
          <table:table-cell office:value-type="float" office:value="69.679607399647566" table:formula="of:=2.153*10^-5*[.AO18]^2.976" table:style-name="ce14">
            <text:p>69,7</text:p>
          </table:table-cell>
          <table:table-cell table:number-columns-repeated="1634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38" table:style-name="ce2">
            <text:p>3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2" table:style-name="ce2"/>
          <table:table-cell office:value-type="float" office:value="160" table:style-name="ce4">
            <text:p>160</text:p>
          </table:table-cell>
          <table:table-cell office:value-type="float" office:value="0" table:formula="of:=7.48*10^-6*[.M19]^3.253" table:style-name="ce12">
            <text:p>0,0</text:p>
          </table:table-cell>
          <table:table-cell office:value-type="float" office:value="0" table:formula="of:=2.396*10^-5*[.N19]^2.9774" table:style-name="ce13">
            <text:p>0,00</text:p>
          </table:table-cell>
          <table:table-cell office:value-type="float" office:value="78.073760520707566" table:formula="of:=2.153*10^-5*[.O19]^2.976" table:style-name="ce14">
            <text:p>78,1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30" table:style-name="ce4">
            <text:p>130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42.086173990254565" table:formula="of:=2.153*10^-5*[.V19]^2.976" table:style-name="ce14">
            <text:p>42,1</text:p>
          </table:table-cell>
          <table:table-cell office:value-type="float" office:value="0" table:formula="of:=(0.00166*[.P19]^3.64257)/1000" table:style-name="ce14">
            <text:p>0,0</text:p>
          </table:table-cell>
          <table:table-cell table:number-columns-repeated="2" table:style-name="ce2"/>
          <table:table-cell office:value-type="float" office:value="169" table:style-name="ce4">
            <text:p>169</text:p>
          </table:table-cell>
          <table:table-cell office:value-type="float" office:value="0" table:formula="of:=7.48*10^-6*[.T19]^3.253" table:style-name="ce12">
            <text:p>0,0</text:p>
          </table:table-cell>
          <table:table-cell office:value-type="float" office:value="0" table:formula="of:=2.396*10^-5*[.U19]^2.9774" table:style-name="ce13">
            <text:p>0,00</text:p>
          </table:table-cell>
          <table:table-cell office:value-type="float" office:value="42.086173990254565" table:formula="of:=2.153*10^-5*[.V19]^2.976" table:style-name="ce14">
            <text:p>42,1</text:p>
          </table:table-cell>
          <table:table-cell table:number-columns-repeated="2" table:style-name="ce2"/>
          <table:table-cell office:value-type="float" office:value="165" table:style-name="ce4">
            <text:p>165</text:p>
          </table:table-cell>
          <table:table-cell office:value-type="float" office:value="0" table:formula="of:=7.48*10^-6*[.Z19]^3.253" table:style-name="ce12">
            <text:p>0,0</text:p>
          </table:table-cell>
          <table:table-cell office:value-type="float" office:value="0" table:formula="of:=2.396*10^-5*[.AA19]^2.9774" table:style-name="ce13">
            <text:p>0,00</text:p>
          </table:table-cell>
          <table:table-cell office:value-type="float" office:value="85.561078022228912" table:formula="of:=2.153*10^-5*[.AI19]^2.976" table:style-name="ce14">
            <text:p>85,6</text:p>
          </table:table-cell>
          <table:table-cell table:number-columns-repeated="2" table:style-name="ce2"/>
          <table:table-cell office:value-type="float" office:value="148" table:style-name="ce4">
            <text:p>148</text:p>
          </table:table-cell>
          <table:table-cell office:value-type="float" office:value="0" table:formula="of:=7.48*10^-6*[.AM19]^3.253" table:style-name="ce12">
            <text:p>0,0</text:p>
          </table:table-cell>
          <table:table-cell office:value-type="float" office:value="0" table:formula="of:=2.396*10^-5*[.AN19]^2.9774" table:style-name="ce13">
            <text:p>0,00</text:p>
          </table:table-cell>
          <table:table-cell office:value-type="float" office:value="61.907447045382163" table:formula="of:=2.153*10^-5*[.AO19]^2.976" table:style-name="ce14">
            <text:p>61,9</text:p>
          </table:table-cell>
          <table:table-cell table:number-columns-repeated="1634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2" table:style-name="ce2"/>
          <table:table-cell office:value-type="float" office:value="154" table:style-name="ce4">
            <text:p>154</text:p>
          </table:table-cell>
          <table:table-cell office:value-type="float" office:value="0" table:formula="of:=7.48*10^-6*[.M20]^3.253" table:style-name="ce12">
            <text:p>0,0</text:p>
          </table:table-cell>
          <table:table-cell office:value-type="float" office:value="0" table:formula="of:=2.396*10^-5*[.N20]^2.9774" table:style-name="ce13">
            <text:p>0,00</text:p>
          </table:table-cell>
          <table:table-cell office:value-type="float" office:value="69.679607399647566" table:formula="of:=2.153*10^-5*[.O20]^2.976" table:style-name="ce14">
            <text:p>69,7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71" table:style-name="ce4">
            <text:p>171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95.156937051505736" table:formula="of:=2.153*10^-5*[.V20]^2.976" table:style-name="ce14">
            <text:p>95,2</text:p>
          </table:table-cell>
          <table:table-cell office:value-type="float" office:value="0" table:formula="of:=(0.00166*[.P20]^3.64257)/1000" table:style-name="ce14">
            <text:p>0,0</text:p>
          </table:table-cell>
          <table:table-cell table:number-columns-repeated="2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T20]^3.253" table:style-name="ce12">
            <text:p>0,0</text:p>
          </table:table-cell>
          <table:table-cell office:value-type="float" office:value="0" table:formula="of:=2.396*10^-5*[.U20]^2.9774" table:style-name="ce13">
            <text:p>0,00</text:p>
          </table:table-cell>
          <table:table-cell office:value-type="float" office:value="95.156937051505736" table:formula="of:=2.153*10^-5*[.V20]^2.976" table:style-name="ce14">
            <text:p>95,2</text:p>
          </table:table-cell>
          <table:table-cell table:number-columns-repeated="2" table:style-name="ce2"/>
          <table:table-cell office:value-type="float" office:value="166" table:style-name="ce4">
            <text:p>166</text:p>
          </table:table-cell>
          <table:table-cell office:value-type="float" office:value="0" table:formula="of:=7.48*10^-6*[.Z20]^3.253" table:style-name="ce12">
            <text:p>0,0</text:p>
          </table:table-cell>
          <table:table-cell office:value-type="float" office:value="0" table:formula="of:=2.396*10^-5*[.AA20]^2.9774" table:style-name="ce13">
            <text:p>0,00</text:p>
          </table:table-cell>
          <table:table-cell office:value-type="float" office:value="87.113547516377494" table:formula="of:=2.153*10^-5*[.AI20]^2.976" table:style-name="ce14">
            <text:p>87,1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AM20]^3.253" table:style-name="ce12">
            <text:p>0,0</text:p>
          </table:table-cell>
          <table:table-cell office:value-type="float" office:value="0" table:formula="of:=2.396*10^-5*[.AN20]^2.9774" table:style-name="ce13">
            <text:p>0,00</text:p>
          </table:table-cell>
          <table:table-cell office:value-type="float" office:value="58.247220283698617" table:formula="of:=2.153*10^-5*[.AO20]^2.976" table:style-name="ce14">
            <text:p>58,2</text:p>
          </table:table-cell>
          <table:table-cell table:number-columns-repeated="16340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6415885608087601" table:style-name="ce14">
            <text:p>0,6</text:p>
          </table:table-cell>
          <table:table-cell table:number-columns-repeated="2" table:style-name="ce2"/>
          <table:table-cell office:value-type="float" office:value="178" table:style-name="ce4">
            <text:p>178</text:p>
          </table:table-cell>
          <table:table-cell office:value-type="float" office:value="0" table:formula="of:=7.48*10^-6*[.M21]^3.253" table:style-name="ce12">
            <text:p>0,0</text:p>
          </table:table-cell>
          <table:table-cell office:value-type="float" office:value="0" table:formula="of:=2.396*10^-5*[.N21]^2.9774" table:style-name="ce13">
            <text:p>0,00</text:p>
          </table:table-cell>
          <table:table-cell office:value-type="float" office:value="107.22448196278197" table:formula="of:=2.153*10^-5*[.O21]^2.976" table:style-name="ce14">
            <text:p>107,2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30" table:style-name="ce4">
            <text:p>130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42.086173990254565" table:formula="of:=2.153*10^-5*[.V21]^2.976" table:style-name="ce14">
            <text:p>42,1</text:p>
          </table:table-cell>
          <table:table-cell office:value-type="float" office:value="0" table:formula="of:=(0.00166*[.P21]^3.64257)/1000" table:style-name="ce14">
            <text:p>0,0</text:p>
          </table:table-cell>
          <table:table-cell table:number-columns-repeated="2" table:style-name="ce2"/>
          <table:table-cell office:value-type="float" office:value="172" table:style-name="ce4">
            <text:p>172</text:p>
          </table:table-cell>
          <table:table-cell office:value-type="float" office:value="0" table:formula="of:=7.48*10^-6*[.T21]^3.253" table:style-name="ce12">
            <text:p>0,0</text:p>
          </table:table-cell>
          <table:table-cell office:value-type="float" office:value="0" table:formula="of:=2.396*10^-5*[.U21]^2.9774" table:style-name="ce13">
            <text:p>0,00</text:p>
          </table:table-cell>
          <table:table-cell office:value-type="float" office:value="42.086173990254565" table:formula="of:=2.153*10^-5*[.V21]^2.976" table:style-name="ce14">
            <text:p>42,1</text:p>
          </table:table-cell>
          <table:table-cell table:number-columns-repeated="2" table:style-name="ce2"/>
          <table:table-cell office:value-type="float" office:value="154" table:style-name="ce4">
            <text:p>154</text:p>
          </table:table-cell>
          <table:table-cell office:value-type="float" office:value="0" table:formula="of:=7.48*10^-6*[.Z21]^3.253" table:style-name="ce12">
            <text:p>0,0</text:p>
          </table:table-cell>
          <table:table-cell office:value-type="float" office:value="0" table:formula="of:=2.396*10^-5*[.AA21]^2.9774" table:style-name="ce13">
            <text:p>0,00</text:p>
          </table:table-cell>
          <table:table-cell office:value-type="float" office:value="69.679607399647566" table:formula="of:=2.153*10^-5*[.AI21]^2.976" table:style-name="ce14">
            <text:p>69,7</text:p>
          </table:table-cell>
          <table:table-cell table:number-columns-repeated="2" table:style-name="ce2"/>
          <table:table-cell office:value-type="float" office:value="143" table:style-name="ce4">
            <text:p>143</text:p>
          </table:table-cell>
          <table:table-cell office:value-type="float" office:value="0" table:formula="of:=7.48*10^-6*[.AM21]^3.253" table:style-name="ce12">
            <text:p>0,0</text:p>
          </table:table-cell>
          <table:table-cell office:value-type="float" office:value="0" table:formula="of:=2.396*10^-5*[.AN21]^2.9774" table:style-name="ce13">
            <text:p>0,00</text:p>
          </table:table-cell>
          <table:table-cell office:value-type="float" office:value="55.888708943832569" table:formula="of:=2.153*10^-5*[.AO21]^2.976" table:style-name="ce14">
            <text:p>55,9</text:p>
          </table:table-cell>
          <table:table-cell table:number-columns-repeated="16340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2" table:style-name="ce2"/>
          <table:table-cell office:value-type="float" office:value="147" table:style-name="ce4">
            <text:p>147</text:p>
          </table:table-cell>
          <table:table-cell office:value-type="float" office:value="0" table:formula="of:=7.48*10^-6*[.M22]^3.253" table:style-name="ce12">
            <text:p>0,0</text:p>
          </table:table-cell>
          <table:table-cell office:value-type="float" office:value="0" table:formula="of:=2.396*10^-5*[.N22]^2.9774" table:style-name="ce13">
            <text:p>0,00</text:p>
          </table:table-cell>
          <table:table-cell office:value-type="float" office:value="60.670897298420513" table:formula="of:=2.153*10^-5*[.O22]^2.976" table:style-name="ce14">
            <text:p>60,7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37" table:style-name="ce4">
            <text:p>137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49.195393382442454" table:formula="of:=2.153*10^-5*[.V22]^2.976" table:style-name="ce14">
            <text:p>49,2</text:p>
          </table:table-cell>
          <table:table-cell office:value-type="float" office:value="0" table:formula="of:=(0.00166*[.P22]^3.64257)/1000" table:style-name="ce14">
            <text:p>0,0</text:p>
          </table:table-cell>
          <table:table-cell table:number-columns-repeated="2" table:style-name="ce2"/>
          <table:table-cell office:value-type="float" office:value="148" table:style-name="ce4">
            <text:p>148</text:p>
          </table:table-cell>
          <table:table-cell office:value-type="float" office:value="0" table:formula="of:=7.48*10^-6*[.T22]^3.253" table:style-name="ce12">
            <text:p>0,0</text:p>
          </table:table-cell>
          <table:table-cell office:value-type="float" office:value="0" table:formula="of:=2.396*10^-5*[.U22]^2.9774" table:style-name="ce13">
            <text:p>0,00</text:p>
          </table:table-cell>
          <table:table-cell office:value-type="float" office:value="49.195393382442454" table:formula="of:=2.153*10^-5*[.V22]^2.976" table:style-name="ce14">
            <text:p>49,2</text:p>
          </table:table-cell>
          <table:table-cell table:number-columns-repeated="2" table:style-name="ce2"/>
          <table:table-cell office:value-type="float" office:value="161" table:style-name="ce4">
            <text:p>161</text:p>
          </table:table-cell>
          <table:table-cell office:value-type="float" office:value="0" table:formula="of:=7.48*10^-6*[.Z22]^3.253" table:style-name="ce12">
            <text:p>0,0</text:p>
          </table:table-cell>
          <table:table-cell office:value-type="float" office:value="0" table:formula="of:=2.396*10^-5*[.AA22]^2.9774" table:style-name="ce13">
            <text:p>0,00</text:p>
          </table:table-cell>
          <table:table-cell office:value-type="float" office:value="79.534917860703459" table:formula="of:=2.153*10^-5*[.AI22]^2.976" table:style-name="ce14">
            <text:p>79,5</text:p>
          </table:table-cell>
          <table:table-cell table:number-columns-repeated="2" table:style-name="ce2"/>
          <table:table-cell office:value-type="float" office:value="148" table:style-name="ce4">
            <text:p>148</text:p>
          </table:table-cell>
          <table:table-cell office:value-type="float" office:value="0" table:formula="of:=7.48*10^-6*[.AM22]^3.253" table:style-name="ce12">
            <text:p>0,0</text:p>
          </table:table-cell>
          <table:table-cell office:value-type="float" office:value="0" table:formula="of:=2.396*10^-5*[.AN22]^2.9774" table:style-name="ce13">
            <text:p>0,00</text:p>
          </table:table-cell>
          <table:table-cell office:value-type="float" office:value="61.907447045382163" table:formula="of:=2.153*10^-5*[.AO22]^2.976" table:style-name="ce14">
            <text:p>61,9</text:p>
          </table:table-cell>
          <table:table-cell table:number-columns-repeated="16340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2" table:style-name="ce2"/>
          <table:table-cell office:value-type="float" office:value="166" table:style-name="ce4">
            <text:p>166</text:p>
          </table:table-cell>
          <table:table-cell office:value-type="float" office:value="0" table:formula="of:=7.48*10^-6*[.M23]^3.253" table:style-name="ce12">
            <text:p>0,0</text:p>
          </table:table-cell>
          <table:table-cell office:value-type="float" office:value="0" table:formula="of:=2.396*10^-5*[.N23]^2.9774" table:style-name="ce13">
            <text:p>0,00</text:p>
          </table:table-cell>
          <table:table-cell office:value-type="float" office:value="87.113547516377494" table:formula="of:=2.153*10^-5*[.O23]^2.976" table:style-name="ce14">
            <text:p>87,1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50" table:style-name="ce4">
            <text:p>150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4.430517084518243" table:formula="of:=2.153*10^-5*[.V23]^2.976" table:style-name="ce14">
            <text:p>64,4</text:p>
          </table:table-cell>
          <table:table-cell office:value-type="float" office:value="0" table:formula="of:=(0.00166*[.P23]^3.64257)/1000" table:style-name="ce14">
            <text:p>0,0</text:p>
          </table:table-cell>
          <table:table-cell table:number-columns-repeated="2" table:style-name="ce2"/>
          <table:table-cell office:value-type="float" office:value="156" table:style-name="ce4">
            <text:p>156</text:p>
          </table:table-cell>
          <table:table-cell office:value-type="float" office:value="0" table:formula="of:=7.48*10^-6*[.T23]^3.253" table:style-name="ce12">
            <text:p>0,0</text:p>
          </table:table-cell>
          <table:table-cell office:value-type="float" office:value="0" table:formula="of:=2.396*10^-5*[.U23]^2.9774" table:style-name="ce13">
            <text:p>0,00</text:p>
          </table:table-cell>
          <table:table-cell office:value-type="float" office:value="64.430517084518243" table:formula="of:=2.153*10^-5*[.V23]^2.976" table:style-name="ce14">
            <text:p>64,4</text:p>
          </table:table-cell>
          <table:table-cell table:number-columns-repeated="2" table:style-name="ce2"/>
          <table:table-cell office:value-type="float" office:value="171" table:style-name="ce4">
            <text:p>171</text:p>
          </table:table-cell>
          <table:table-cell office:value-type="float" office:value="0" table:formula="of:=7.48*10^-6*[.Z23]^3.253" table:style-name="ce12">
            <text:p>0,0</text:p>
          </table:table-cell>
          <table:table-cell office:value-type="float" office:value="0" table:formula="of:=2.396*10^-5*[.AA23]^2.9774" table:style-name="ce13">
            <text:p>0,00</text:p>
          </table:table-cell>
          <table:table-cell office:value-type="float" office:value="95.156937051505736" table:formula="of:=2.153*10^-5*[.AI23]^2.976" table:style-name="ce14">
            <text:p>95,2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AM23]^3.253" table:style-name="ce12">
            <text:p>0,0</text:p>
          </table:table-cell>
          <table:table-cell office:value-type="float" office:value="0" table:formula="of:=2.396*10^-5*[.AN23]^2.9774" table:style-name="ce13">
            <text:p>0,00</text:p>
          </table:table-cell>
          <table:table-cell office:value-type="float" office:value="58.247220283698617" table:formula="of:=2.153*10^-5*[.AO23]^2.976" table:style-name="ce14">
            <text:p>58,2</text:p>
          </table:table-cell>
          <table:table-cell table:number-columns-repeated="16340"/>
        </table:table-row>
        <table:table-row table:style-name="ro1"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2" table:style-name="ce2"/>
          <table:table-cell office:value-type="float" office:value="137" table:style-name="ce4">
            <text:p>137</text:p>
          </table:table-cell>
          <table:table-cell office:value-type="float" office:value="0" table:formula="of:=7.48*10^-6*[.M24]^3.253" table:style-name="ce12">
            <text:p>0,0</text:p>
          </table:table-cell>
          <table:table-cell office:value-type="float" office:value="0" table:formula="of:=2.396*10^-5*[.N24]^2.9774" table:style-name="ce13">
            <text:p>0,00</text:p>
          </table:table-cell>
          <table:table-cell office:value-type="float" office:value="49.195393382442454" table:formula="of:=2.153*10^-5*[.O24]^2.976" table:style-name="ce14">
            <text:p>49,2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64" table:style-name="ce4">
            <text:p>164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84.027089644182738" table:formula="of:=2.153*10^-5*[.V24]^2.976" table:style-name="ce14">
            <text:p>84,0</text:p>
          </table:table-cell>
          <table:table-cell office:value-type="float" office:value="0" table:formula="of:=(0.00166*[.P24]^3.64257)/1000" table:style-name="ce14">
            <text:p>0,0</text:p>
          </table:table-cell>
          <table:table-cell table:number-columns-repeated="2" table:style-name="ce2"/>
          <table:table-cell office:value-type="float" office:value="163" table:style-name="ce4">
            <text:p>163</text:p>
          </table:table-cell>
          <table:table-cell office:value-type="float" office:value="0" table:formula="of:=7.48*10^-6*[.T24]^3.253" table:style-name="ce12">
            <text:p>0,0</text:p>
          </table:table-cell>
          <table:table-cell office:value-type="float" office:value="0" table:formula="of:=2.396*10^-5*[.U24]^2.9774" table:style-name="ce13">
            <text:p>0,00</text:p>
          </table:table-cell>
          <table:table-cell office:value-type="float" office:value="84.027089644182738" table:formula="of:=2.153*10^-5*[.V24]^2.976" table:style-name="ce14">
            <text:p>84,0</text:p>
          </table:table-cell>
          <table:table-cell table:number-columns-repeated="2" table:style-name="ce2"/>
          <table:table-cell office:value-type="float" office:value="149" table:style-name="ce4">
            <text:p>149</text:p>
          </table:table-cell>
          <table:table-cell office:value-type="float" office:value="0" table:formula="of:=7.48*10^-6*[.Z24]^3.253" table:style-name="ce12">
            <text:p>0,0</text:p>
          </table:table-cell>
          <table:table-cell office:value-type="float" office:value="0" table:formula="of:=2.396*10^-5*[.AA24]^2.9774" table:style-name="ce13">
            <text:p>0,00</text:p>
          </table:table-cell>
          <table:table-cell office:value-type="float" office:value="63.160617108946987" table:formula="of:=2.153*10^-5*[.AI24]^2.976" table:style-name="ce14">
            <text:p>63,2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AM24]^3.253" table:style-name="ce12">
            <text:p>0,0</text:p>
          </table:table-cell>
          <table:table-cell office:value-type="float" office:value="0" table:formula="of:=2.396*10^-5*[.AN24]^2.9774" table:style-name="ce13">
            <text:p>0,00</text:p>
          </table:table-cell>
          <table:table-cell office:value-type="float" office:value="58.247220283698617" table:formula="of:=2.153*10^-5*[.AO24]^2.976" table:style-name="ce14">
            <text:p>58,2</text:p>
          </table:table-cell>
          <table:table-cell table:number-columns-repeated="16340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6415885608087601" table:style-name="ce14">
            <text:p>0,6</text:p>
          </table:table-cell>
          <table:table-cell table:number-columns-repeated="2" table:style-name="ce2"/>
          <table:table-cell office:value-type="float" office:value="160" table:style-name="ce4">
            <text:p>160</text:p>
          </table:table-cell>
          <table:table-cell office:value-type="float" office:value="0" table:formula="of:=7.48*10^-6*[.M25]^3.253" table:style-name="ce12">
            <text:p>0,0</text:p>
          </table:table-cell>
          <table:table-cell office:value-type="float" office:value="0" table:formula="of:=2.396*10^-5*[.N25]^2.9774" table:style-name="ce13">
            <text:p>0,00</text:p>
          </table:table-cell>
          <table:table-cell office:value-type="float" office:value="78.073760520707566" table:formula="of:=2.153*10^-5*[.O25]^2.976" table:style-name="ce14">
            <text:p>78,1</text:p>
          </table:table-cell>
          <table:table-cell office:value-type="float" office:value="0" table:formula="of:=(0.00166*[.#REF!]^3.64257)/1000" table:style-name="ce14">
            <text:p>#¡REF!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58.247220283698617" table:formula="of:=2.153*10^-5*[.V25]^2.976" table:style-name="ce14">
            <text:p>58,2</text:p>
          </table:table-cell>
          <table:table-cell office:value-type="float" office:value="0" table:formula="of:=(0.00166*[.P25]^3.64257)/1000" table:style-name="ce14">
            <text:p>0,0</text:p>
          </table:table-cell>
          <table:table-cell table:number-columns-repeated="2" table:style-name="ce2"/>
          <table:table-cell office:value-type="float" office:value="162" table:style-name="ce4">
            <text:p>162</text:p>
          </table:table-cell>
          <table:table-cell office:value-type="float" office:value="0" table:formula="of:=7.48*10^-6*[.T25]^3.253" table:style-name="ce12">
            <text:p>0,0</text:p>
          </table:table-cell>
          <table:table-cell office:value-type="float" office:value="0" table:formula="of:=2.396*10^-5*[.U25]^2.9774" table:style-name="ce13">
            <text:p>0,00</text:p>
          </table:table-cell>
          <table:table-cell office:value-type="float" office:value="58.247220283698617" table:formula="of:=2.153*10^-5*[.V25]^2.976" table:style-name="ce14">
            <text:p>58,2</text:p>
          </table:table-cell>
          <table:table-cell table:number-columns-repeated="2" table:style-name="ce2"/>
          <table:table-cell office:value-type="float" office:value="146" table:style-name="ce4">
            <text:p>146</text:p>
          </table:table-cell>
          <table:table-cell office:value-type="float" office:value="0" table:formula="of:=7.48*10^-6*[.Z25]^3.253" table:style-name="ce12">
            <text:p>0,0</text:p>
          </table:table-cell>
          <table:table-cell office:value-type="float" office:value="0" table:formula="of:=2.396*10^-5*[.AA25]^2.9774" table:style-name="ce13">
            <text:p>0,00</text:p>
          </table:table-cell>
          <table:table-cell office:value-type="float" office:value="59.450858254884494" table:formula="of:=2.153*10^-5*[.AI25]^2.976" table:style-name="ce14">
            <text:p>59,5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AM25]^3.253" table:style-name="ce12">
            <text:p>0,0</text:p>
          </table:table-cell>
          <table:table-cell office:value-type="float" office:value="0" table:formula="of:=2.396*10^-5*[.AN25]^2.9774" table:style-name="ce13">
            <text:p>0,00</text:p>
          </table:table-cell>
          <table:table-cell office:value-type="float" office:value="58.247220283698617" table:formula="of:=2.153*10^-5*[.AO25]^2.976" table:style-name="ce14">
            <text:p>58,2</text:p>
          </table:table-cell>
          <table:table-cell table:number-columns-repeated="16340"/>
        </table:table-row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9" table:style-name="ce2"/>
          <table:table-cell office:value-type="float" office:value="143" table:style-name="ce4">
            <text:p>143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55.888708943832569" table:formula="of:=2.153*10^-5*[.V26]^2.976" table:style-name="ce14">
            <text:p>55,9</text:p>
          </table:table-cell>
          <table:table-cell office:value-type="float" office:value="0" table:formula="of:=(0.00166*[.P26]^3.64257)/1000" table:style-name="ce14">
            <text:p>0,0</text:p>
          </table:table-cell>
          <table:table-cell table:number-columns-repeated="2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T26]^3.253" table:style-name="ce12">
            <text:p>0,0</text:p>
          </table:table-cell>
          <table:table-cell office:value-type="float" office:value="0" table:formula="of:=2.396*10^-5*[.U26]^2.9774" table:style-name="ce13">
            <text:p>0,00</text:p>
          </table:table-cell>
          <table:table-cell office:value-type="float" office:value="55.888708943832569" table:formula="of:=2.153*10^-5*[.V26]^2.976" table:style-name="ce14">
            <text:p>55,9</text:p>
          </table:table-cell>
          <table:table-cell table:number-columns-repeated="2" table:style-name="ce2"/>
          <table:table-cell office:value-type="float" office:value="157" table:style-name="ce4">
            <text:p>157</text:p>
          </table:table-cell>
          <table:table-cell office:value-type="float" office:value="0" table:formula="of:=7.48*10^-6*[.Z26]^3.253" table:style-name="ce12">
            <text:p>0,0</text:p>
          </table:table-cell>
          <table:table-cell office:value-type="float" office:value="0" table:formula="of:=2.396*10^-5*[.AA26]^2.9774" table:style-name="ce13">
            <text:p>0,00</text:p>
          </table:table-cell>
          <table:table-cell office:value-type="float" office:value="73.797456786755205" table:formula="of:=2.153*10^-5*[.AI26]^2.976" table:style-name="ce14">
            <text:p>73,8</text:p>
          </table:table-cell>
          <table:table-cell table:number-columns-repeated="2" table:style-name="ce2"/>
          <table:table-cell office:value-type="float" office:value="137" table:style-name="ce4">
            <text:p>137</text:p>
          </table:table-cell>
          <table:table-cell office:value-type="float" office:value="0" table:formula="of:=7.48*10^-6*[.AM26]^3.253" table:style-name="ce12">
            <text:p>0,0</text:p>
          </table:table-cell>
          <table:table-cell office:value-type="float" office:value="0" table:formula="of:=2.396*10^-5*[.AN26]^2.9774" table:style-name="ce13">
            <text:p>0,00</text:p>
          </table:table-cell>
          <table:table-cell office:value-type="float" office:value="49.195393382442454" table:formula="of:=2.153*10^-5*[.AO26]^2.976" table:style-name="ce14">
            <text:p>49,2</text:p>
          </table:table-cell>
          <table:table-cell table:number-columns-repeated="16340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50" table:style-name="ce2">
            <text:p>50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35236694669737401" table:style-name="ce14">
            <text:p>0,4</text:p>
          </table:table-cell>
          <table:table-cell table:number-columns-repeated="9" table:style-name="ce2"/>
          <table:table-cell office:value-type="float" office:value="150" table:style-name="ce4">
            <text:p>150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4.430517084518243" table:formula="of:=2.153*10^-5*[.V27]^2.976" table:style-name="ce14">
            <text:p>64,4</text:p>
          </table:table-cell>
          <table:table-cell office:value-type="float" office:value="0" table:formula="of:=(0.00166*[.P27]^3.64257)/1000" table:style-name="ce14">
            <text:p>0,0</text:p>
          </table:table-cell>
          <table:table-cell table:number-columns-repeated="2" table:style-name="ce2"/>
          <table:table-cell office:value-type="float" office:value="155" table:style-name="ce16">
            <text:p>155</text:p>
          </table:table-cell>
          <table:table-cell office:value-type="float" office:value="0" table:formula="of:=7.48*10^-6*[.T27]^3.253" table:style-name="ce12">
            <text:p>0,0</text:p>
          </table:table-cell>
          <table:table-cell office:value-type="float" office:value="0" table:formula="of:=2.396*10^-5*[.U27]^2.9774" table:style-name="ce13">
            <text:p>0,00</text:p>
          </table:table-cell>
          <table:table-cell office:value-type="float" office:value="64.430517084518243" table:formula="of:=2.153*10^-5*[.V27]^2.976" table:style-name="ce14">
            <text:p>64,4</text:p>
          </table:table-cell>
          <table:table-cell table:number-columns-repeated="2" table:style-name="ce2"/>
          <table:table-cell office:value-type="float" office:value="150" table:style-name="ce4">
            <text:p>150</text:p>
          </table:table-cell>
          <table:table-cell office:value-type="float" office:value="0" table:formula="of:=7.48*10^-6*[.Z27]^3.253" table:style-name="ce12">
            <text:p>0,0</text:p>
          </table:table-cell>
          <table:table-cell office:value-type="float" office:value="0" table:formula="of:=2.396*10^-5*[.AA27]^2.9774" table:style-name="ce13">
            <text:p>0,00</text:p>
          </table:table-cell>
          <table:table-cell office:value-type="float" office:value="64.430517084518243" table:formula="of:=2.153*10^-5*[.AI27]^2.976" table:style-name="ce14">
            <text:p>64,4</text:p>
          </table:table-cell>
          <table:table-cell table:number-columns-repeated="2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AM27]^3.253" table:style-name="ce12">
            <text:p>0,0</text:p>
          </table:table-cell>
          <table:table-cell office:value-type="float" office:value="0" table:formula="of:=2.396*10^-5*[.AN27]^2.9774" table:style-name="ce13">
            <text:p>0,00</text:p>
          </table:table-cell>
          <table:table-cell office:value-type="float" office:value="58.247220283698617" table:formula="of:=2.153*10^-5*[.AO27]^2.976" table:style-name="ce14">
            <text:p>58,2</text:p>
          </table:table-cell>
          <table:table-cell table:number-columns-repeated="16340"/>
        </table:table-row>
        <table:table-row table:style-name="ro1">
          <table:table-cell office:value-type="float" office:value="64" table:style-name="ce2">
            <text:p>64</text:p>
          </table:table-cell>
          <table:table-cell table:number-columns-repeated="2" table:style-name="ce2"/>
          <table:table-cell office:value-type="float" office:value="5.6157149248537497" table:style-name="ce12">
            <text:p>5,6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9" table:style-name="ce2"/>
          <table:table-cell office:value-type="float" office:value="147" table:style-name="ce4">
            <text:p>147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0.670897298420513" table:formula="of:=2.153*10^-5*[.V28]^2.976" table:style-name="ce14">
            <text:p>60,7</text:p>
          </table:table-cell>
          <table:table-cell office:value-type="float" office:value="0" table:formula="of:=(0.00166*[.P28]^3.64257)/1000" table:style-name="ce14">
            <text:p>0,0</text:p>
          </table:table-cell>
          <table:table-cell table:number-columns-repeated="2" table:style-name="ce2"/>
          <table:table-cell office:value-type="float" office:value="153" table:style-name="ce16">
            <text:p>153</text:p>
          </table:table-cell>
          <table:table-cell office:value-type="float" office:value="0" table:formula="of:=7.48*10^-6*[.T28]^3.253" table:style-name="ce12">
            <text:p>0,0</text:p>
          </table:table-cell>
          <table:table-cell office:value-type="float" office:value="0" table:formula="of:=2.396*10^-5*[.U28]^2.9774" table:style-name="ce13">
            <text:p>0,00</text:p>
          </table:table-cell>
          <table:table-cell office:value-type="float" office:value="60.670897298420513" table:formula="of:=2.153*10^-5*[.V28]^2.976" table:style-name="ce14">
            <text:p>60,7</text:p>
          </table:table-cell>
          <table:table-cell table:number-columns-repeated="2" table:style-name="ce2"/>
          <table:table-cell office:value-type="float" office:value="147" table:style-name="ce4">
            <text:p>147</text:p>
          </table:table-cell>
          <table:table-cell office:value-type="float" office:value="0" table:formula="of:=7.48*10^-6*[.Z28]^3.253" table:style-name="ce12">
            <text:p>0,0</text:p>
          </table:table-cell>
          <table:table-cell office:value-type="float" office:value="0" table:formula="of:=2.396*10^-5*[.AA28]^2.9774" table:style-name="ce13">
            <text:p>0,00</text:p>
          </table:table-cell>
          <table:table-cell office:value-type="float" office:value="60.670897298420513" table:formula="of:=2.153*10^-5*[.AI28]^2.976" table:style-name="ce14">
            <text:p>60,7</text:p>
          </table:table-cell>
          <table:table-cell table:number-columns-repeated="2" table:style-name="ce2"/>
          <table:table-cell office:value-type="float" office:value="148" table:style-name="ce4">
            <text:p>148</text:p>
          </table:table-cell>
          <table:table-cell office:value-type="float" office:value="0" table:formula="of:=7.48*10^-6*[.AM28]^3.253" table:style-name="ce12">
            <text:p>0,0</text:p>
          </table:table-cell>
          <table:table-cell office:value-type="float" office:value="0" table:formula="of:=2.396*10^-5*[.AN28]^2.9774" table:style-name="ce13">
            <text:p>0,00</text:p>
          </table:table-cell>
          <table:table-cell office:value-type="float" office:value="61.907447045382163" table:formula="of:=2.153*10^-5*[.AO28]^2.976" table:style-name="ce14">
            <text:p>61,9</text:p>
          </table:table-cell>
          <table:table-cell table:number-columns-repeated="16340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44" table:style-name="ce2">
            <text:p>44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63" table:style-name="ce4">
            <text:p>163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82.511473055653354" table:formula="of:=2.153*10^-5*[.V29]^2.976" table:style-name="ce14">
            <text:p>82,5</text:p>
          </table:table-cell>
          <table:table-cell office:value-type="float" office:value="0" table:formula="of:=(0.00166*[.P29]^3.64257)/1000" table:style-name="ce14">
            <text:p>0,0</text:p>
          </table:table-cell>
          <table:table-cell table:number-columns-repeated="2" table:style-name="ce2"/>
          <table:table-cell office:value-type="float" office:value="165" table:style-name="ce16">
            <text:p>165</text:p>
          </table:table-cell>
          <table:table-cell office:value-type="float" office:value="0" table:formula="of:=7.48*10^-6*[.T29]^3.253" table:style-name="ce12">
            <text:p>0,0</text:p>
          </table:table-cell>
          <table:table-cell office:value-type="float" office:value="0" table:formula="of:=2.396*10^-5*[.U29]^2.9774" table:style-name="ce13">
            <text:p>0,00</text:p>
          </table:table-cell>
          <table:table-cell office:value-type="float" office:value="82.511473055653354" table:formula="of:=2.153*10^-5*[.V29]^2.976" table:style-name="ce14">
            <text:p>82,5</text:p>
          </table:table-cell>
          <table:table-cell table:number-columns-repeated="2" table:style-name="ce2"/>
          <table:table-cell office:value-type="float" office:value="153" table:style-name="ce4">
            <text:p>153</text:p>
          </table:table-cell>
          <table:table-cell office:value-type="float" office:value="0" table:formula="of:=7.48*10^-6*[.Z29]^3.253" table:style-name="ce12">
            <text:p>0,0</text:p>
          </table:table-cell>
          <table:table-cell office:value-type="float" office:value="0" table:formula="of:=2.396*10^-5*[.AA29]^2.9774" table:style-name="ce13">
            <text:p>0,00</text:p>
          </table:table-cell>
          <table:table-cell office:value-type="float" office:value="68.341692173252142" table:formula="of:=2.153*10^-5*[.AI29]^2.976" table:style-name="ce14">
            <text:p>68,3</text:p>
          </table:table-cell>
          <table:table-cell table:number-columns-repeated="2" table:style-name="ce2"/>
          <table:table-cell office:value-type="float" office:value="150" table:style-name="ce4">
            <text:p>150</text:p>
          </table:table-cell>
          <table:table-cell office:value-type="float" office:value="0" table:formula="of:=7.48*10^-6*[.AM29]^3.253" table:style-name="ce12">
            <text:p>0,0</text:p>
          </table:table-cell>
          <table:table-cell office:value-type="float" office:value="0" table:formula="of:=2.396*10^-5*[.AN29]^2.9774" table:style-name="ce13">
            <text:p>0,00</text:p>
          </table:table-cell>
          <table:table-cell office:value-type="float" office:value="64.430517084518243" table:formula="of:=2.153*10^-5*[.AO29]^2.976" table:style-name="ce14">
            <text:p>64,4</text:p>
          </table:table-cell>
          <table:table-cell table:number-columns-repeated="16340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39868110825546399" table:style-name="ce14">
            <text:p>0,4</text:p>
          </table:table-cell>
          <table:table-cell table:number-columns-repeated="9" table:style-name="ce2"/>
          <table:table-cell office:value-type="float" office:value="151" table:style-name="ce4">
            <text:p>151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5.717256549848031" table:formula="of:=2.153*10^-5*[.V30]^2.976" table:style-name="ce14">
            <text:p>65,7</text:p>
          </table:table-cell>
          <table:table-cell office:value-type="float" office:value="0" table:formula="of:=(0.00166*[.P30]^3.64257)/1000" table:style-name="ce14">
            <text:p>0,0</text:p>
          </table:table-cell>
          <table:table-cell table:number-columns-repeated="2" table:style-name="ce2"/>
          <table:table-cell office:value-type="float" office:value="170" table:style-name="ce4">
            <text:p>170</text:p>
          </table:table-cell>
          <table:table-cell office:value-type="float" office:value="0" table:formula="of:=7.48*10^-6*[.T30]^3.253" table:style-name="ce12">
            <text:p>0,0</text:p>
          </table:table-cell>
          <table:table-cell office:value-type="float" office:value="0" table:formula="of:=2.396*10^-5*[.U30]^2.9774" table:style-name="ce13">
            <text:p>0,00</text:p>
          </table:table-cell>
          <table:table-cell office:value-type="float" office:value="65.717256549848031" table:formula="of:=2.153*10^-5*[.V30]^2.976" table:style-name="ce14">
            <text:p>65,7</text:p>
          </table:table-cell>
          <table:table-cell table:number-columns-repeated="2" table:style-name="ce2"/>
          <table:table-cell office:value-type="float" office:value="158" table:style-name="ce4">
            <text:p>158</text:p>
          </table:table-cell>
          <table:table-cell office:value-type="float" office:value="0" table:formula="of:=7.48*10^-6*[.Z30]^3.253" table:style-name="ce12">
            <text:p>0,0</text:p>
          </table:table-cell>
          <table:table-cell office:value-type="float" office:value="0" table:formula="of:=2.396*10^-5*[.AA30]^2.9774" table:style-name="ce13">
            <text:p>0,00</text:p>
          </table:table-cell>
          <table:table-cell office:value-type="float" office:value="75.205139399596419" table:formula="of:=2.153*10^-5*[.AI30]^2.976" table:style-name="ce14">
            <text:p>75,2</text:p>
          </table:table-cell>
          <table:table-cell table:number-columns-repeated="986" table:style-name="ce2"/>
          <table:table-cell table:number-columns-repeated="15360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60" table:style-name="ce2">
            <text:p>60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9" table:style-name="ce2"/>
          <table:table-cell office:value-type="float" office:value="148" table:style-name="ce4">
            <text:p>148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1.907447045382163" table:formula="of:=2.153*10^-5*[.V31]^2.976" table:style-name="ce14">
            <text:p>61,9</text:p>
          </table:table-cell>
          <table:table-cell office:value-type="float" office:value="0" table:formula="of:=(0.00166*[.P31]^3.64257)/1000" table:style-name="ce14">
            <text:p>0,0</text:p>
          </table:table-cell>
          <table:table-cell table:number-columns-repeated="2" table:style-name="ce2"/>
          <table:table-cell office:value-type="float" office:value="159" table:style-name="ce4">
            <text:p>159</text:p>
          </table:table-cell>
          <table:table-cell office:value-type="float" office:value="0" table:formula="of:=7.48*10^-6*[.T31]^3.253" table:style-name="ce12">
            <text:p>0,0</text:p>
          </table:table-cell>
          <table:table-cell office:value-type="float" office:value="0" table:formula="of:=2.396*10^-5*[.U31]^2.9774" table:style-name="ce13">
            <text:p>0,00</text:p>
          </table:table-cell>
          <table:table-cell office:value-type="float" office:value="61.907447045382163" table:formula="of:=2.153*10^-5*[.V31]^2.976" table:style-name="ce14">
            <text:p>61,9</text:p>
          </table:table-cell>
          <table:table-cell table:number-columns-repeated="2" table:style-name="ce2"/>
          <table:table-cell office:value-type="float" office:value="147" table:style-name="ce4">
            <text:p>147</text:p>
          </table:table-cell>
          <table:table-cell office:value-type="float" office:value="0" table:formula="of:=7.48*10^-6*[.Z31]^3.253" table:style-name="ce12">
            <text:p>0,0</text:p>
          </table:table-cell>
          <table:table-cell office:value-type="float" office:value="0" table:formula="of:=2.396*10^-5*[.AA31]^2.9774" table:style-name="ce13">
            <text:p>0,00</text:p>
          </table:table-cell>
          <table:table-cell office:value-type="float" office:value="60.670897298420513" table:formula="of:=2.153*10^-5*[.AI31]^2.976" table:style-name="ce14">
            <text:p>60,7</text:p>
          </table:table-cell>
          <table:table-cell table:number-columns-repeated="986" table:style-name="ce2"/>
          <table:table-cell table:number-columns-repeated="15360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3.6371168149644499" table:style-name="ce12">
            <text:p>3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9" table:style-name="ce2"/>
          <table:table-cell office:value-type="float" office:value="172" table:style-name="ce4">
            <text:p>172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96.82258821688896" table:formula="of:=2.153*10^-5*[.V32]^2.976" table:style-name="ce14">
            <text:p>96,8</text:p>
          </table:table-cell>
          <table:table-cell office:value-type="float" office:value="0" table:formula="of:=(0.00166*[.P32]^3.64257)/1000" table:style-name="ce14">
            <text:p>0,0</text:p>
          </table:table-cell>
          <table:table-cell table:number-columns-repeated="2" table:style-name="ce2"/>
          <table:table-cell office:value-type="float" office:value="163" table:style-name="ce4">
            <text:p>163</text:p>
          </table:table-cell>
          <table:table-cell office:value-type="float" office:value="0" table:formula="of:=7.48*10^-6*[.T32]^3.253" table:style-name="ce12">
            <text:p>0,0</text:p>
          </table:table-cell>
          <table:table-cell office:value-type="float" office:value="0" table:formula="of:=2.396*10^-5*[.U32]^2.9774" table:style-name="ce13">
            <text:p>0,00</text:p>
          </table:table-cell>
          <table:table-cell office:value-type="float" office:value="96.82258821688896" table:formula="of:=2.153*10^-5*[.V32]^2.976" table:style-name="ce14">
            <text:p>96,8</text:p>
          </table:table-cell>
          <table:table-cell table:number-columns-repeated="2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Z32]^3.253" table:style-name="ce12">
            <text:p>0,0</text:p>
          </table:table-cell>
          <table:table-cell office:value-type="float" office:value="0" table:formula="of:=2.396*10^-5*[.AA32]^2.9774" table:style-name="ce13">
            <text:p>0,00</text:p>
          </table:table-cell>
          <table:table-cell office:value-type="float" office:value="67.020945065156596" table:formula="of:=2.153*10^-5*[.AI32]^2.976" table:style-name="ce14">
            <text:p>67,0</text:p>
          </table:table-cell>
          <table:table-cell table:number-columns-repeated="986" table:style-name="ce2"/>
          <table:table-cell table:number-columns-repeated="15360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39868110825546399" table:style-name="ce14">
            <text:p>0,4</text:p>
          </table:table-cell>
          <table:table-cell table:number-columns-repeated="9" table:style-name="ce2"/>
          <table:table-cell office:value-type="float" office:value="180" table:style-name="ce4">
            <text:p>180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110.84982326078371" table:formula="of:=2.153*10^-5*[.V33]^2.976" table:style-name="ce14">
            <text:p>110,8</text:p>
          </table:table-cell>
          <table:table-cell office:value-type="float" office:value="0" table:formula="of:=(0.00166*[.P33]^3.64257)/1000" table:style-name="ce14">
            <text:p>0,0</text:p>
          </table:table-cell>
          <table:table-cell table:number-columns-repeated="2" table:style-name="ce2"/>
          <table:table-cell office:value-type="float" office:value="170" table:style-name="ce4">
            <text:p>170</text:p>
          </table:table-cell>
          <table:table-cell office:value-type="float" office:value="0" table:formula="of:=7.48*10^-6*[.T33]^3.253" table:style-name="ce12">
            <text:p>0,0</text:p>
          </table:table-cell>
          <table:table-cell office:value-type="float" office:value="0" table:formula="of:=2.396*10^-5*[.U33]^2.9774" table:style-name="ce13">
            <text:p>0,00</text:p>
          </table:table-cell>
          <table:table-cell office:value-type="float" office:value="110.84982326078371" table:formula="of:=2.153*10^-5*[.V33]^2.976" table:style-name="ce14">
            <text:p>110,8</text:p>
          </table:table-cell>
          <table:table-cell table:number-columns-repeated="2" table:style-name="ce2"/>
          <table:table-cell office:value-type="float" office:value="162" table:style-name="ce4">
            <text:p>162</text:p>
          </table:table-cell>
          <table:table-cell office:value-type="float" office:value="0" table:formula="of:=7.48*10^-6*[.Z33]^3.253" table:style-name="ce12">
            <text:p>0,0</text:p>
          </table:table-cell>
          <table:table-cell office:value-type="float" office:value="0" table:formula="of:=2.396*10^-5*[.AA33]^2.9774" table:style-name="ce13">
            <text:p>0,00</text:p>
          </table:table-cell>
          <table:table-cell office:value-type="float" office:value="81.014118914055672" table:formula="of:=2.153*10^-5*[.AI33]^2.976" table:style-name="ce14">
            <text:p>81,0</text:p>
          </table:table-cell>
          <table:table-cell table:number-columns-repeated="16346"/>
        </table:table-row>
        <table:table-row table:style-name="ro1"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float" office:value="2.85798848531216" table:style-name="ce12">
            <text:p>2,9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41" table:style-name="ce4">
            <text:p>141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53.594485867450224" table:formula="of:=2.153*10^-5*[.V34]^2.976" table:style-name="ce14">
            <text:p>53,6</text:p>
          </table:table-cell>
          <table:table-cell office:value-type="float" office:value="0" table:formula="of:=(0.00166*[.P34]^3.64257)/1000" table:style-name="ce14">
            <text:p>0,0</text:p>
          </table:table-cell>
          <table:table-cell table:number-columns-repeated="2" table:style-name="ce2"/>
          <table:table-cell office:value-type="float" office:value="154" table:style-name="ce4">
            <text:p>154</text:p>
          </table:table-cell>
          <table:table-cell office:value-type="float" office:value="0" table:formula="of:=7.48*10^-6*[.T34]^3.253" table:style-name="ce12">
            <text:p>0,0</text:p>
          </table:table-cell>
          <table:table-cell office:value-type="float" office:value="0" table:formula="of:=2.396*10^-5*[.U34]^2.9774" table:style-name="ce13">
            <text:p>0,00</text:p>
          </table:table-cell>
          <table:table-cell office:value-type="float" office:value="53.594485867450224" table:formula="of:=2.153*10^-5*[.V34]^2.976" table:style-name="ce14">
            <text:p>53,6</text:p>
          </table:table-cell>
          <table:table-cell table:number-columns-repeated="2" table:style-name="ce2"/>
          <table:table-cell office:value-type="float" office:value="170" table:style-name="ce4">
            <text:p>170</text:p>
          </table:table-cell>
          <table:table-cell office:value-type="float" office:value="0" table:formula="of:=7.48*10^-6*[.Z34]^3.253" table:style-name="ce12">
            <text:p>0,0</text:p>
          </table:table-cell>
          <table:table-cell office:value-type="float" office:value="0" table:formula="of:=2.396*10^-5*[.AA34]^2.9774" table:style-name="ce13">
            <text:p>0,00</text:p>
          </table:table-cell>
          <table:table-cell office:value-type="float" office:value="93.510422631203028" table:formula="of:=2.153*10^-5*[.AI34]^2.976" table:style-name="ce14">
            <text:p>93,5</text:p>
          </table:table-cell>
          <table:table-cell table:number-columns-repeated="16346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58" table:style-name="ce4">
            <text:p>158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75.205139399596419" table:formula="of:=2.153*10^-5*[.V35]^2.976" table:style-name="ce14">
            <text:p>75,2</text:p>
          </table:table-cell>
          <table:table-cell office:value-type="float" office:value="0" table:formula="of:=(0.00166*[.P35]^3.64257)/1000" table:style-name="ce14">
            <text:p>0,0</text:p>
          </table:table-cell>
          <table:table-cell table:number-columns-repeated="2" table:style-name="ce2"/>
          <table:table-cell office:value-type="float" office:value="154" table:style-name="ce4">
            <text:p>154</text:p>
          </table:table-cell>
          <table:table-cell office:value-type="float" office:value="0" table:formula="of:=7.48*10^-6*[.T35]^3.253" table:style-name="ce12">
            <text:p>0,0</text:p>
          </table:table-cell>
          <table:table-cell office:value-type="float" office:value="0" table:formula="of:=2.396*10^-5*[.U35]^2.9774" table:style-name="ce13">
            <text:p>0,00</text:p>
          </table:table-cell>
          <table:table-cell office:value-type="float" office:value="75.205139399596419" table:formula="of:=2.153*10^-5*[.V35]^2.976" table:style-name="ce14">
            <text:p>75,2</text:p>
          </table:table-cell>
          <table:table-cell table:number-columns-repeated="2" table:style-name="ce2"/>
          <table:table-cell office:value-type="float" office:value="130" table:style-name="ce4">
            <text:p>130</text:p>
          </table:table-cell>
          <table:table-cell office:value-type="float" office:value="0" table:formula="of:=7.48*10^-6*[.Z35]^3.253" table:style-name="ce12">
            <text:p>0,0</text:p>
          </table:table-cell>
          <table:table-cell office:value-type="float" office:value="0" table:formula="of:=2.396*10^-5*[.AA35]^2.9774" table:style-name="ce13">
            <text:p>0,00</text:p>
          </table:table-cell>
          <table:table-cell office:value-type="float" office:value="42.086173990254565" table:formula="of:=2.153*10^-5*[.AI35]^2.976" table:style-name="ce14">
            <text:p>42,1</text:p>
          </table:table-cell>
          <table:table-cell table:number-columns-repeated="16346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44" table:style-name="ce2">
            <text:p>44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62896611217734899" table:style-name="ce14">
            <text:p>0,6</text:p>
          </table:table-cell>
          <table:table-cell table:number-columns-repeated="9" table:style-name="ce2"/>
          <table:table-cell office:value-type="float" office:value="156" table:style-name="ce4">
            <text:p>156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72.407380223606864" table:formula="of:=2.153*10^-5*[.V36]^2.976" table:style-name="ce14">
            <text:p>72,4</text:p>
          </table:table-cell>
          <table:table-cell office:value-type="float" office:value="0" table:formula="of:=(0.00166*[.P36]^3.64257)/1000" table:style-name="ce14">
            <text:p>0,0</text:p>
          </table:table-cell>
          <table:table-cell table:number-columns-repeated="2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T36]^3.253" table:style-name="ce12">
            <text:p>0,0</text:p>
          </table:table-cell>
          <table:table-cell office:value-type="float" office:value="0" table:formula="of:=2.396*10^-5*[.U36]^2.9774" table:style-name="ce13">
            <text:p>0,00</text:p>
          </table:table-cell>
          <table:table-cell office:value-type="float" office:value="72.407380223606864" table:formula="of:=2.153*10^-5*[.V36]^2.976" table:style-name="ce14">
            <text:p>72,4</text:p>
          </table:table-cell>
          <table:table-cell table:number-columns-repeated="2" table:style-name="ce2"/>
          <table:table-cell office:value-type="float" office:value="140" table:style-name="ce4">
            <text:p>140</text:p>
          </table:table-cell>
          <table:table-cell office:value-type="float" office:value="0" table:formula="of:=7.48*10^-6*[.Z36]^3.253" table:style-name="ce12">
            <text:p>0,0</text:p>
          </table:table-cell>
          <table:table-cell office:value-type="float" office:value="0" table:formula="of:=2.396*10^-5*[.AA36]^2.9774" table:style-name="ce13">
            <text:p>0,00</text:p>
          </table:table-cell>
          <table:table-cell office:value-type="float" office:value="52.471208156577021" table:formula="of:=2.153*10^-5*[.AI36]^2.976" table:style-name="ce14">
            <text:p>52,5</text:p>
          </table:table-cell>
          <table:table-cell table:number-columns-repeated="16346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62" table:style-name="ce4">
            <text:p>162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81.014118914055672" table:formula="of:=2.153*10^-5*[.V37]^2.976" table:style-name="ce14">
            <text:p>81,0</text:p>
          </table:table-cell>
          <table:table-cell office:value-type="float" office:value="0" table:formula="of:=(0.00166*[.P37]^3.64257)/1000" table:style-name="ce14">
            <text:p>0,0</text:p>
          </table:table-cell>
          <table:table-cell table:number-columns-repeated="2" table:style-name="ce2"/>
          <table:table-cell office:value-type="float" office:value="153" table:style-name="ce4">
            <text:p>153</text:p>
          </table:table-cell>
          <table:table-cell office:value-type="float" office:value="0" table:formula="of:=7.48*10^-6*[.T37]^3.253" table:style-name="ce12">
            <text:p>0,0</text:p>
          </table:table-cell>
          <table:table-cell office:value-type="float" office:value="0" table:formula="of:=2.396*10^-5*[.U37]^2.9774" table:style-name="ce13">
            <text:p>0,00</text:p>
          </table:table-cell>
          <table:table-cell office:value-type="float" office:value="81.014118914055672" table:formula="of:=2.153*10^-5*[.V37]^2.976" table:style-name="ce14">
            <text:p>81,0</text:p>
          </table:table-cell>
          <table:table-cell table:number-columns-repeated="2" table:style-name="ce2"/>
          <table:table-cell office:value-type="float" office:value="147" table:style-name="ce4">
            <text:p>147</text:p>
          </table:table-cell>
          <table:table-cell office:value-type="float" office:value="0" table:formula="of:=7.48*10^-6*[.Z37]^3.253" table:style-name="ce12">
            <text:p>0,0</text:p>
          </table:table-cell>
          <table:table-cell office:value-type="float" office:value="0" table:formula="of:=2.396*10^-5*[.AA37]^2.9774" table:style-name="ce13">
            <text:p>0,00</text:p>
          </table:table-cell>
          <table:table-cell office:value-type="float" office:value="60.670897298420513" table:formula="of:=2.153*10^-5*[.AI37]^2.976" table:style-name="ce14">
            <text:p>60,7</text:p>
          </table:table-cell>
          <table:table-cell table:number-columns-repeated="16346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6415885608087601" table:style-name="ce14">
            <text:p>0,6</text:p>
          </table:table-cell>
          <table:table-cell table:number-columns-repeated="9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7.020945065156596" table:formula="of:=2.153*10^-5*[.V38]^2.976" table:style-name="ce14">
            <text:p>67,0</text:p>
          </table:table-cell>
          <table:table-cell office:value-type="float" office:value="0" table:formula="of:=(0.00166*[.P38]^3.64257)/1000" table:style-name="ce14">
            <text:p>0,0</text:p>
          </table:table-cell>
          <table:table-cell table:number-columns-repeated="2" table:style-name="ce2"/>
          <table:table-cell office:value-type="float" office:value="159" table:style-name="ce4">
            <text:p>159</text:p>
          </table:table-cell>
          <table:table-cell office:value-type="float" office:value="0" table:formula="of:=7.48*10^-6*[.T38]^3.253" table:style-name="ce12">
            <text:p>0,0</text:p>
          </table:table-cell>
          <table:table-cell office:value-type="float" office:value="0" table:formula="of:=2.396*10^-5*[.U38]^2.9774" table:style-name="ce13">
            <text:p>0,00</text:p>
          </table:table-cell>
          <table:table-cell office:value-type="float" office:value="67.020945065156596" table:formula="of:=2.153*10^-5*[.V38]^2.976" table:style-name="ce14">
            <text:p>67,0</text:p>
          </table:table-cell>
          <table:table-cell table:number-columns-repeated="2" table:style-name="ce2"/>
          <table:table-cell office:value-type="float" office:value="155" table:style-name="ce4">
            <text:p>155</text:p>
          </table:table-cell>
          <table:table-cell office:value-type="float" office:value="0" table:formula="of:=7.48*10^-6*[.Z38]^3.253" table:style-name="ce12">
            <text:p>0,0</text:p>
          </table:table-cell>
          <table:table-cell office:value-type="float" office:value="0" table:formula="of:=2.396*10^-5*[.AA38]^2.9774" table:style-name="ce13">
            <text:p>0,00</text:p>
          </table:table-cell>
          <table:table-cell office:value-type="float" office:value="71.034800252676305" table:formula="of:=2.153*10^-5*[.AI38]^2.976" table:style-name="ce14">
            <text:p>71,0</text:p>
          </table:table-cell>
          <table:table-cell table:number-columns-repeated="16346"/>
        </table:table-row>
        <table:table-row table:style-name="ro1"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54" table:style-name="ce4">
            <text:p>154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9.679607399647566" table:formula="of:=2.153*10^-5*[.V39]^2.976" table:style-name="ce14">
            <text:p>69,7</text:p>
          </table:table-cell>
          <table:table-cell office:value-type="float" office:value="0" table:formula="of:=(0.00166*[.P39]^3.64257)/1000" table:style-name="ce14">
            <text:p>0,0</text:p>
          </table:table-cell>
          <table:table-cell table:number-columns-repeated="2" table:style-name="ce2"/>
          <table:table-cell office:value-type="float" office:value="165" table:style-name="ce4">
            <text:p>165</text:p>
          </table:table-cell>
          <table:table-cell office:value-type="float" office:value="0" table:formula="of:=7.48*10^-6*[.T39]^3.253" table:style-name="ce12">
            <text:p>0,0</text:p>
          </table:table-cell>
          <table:table-cell office:value-type="float" office:value="0" table:formula="of:=2.396*10^-5*[.U39]^2.9774" table:style-name="ce13">
            <text:p>0,00</text:p>
          </table:table-cell>
          <table:table-cell office:value-type="float" office:value="69.679607399647566" table:formula="of:=2.153*10^-5*[.V39]^2.976" table:style-name="ce14">
            <text:p>69,7</text:p>
          </table:table-cell>
          <table:table-cell table:number-columns-repeated="2" table:style-name="ce2"/>
          <table:table-cell office:value-type="float" office:value="165" table:style-name="ce4">
            <text:p>165</text:p>
          </table:table-cell>
          <table:table-cell office:value-type="float" office:value="0" table:formula="of:=7.48*10^-6*[.Z39]^3.253" table:style-name="ce12">
            <text:p>0,0</text:p>
          </table:table-cell>
          <table:table-cell office:value-type="float" office:value="0" table:formula="of:=2.396*10^-5*[.AA39]^2.9774" table:style-name="ce13">
            <text:p>0,00</text:p>
          </table:table-cell>
          <table:table-cell office:value-type="float" office:value="85.561078022228912" table:formula="of:=2.153*10^-5*[.AI39]^2.976" table:style-name="ce14">
            <text:p>85,6</text:p>
          </table:table-cell>
          <table:table-cell table:number-columns-repeated="16346"/>
        </table:table-row>
        <table:table-row table:style-name="ro1"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float" office:value="2.85798848531216" table:style-name="ce12">
            <text:p>2,9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75" table:style-name="ce4">
            <text:p>175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101.93545428038188" table:formula="of:=2.153*10^-5*[.V40]^2.976" table:style-name="ce14">
            <text:p>101,9</text:p>
          </table:table-cell>
          <table:table-cell office:value-type="float" office:value="0" table:formula="of:=(0.00166*[.P40]^3.64257)/1000" table:style-name="ce14">
            <text:p>0,0</text:p>
          </table:table-cell>
          <table:table-cell table:number-columns-repeated="2" table:style-name="ce2"/>
          <table:table-cell office:value-type="float" office:value="159" table:style-name="ce4">
            <text:p>159</text:p>
          </table:table-cell>
          <table:table-cell office:value-type="float" office:value="0" table:formula="of:=7.48*10^-6*[.T40]^3.253" table:style-name="ce12">
            <text:p>0,0</text:p>
          </table:table-cell>
          <table:table-cell office:value-type="float" office:value="0" table:formula="of:=2.396*10^-5*[.U40]^2.9774" table:style-name="ce13">
            <text:p>0,00</text:p>
          </table:table-cell>
          <table:table-cell office:value-type="float" office:value="101.93545428038188" table:formula="of:=2.153*10^-5*[.V40]^2.976" table:style-name="ce14">
            <text:p>101,9</text:p>
          </table:table-cell>
          <table:table-cell table:number-columns-repeated="2" table:style-name="ce2"/>
          <table:table-cell office:value-type="float" office:value="164" table:style-name="ce4">
            <text:p>164</text:p>
          </table:table-cell>
          <table:table-cell office:value-type="float" office:value="0" table:formula="of:=7.48*10^-6*[.Z40]^3.253" table:style-name="ce12">
            <text:p>0,0</text:p>
          </table:table-cell>
          <table:table-cell office:value-type="float" office:value="0" table:formula="of:=2.396*10^-5*[.AA40]^2.9774" table:style-name="ce13">
            <text:p>0,00</text:p>
          </table:table-cell>
          <table:table-cell office:value-type="float" office:value="84.027089644182738" table:formula="of:=2.153*10^-5*[.AI40]^2.976" table:style-name="ce14">
            <text:p>84,0</text:p>
          </table:table-cell>
          <table:table-cell table:number-columns-repeated="16346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9" table:style-name="ce2"/>
          <table:table-cell office:value-type="float" office:value="149" table:style-name="ce4">
            <text:p>149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63.160617108946987" table:formula="of:=2.153*10^-5*[.V41]^2.976" table:style-name="ce14">
            <text:p>63,2</text:p>
          </table:table-cell>
          <table:table-cell office:value-type="float" office:value="0" table:formula="of:=(0.00166*[.P41]^3.64257)/1000" table:style-name="ce14">
            <text:p>0,0</text:p>
          </table:table-cell>
          <table:table-cell table:number-columns-repeated="8" table:style-name="ce2"/>
          <table:table-cell office:value-type="float" office:value="150" table:style-name="ce4">
            <text:p>150</text:p>
          </table:table-cell>
          <table:table-cell office:value-type="float" office:value="0" table:formula="of:=7.48*10^-6*[.Z41]^3.253" table:style-name="ce12">
            <text:p>0,0</text:p>
          </table:table-cell>
          <table:table-cell office:value-type="float" office:value="0" table:formula="of:=2.396*10^-5*[.AA41]^2.9774" table:style-name="ce13">
            <text:p>0,00</text:p>
          </table:table-cell>
          <table:table-cell office:value-type="float" office:value="64.430517084518243" table:formula="of:=2.153*10^-5*[.AI41]^2.976" table:style-name="ce14">
            <text:p>64,4</text:p>
          </table:table-cell>
          <table:table-cell table:number-columns-repeated="16346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50433864183638999" table:style-name="ce14">
            <text:p>0,5</text:p>
          </table:table-cell>
          <table:table-cell table:number-columns-repeated="9" table:style-name="ce2"/>
          <table:table-cell office:value-type="float" office:value="170" table:style-name="ce4">
            <text:p>170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93.510422631203028" table:formula="of:=2.153*10^-5*[.V42]^2.976" table:style-name="ce14">
            <text:p>93,5</text:p>
          </table:table-cell>
          <table:table-cell office:value-type="float" office:value="0" table:formula="of:=(0.00166*[.P42]^3.64257)/1000" table:style-name="ce14">
            <text:p>0,0</text:p>
          </table:table-cell>
          <table:table-cell table:number-columns-repeated="8" table:style-name="ce2"/>
          <table:table-cell office:value-type="float" office:value="160" table:style-name="ce4">
            <text:p>160</text:p>
          </table:table-cell>
          <table:table-cell office:value-type="float" office:value="0" table:formula="of:=7.48*10^-6*[.Z42]^3.253" table:style-name="ce12">
            <text:p>0,0</text:p>
          </table:table-cell>
          <table:table-cell office:value-type="float" office:value="0" table:formula="of:=2.396*10^-5*[.AA42]^2.9774" table:style-name="ce13">
            <text:p>0,00</text:p>
          </table:table-cell>
          <table:table-cell office:value-type="float" office:value="78.073760520707566" table:formula="of:=2.153*10^-5*[.AI42]^2.976" table:style-name="ce14">
            <text:p>78,1</text:p>
          </table:table-cell>
          <table:table-cell table:number-columns-repeated="16346"/>
        </table:table-row>
        <table:table-row table:style-name="ro1"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.44925969005147698" table:style-name="ce14">
            <text:p>0,4</text:p>
          </table:table-cell>
          <table:table-cell table:number-columns-repeated="9" table:style-name="ce2"/>
          <table:table-cell office:value-type="float" office:value="155" table:style-name="ce4">
            <text:p>155</text:p>
          </table:table-cell>
          <table:table-cell office:value-type="float" office:value="0" table:formula="of:=7.48*10^-6*[.#REF!]^3.253" table:style-name="ce12">
            <text:p>#¡REF!</text:p>
          </table:table-cell>
          <table:table-cell office:value-type="float" office:value="0" table:formula="of:=2.396*10^-5*[.#REF!]^2.9774" table:style-name="ce13">
            <text:p>#¡REF!</text:p>
          </table:table-cell>
          <table:table-cell office:value-type="float" office:value="71.034800252676305" table:formula="of:=2.153*10^-5*[.V43]^2.976" table:style-name="ce14">
            <text:p>71,0</text:p>
          </table:table-cell>
          <table:table-cell office:value-type="float" office:value="0" table:formula="of:=(0.00166*[.P43]^3.64257)/1000" table:style-name="ce14">
            <text:p>0,0</text:p>
          </table:table-cell>
          <table:table-cell table:number-columns-repeated="8" table:style-name="ce2"/>
          <table:table-cell office:value-type="float" office:value="145" table:style-name="ce4">
            <text:p>145</text:p>
          </table:table-cell>
          <table:table-cell office:value-type="float" office:value="0" table:formula="of:=7.48*10^-6*[.Z43]^3.253" table:style-name="ce12">
            <text:p>0,0</text:p>
          </table:table-cell>
          <table:table-cell office:value-type="float" office:value="0" table:formula="of:=2.396*10^-5*[.AA43]^2.9774" table:style-name="ce13">
            <text:p>0,00</text:p>
          </table:table-cell>
          <table:table-cell office:value-type="float" office:value="58.247220283698617" table:formula="of:=2.153*10^-5*[.AI43]^2.976" table:style-name="ce14">
            <text:p>58,2</text:p>
          </table:table-cell>
          <table:table-cell table:number-columns-repeated="16346"/>
        </table:table-row>
        <table:table-row table:style-name="ro1"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float" office:value="4.31005876695653" table:style-name="ce12">
            <text:p>4,3</text:p>
          </table:table-cell>
          <table:table-cell office:value-type="float" office:value="0" table:style-name="ce13">
            <text:p>0,00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22" table:style-name="ce2"/>
          <table:table-cell office:value-type="float" office:value="159" table:style-name="ce4">
            <text:p>159</text:p>
          </table:table-cell>
          <table:table-cell office:value-type="float" office:value="0" table:formula="of:=7.48*10^-6*[.Z44]^3.253" table:style-name="ce12">
            <text:p>0,0</text:p>
          </table:table-cell>
          <table:table-cell office:value-type="float" office:value="0" table:formula="of:=2.396*10^-5*[.AA44]^2.9774" table:style-name="ce13">
            <text:p>0,00</text:p>
          </table:table-cell>
          <table:table-cell office:value-type="float" office:value="76.630537502873622" table:formula="of:=2.153*10^-5*[.AI44]^2.976" table:style-name="ce14">
            <text:p>76,6</text:p>
          </table:table-cell>
          <table:table-cell table:number-columns-repeated="16346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22" table:style-name="ce2"/>
          <table:table-cell office:value-type="float" office:value="152" table:style-name="ce4">
            <text:p>152</text:p>
          </table:table-cell>
          <table:table-cell office:value-type="float" office:value="0" table:formula="of:=7.48*10^-6*[.Z45]^3.253" table:style-name="ce12">
            <text:p>0,0</text:p>
          </table:table-cell>
          <table:table-cell office:value-type="float" office:value="0" table:formula="of:=2.396*10^-5*[.AA45]^2.9774" table:style-name="ce13">
            <text:p>0,00</text:p>
          </table:table-cell>
          <table:table-cell office:value-type="float" office:value="67.020945065156596" table:formula="of:=2.153*10^-5*[.AI45]^2.976" table:style-name="ce14">
            <text:p>67,0</text:p>
          </table:table-cell>
          <table:table-cell table:number-columns-repeated="16346"/>
        </table:table-row>
        <table:table-row table:style-name="ro1"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22" table:style-name="ce2"/>
          <table:table-cell office:value-type="float" office:value="140" table:style-name="ce4">
            <text:p>140</text:p>
          </table:table-cell>
          <table:table-cell office:value-type="float" office:value="0" table:formula="of:=7.48*10^-6*[.Z46]^3.253" table:style-name="ce12">
            <text:p>0,0</text:p>
          </table:table-cell>
          <table:table-cell office:value-type="float" office:value="0" table:formula="of:=2.396*10^-5*[.AA46]^2.9774" table:style-name="ce13">
            <text:p>0,00</text:p>
          </table:table-cell>
          <table:table-cell office:value-type="float" office:value="52.471208156577021" table:formula="of:=2.153*10^-5*[.AI46]^2.976" table:style-name="ce14">
            <text:p>52,5</text:p>
          </table:table-cell>
          <table:table-cell table:number-columns-repeated="16346"/>
        </table:table-row>
        <table:table-row table:style-name="ro1"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0.78841512303733197" table:style-name="ce12">
            <text:p>0,8</text:p>
          </table:table-cell>
          <table:table-cell office:value-type="float" office:value="0" table:style-name="ce13">
            <text:p>0,00</text:p>
          </table:table-cell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22" table:style-name="ce2"/>
          <table:table-cell office:value-type="float" office:value="167" table:style-name="ce4">
            <text:p>167</text:p>
          </table:table-cell>
          <table:table-cell office:value-type="float" office:value="0" table:formula="of:=7.48*10^-6*[.Z47]^3.253" table:style-name="ce12">
            <text:p>0,0</text:p>
          </table:table-cell>
          <table:table-cell office:value-type="float" office:value="0" table:formula="of:=2.396*10^-5*[.AA47]^2.9774" table:style-name="ce13">
            <text:p>0,00</text:p>
          </table:table-cell>
          <table:table-cell office:value-type="float" office:value="88.684607437311655" table:formula="of:=2.153*10^-5*[.AI47]^2.976" table:style-name="ce14">
            <text:p>88,7</text:p>
          </table:table-cell>
          <table:table-cell table:number-columns-repeated="16346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22" table:style-name="ce2"/>
          <table:table-cell office:value-type="float" office:value="166" table:style-name="ce4">
            <text:p>166</text:p>
          </table:table-cell>
          <table:table-cell office:value-type="float" office:value="0" table:formula="of:=7.48*10^-6*[.Z48]^3.253" table:style-name="ce12">
            <text:p>0,0</text:p>
          </table:table-cell>
          <table:table-cell office:value-type="float" office:value="0" table:formula="of:=2.396*10^-5*[.AA48]^2.9774" table:style-name="ce13">
            <text:p>0,00</text:p>
          </table:table-cell>
          <table:table-cell office:value-type="float" office:value="87.113547516377494" table:formula="of:=2.153*10^-5*[.AI48]^2.976" table:style-name="ce14">
            <text:p>87,1</text:p>
          </table:table-cell>
          <table:table-cell table:number-columns-repeated="16346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22" table:style-name="ce2"/>
          <table:table-cell office:value-type="float" office:value="161" table:style-name="ce4">
            <text:p>161</text:p>
          </table:table-cell>
          <table:table-cell office:value-type="float" office:value="0" table:formula="of:=7.48*10^-6*[.Z49]^3.253" table:style-name="ce12">
            <text:p>0,0</text:p>
          </table:table-cell>
          <table:table-cell office:value-type="float" office:value="0" table:formula="of:=2.396*10^-5*[.AA49]^2.9774" table:style-name="ce13">
            <text:p>0,00</text:p>
          </table:table-cell>
          <table:table-cell office:value-type="float" office:value="79.534917860703459" table:formula="of:=2.153*10^-5*[.AI49]^2.976" table:style-name="ce14">
            <text:p>79,5</text:p>
          </table:table-cell>
          <table:table-cell table:number-columns-repeated="16346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61" table:style-name="ce2">
            <text:p>61</text:p>
          </table:table-cell>
          <table:table-cell table:number-columns-repeated="2" table:style-name="ce2"/>
          <table:table-cell office:value-type="float" office:value="4.8037406388501198" table:style-name="ce12">
            <text:p>4,8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1" table:style-name="ce2">
            <text:p>61</text:p>
          </table:table-cell>
          <table:table-cell table:number-columns-repeated="2" table:style-name="ce2"/>
          <table:table-cell office:value-type="float" office:value="4.8037406388501198" table:style-name="ce12">
            <text:p>4,8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3.6371168149644499" table:style-name="ce12">
            <text:p>3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5" table:style-name="ce2">
            <text:p>65</text:p>
          </table:table-cell>
          <table:table-cell table:number-columns-repeated="2" table:style-name="ce2"/>
          <table:table-cell office:value-type="float" office:value="5.9062081291634501" table:style-name="ce12">
            <text:p>5,9</text:p>
          </table:table-cell>
          <table:table-cell office:value-type="float" office:value="0" table:style-name="ce13">
            <text:p>0,00</text:p>
          </table:table-cell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3.6371168149644499" table:style-name="ce12">
            <text:p>3,6</text:p>
          </table:table-cell>
          <table:table-cell office:value-type="float" office:value="0" table:style-name="ce13">
            <text:p>0,00</text:p>
          </table:table-cell>
          <table:table-cell office:value-type="float" office:value="61" table:style-name="ce2">
            <text:p>61</text:p>
          </table:table-cell>
          <table:table-cell table:number-columns-repeated="2" table:style-name="ce2"/>
          <table:table-cell office:value-type="float" office:value="4.8037406388501198" table:style-name="ce12">
            <text:p>4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3.6371168149644499" table:style-name="ce12">
            <text:p>3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float" office:value="2.85798848531216" table:style-name="ce12">
            <text:p>2,9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3" table:style-name="ce2">
            <text:p>63</text:p>
          </table:table-cell>
          <table:table-cell table:number-columns-repeated="2" table:style-name="ce2"/>
          <table:table-cell office:value-type="float" office:value="5.3352700336976904" table:style-name="ce12">
            <text:p>5,3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float" office:value="2.85798848531216" table:style-name="ce12">
            <text:p>2,9</text:p>
          </table:table-cell>
          <table:table-cell office:value-type="float" office:value="0" table:style-name="ce13">
            <text:p>0,00</text:p>
          </table:table-cell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1" table:style-name="ce2">
            <text:p>61</text:p>
          </table:table-cell>
          <table:table-cell table:number-columns-repeated="2" table:style-name="ce2"/>
          <table:table-cell office:value-type="float" office:value="4.8037406388501198" table:style-name="ce12">
            <text:p>4,8</text:p>
          </table:table-cell>
          <table:table-cell office:value-type="float" office:value="0" table:style-name="ce13">
            <text:p>0,00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2"/>
          <table:table-cell office:value-type="float" office:value="1.7856728897512899" table:style-name="ce12">
            <text:p>1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2" table:style-name="ce2">
            <text:p>52</text:p>
          </table:table-cell>
          <table:table-cell table:number-columns-repeated="2" table:style-name="ce2"/>
          <table:table-cell office:value-type="float" office:value="2.85798848531216" table:style-name="ce12">
            <text:p>2,9</text:p>
          </table:table-cell>
          <table:table-cell office:value-type="float" office:value="0" table:style-name="ce13">
            <text:p>0,0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0.78841512303733197" table:style-name="ce12">
            <text:p>0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2" table:style-name="ce2">
            <text:p>62</text:p>
          </table:table-cell>
          <table:table-cell table:number-columns-repeated="2" table:style-name="ce2"/>
          <table:table-cell office:value-type="float" office:value="5.0646771209642303" table:style-name="ce12">
            <text:p>5,1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.5156546570164999" table:style-name="ce12">
            <text:p>2,5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1.5401906544802" table:style-name="ce12">
            <text:p>1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3.6371168149644499" table:style-name="ce12">
            <text:p>3,6</text:p>
          </table:table-cell>
          <table:table-cell office:value-type="float" office:value="0" table:style-name="ce13">
            <text:p>0,00</text:p>
          </table:table-cell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0.78841512303733197" table:style-name="ce12">
            <text:p>0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float" office:value="4.31005876695653" table:style-name="ce12">
            <text:p>4,3</text:p>
          </table:table-cell>
          <table:table-cell office:value-type="float" office:value="0" table:style-name="ce13">
            <text:p>0,0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0.78841512303733197" table:style-name="ce12">
            <text:p>0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2"/>
          <table:table-cell office:value-type="float" office:value="0.47750402803053199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table:number-columns-repeated="2" table:style-name="ce2"/>
          <table:table-cell office:value-type="float" office:value="4.0769263027450098" table:style-name="ce12">
            <text:p>4,1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1" table:style-name="ce2">
            <text:p>51</text:p>
          </table:table-cell>
          <table:table-cell table:number-columns-repeated="2" table:style-name="ce2"/>
          <table:table-cell office:value-type="float" office:value="2.6830414414842401" table:style-name="ce12">
            <text:p>2,7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2"/>
          <table:table-cell office:value-type="float" office:value="0.47750402803053199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.5522658359432198" table:style-name="ce12">
            <text:p>4,6</text:p>
          </table:table-cell>
          <table:table-cell office:value-type="float" office:value="0" table:style-name="ce13">
            <text:p>0,00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0.78841512303733197" table:style-name="ce12">
            <text:p>0,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2" table:style-name="ce2"/>
          <table:table-cell office:value-type="float" office:value="2.3556428527293298" table:style-name="ce12">
            <text:p>2,4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7" table:style-name="ce2">
            <text:p>47</text:p>
          </table:table-cell>
          <table:table-cell table:number-columns-repeated="2" table:style-name="ce2"/>
          <table:table-cell office:value-type="float" office:value="2.0570077584305602" table:style-name="ce12">
            <text:p>2,1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float" office:value="4.31005876695653" table:style-name="ce12">
            <text:p>4,3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2" table:style-name="ce2"/>
          <table:table-cell office:value-type="float" office:value="3.2313090620416798" table:style-name="ce12">
            <text:p>3,2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3.8526761406184602" table:style-name="ce12">
            <text:p>3,9</text:p>
          </table:table-cell>
          <table:table-cell office:value-type="float" office:value="0" table:style-name="ce13">
            <text:p>0,00</text:p>
          </table:table-cell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.2173143725284601" table:style-name="ce12">
            <text:p>1,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.4266963150659" table:style-name="ce12">
            <text:p>1,4</text:p>
          </table:table-cell>
          <table:table-cell office:value-type="float" office:value="0" table:style-name="ce13">
            <text:p>0,00</text:p>
          </table:table-cell>
          <table:table-cell office:value-type="float" office:value="37" table:style-name="ce2">
            <text:p>37</text:p>
          </table:table-cell>
          <table:table-cell table:number-columns-repeated="2" table:style-name="ce2"/>
          <table:table-cell office:value-type="float" office:value="0.944630157189568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3.4300577081962902" table:style-name="ce12">
            <text:p>3,4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53" table:style-name="ce2">
            <text:p>53</text:p>
          </table:table-cell>
          <table:table-cell table:number-columns-repeated="2" table:style-name="ce2"/>
          <table:table-cell office:value-type="float" office:value="3.0406819891894599" table:style-name="ce12">
            <text:p>3,0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table:number-columns-repeated="2" table:style-name="ce2"/>
          <table:table-cell office:value-type="float" office:value="2.2028216846886499" table:style-name="ce12">
            <text:p>2,2</text:p>
          </table:table-cell>
          <table:table-cell office:value-type="float" office:value="0" table:style-name="ce13">
            <text:p>0,00</text:p>
          </table:table-cell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table:number-columns-repeated="2" table:style-name="ce2"/>
          <table:table-cell office:value-type="float" office:value="1.91801864370252" table:style-name="ce12">
            <text:p>1,9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9" table:style-name="ce2">
            <text:p>39</text:p>
          </table:table-cell>
          <table:table-cell table:number-columns-repeated="2" table:style-name="ce2"/>
          <table:table-cell office:value-type="float" office:value="1.1210752494171601" table:style-name="ce12">
            <text:p>1,1</text:p>
          </table:table-cell>
          <table:table-cell office:value-type="float" office:value="0" table:style-name="ce13">
            <text:p>0,00</text:p>
          </table:table-cell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1.31912965520312" table:style-name="ce12">
            <text:p>1,3</text:p>
          </table:table-cell>
          <table:table-cell office:value-type="float" office:value="0" table:style-name="ce13">
            <text:p>0,00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office:value-type="float" office:value="0.58905314266060205" table:style-name="ce12">
            <text:p>0,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44" table:style-name="ce2">
            <text:p>44</text:p>
          </table:table-cell>
          <table:table-cell table:number-columns-repeated="2" table:style-name="ce2"/>
          <table:table-cell office:value-type="float" office:value="1.6597900411900499" table:style-name="ce12">
            <text:p>1,7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8" table:style-name="ce2">
            <text:p>38</text:p>
          </table:table-cell>
          <table:table-cell table:number-columns-repeated="2" table:style-name="ce2"/>
          <table:table-cell office:value-type="float" office:value="1.0302381731844901" table:style-name="ce12">
            <text:p>1,0</text:p>
          </table:table-cell>
          <table:table-cell office:value-type="float" office:value="0" table:style-name="ce13">
            <text:p>0,0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2"/>
          <table:table-cell office:value-type="float" office:value="0.47750402803053199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3" table:style-name="ce2">
            <text:p>33</text:p>
          </table:table-cell>
          <table:table-cell table:number-columns-repeated="2" table:style-name="ce2"/>
          <table:table-cell office:value-type="float" office:value="0.65106964005280799" table:style-name="ce12">
            <text:p>0,7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0.78841512303733197" table:style-name="ce12">
            <text:p>0,8</text:p>
          </table:table-cell>
          <table:table-cell office:value-type="float" office:value="0" table:style-name="ce13">
            <text:p>0,00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office:value-type="float" office:value="0.53125274601486805" table:style-name="ce12">
            <text:p>0,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0.86407936290692799" table:style-name="ce12">
            <text:p>0,9</text:p>
          </table:table-cell>
          <table:table-cell office:value-type="float" office:value="0" table:style-name="ce13">
            <text:p>0,00</text:p>
          </table:table-cell>
          <table:table-cell office:value-type="float" office:value="29" table:style-name="ce2">
            <text:p>29</text:p>
          </table:table-cell>
          <table:table-cell table:number-columns-repeated="2" table:style-name="ce2"/>
          <table:table-cell office:value-type="float" office:value="0.427643903432324" table:style-name="ce12">
            <text:p>0,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4">
            <text:p>0,0</text:p>
          </table:table-cell>
          <table:table-cell office:value-type="float" office:value="0" table:style-name="ce14">
            <text:p>0,0</text:p>
          </table:table-cell>
          <table:table-cell table:number-columns-repeated="16372"/>
        </table:table-row>
        <table:table-row table:style-name="ro1">
          <table:table-cell office:value-type="float" office:value="34" table:style-name="ce2">
            <text:p>34</text:p>
          </table:table-cell>
          <table:table-cell table:number-columns-repeated="2" table:style-name="ce2"/>
          <table:table-cell office:value-type="float" office:value="0.717467965737001" table:style-name="ce12">
            <text:p>0,7</text:p>
          </table:table-cell>
          <table:table-cell office:value-type="float" office:value="0" table:style-name="ce13">
            <text:p>0,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" table:formula="of:=#VALUE!" table:style-name="ce2">
            <text:p>#¡VALOR!</text:p>
          </table:table-cell>
          <table:table-cell table:style-name="ce2"/>
          <table:table-cell office:value-type="float" office:value="464.67739056094899" table:style-name="ce12">
            <text:p>464,7</text:p>
          </table:table-cell>
          <table:table-cell office:value-type="float" office:value="0.79562829267202395" table:style-name="ce12">
            <text:p>0,8</text:p>
          </table:table-cell>
          <table:table-cell office:value-type="float" office:value="43" table:style-name="ce2">
            <text:p>43</text:p>
          </table:table-cell>
          <table:table-cell office:value-type="float" office:value="36" table:style-name="ce2">
            <text:p>36</text:p>
          </table:table-cell>
          <table:table-cell office:value-type="float" office:value="31" table:style-name="ce2">
            <text:p>31</text:p>
          </table:table-cell>
          <table:table-cell office:value-type="float" office:value="241.18656239150201" table:style-name="ce12">
            <text:p>241,2</text:p>
          </table:table-cell>
          <table:table-cell office:value-type="float" office:value="6.7281558032579403" table:style-name="ce12">
            <text:p>6,7</text:p>
          </table:table-cell>
          <table:table-cell office:value-type="float" office:value="0" table:style-name="ce12">
            <text:p>0,0</text:p>
          </table:table-cell>
          <table:table-cell office:value-type="float" office:value="16.8585998553772" table:style-name="ce12">
            <text:p>16,9</text:p>
          </table:table-cell>
          <table:table-cell table:number-columns-repeated="16372"/>
        </table:table-row>
        <table:table-row table:style-name="ro1">
          <table:table-cell office:value-type="float" office:value="50.810975609756099" table:style-name="ce2">
            <text:p>50,81097561</text:p>
          </table:table-cell>
          <table:table-cell office:value-type="float" office:value="33" table:style-name="ce2">
            <text:p>33</text:p>
          </table:table-cell>
          <table:table-cell table:style-name="ce2"/>
          <table:table-cell office:value-type="float" office:value="24.793505828513801" table:style-name="ce2">
            <text:p>24,79350583</text:p>
          </table:table-cell>
          <table:table-cell office:value-type="float" office:value="4.2451849632453603E-2" table:style-name="ce2">
            <text:p>0,04245185</text:p>
          </table:table-cell>
          <table:table-cell office:value-type="float" office:value="41.0306748466258" table:style-name="ce2">
            <text:p>41,03067485</text:p>
          </table:table-cell>
          <table:table-cell office:value-type="float" office:value="36.8333333333333" table:style-name="ce2">
            <text:p>36,83333333</text:p>
          </table:table-cell>
          <table:table-cell office:value-type="float" office:value="32.21875" table:style-name="ce2">
            <text:p>32,21875</text:p>
          </table:table-cell>
          <table:table-cell office:value-type="float" office:value="13.6637575965546" table:style-name="ce2">
            <text:p>13,6637576</text:p>
          </table:table-cell>
          <table:table-cell office:value-type="float" office:value="0.38116505768817199" table:style-name="ce2">
            <text:p>0,381165058</text:p>
          </table:table-cell>
          <table:table-cell office:value-type="float" office:value="0" table:style-name="ce2">
            <text:p>0</text:p>
          </table:table-cell>
          <table:table-cell office:value-type="float" office:value="0.95507734575722303" table:style-name="ce2">
            <text:p>0,955077346</text:p>
          </table:table-cell>
          <table:table-cell table:number-columns-repeated="16372"/>
        </table:table-row>
        <table:table-row table:style-name="ro1">
          <table:table-cell office:value-type="float" office:value="7.0715624413113103" table:style-name="ce2">
            <text:p>7,071562441</text:p>
          </table:table-cell>
          <table:table-cell office:value-type="float" office:value="0" table:formula="of:=#DIV/0!" table:style-name="ce2">
            <text:p>#¡DIV/0!</text:p>
          </table:table-cell>
          <table:table-cell table:style-name="ce2"/>
          <table:table-cell office:value-type="percentage" office:value="0.99174023314055204" table:style-name="ce17">
            <text:p>99,2%</text:p>
          </table:table-cell>
          <table:table-cell office:value-type="percentage" office:value="1.69807398529814E-3" table:style-name="ce17">
            <text:p>0,2%</text:p>
          </table:table-cell>
          <table:table-cell office:value-type="float" office:value="7.2481784113328596" table:style-name="ce2">
            <text:p>7,248178411</text:p>
          </table:table-cell>
          <table:table-cell office:value-type="float" office:value="2.9944392908634301" table:style-name="ce2">
            <text:p>2,994439291</text:p>
          </table:table-cell>
          <table:table-cell office:value-type="float" office:value="1.99571112719898" table:style-name="ce2">
            <text:p>1,995711127</text:p>
          </table:table-cell>
          <table:table-cell office:value-type="percentage" office:value="0.91091717310363995" table:style-name="ce17">
            <text:p>91,1%</text:p>
          </table:table-cell>
          <table:table-cell office:value-type="percentage" office:value="2.5411003845878102E-2" table:style-name="ce17">
            <text:p>2,5%</text:p>
          </table:table-cell>
          <table:table-cell office:value-type="percentage" office:value="0" table:style-name="ce17">
            <text:p>0,0%</text:p>
          </table:table-cell>
          <table:table-cell office:value-type="percentage" office:value="6.3671823050481496E-2" table:style-name="ce17">
            <text:p>6,4%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50.703030303030303" table:style-name="ce2">
            <text:p>50,7030303</text:p>
          </table:table-cell>
          <table:table-cell table:number-columns-repeated="3" table:style-name="ce2"/>
          <table:table-cell office:value-type="float" office:value="43" table:style-name="ce2">
            <text:p>43</text:p>
          </table:table-cell>
          <table:table-cell office:value-type="float" office:value="40.881656804733701" table:style-name="ce2">
            <text:p>40,881656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7.1850320725256704" table:style-name="ce2">
            <text:p>7,185032073</text:p>
          </table:table-cell>
          <table:table-cell table:style-name="ce2"/>
          <table:table-cell office:value-type="float" office:value="164" table:style-name="ce2">
            <text:p>16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.1786858527164998" table:style-name="ce2">
            <text:p>7,178685853</text:p>
          </table:table-cell>
          <table:table-cell table:style-name="ce2"/>
          <table:table-cell office:value-type="float" office:value="163" table:style-name="ce2">
            <text:p>16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percentage" office:value="0.97041420118343202" table:style-name="ce18">
            <text:p>97 %</text:p>
          </table:table-cell>
          <table:table-cell office:value-type="percentage" office:value="5.9171597633136102E-3" table:style-name="ce18">
            <text:p>1 %</text:p>
          </table:table-cell>
          <table:table-cell table:number-columns-repeated="3" table:style-name="ce2"/>
          <table:table-cell office:value-type="percentage" office:value="0.81094527363184099" table:style-name="ce18">
            <text:p>81 %</text:p>
          </table:table-cell>
          <table:table-cell office:value-type="percentage" office:value="2.9850746268656699E-2" table:style-name="ce18">
            <text:p>3 %</text:p>
          </table:table-cell>
          <table:table-cell office:value-type="percentage" office:value="0" table:style-name="ce18">
            <text:p>0 %</text:p>
          </table:table-cell>
          <table:table-cell office:value-type="percentage" office:value="0.15920398009950201" table:style-name="ce18">
            <text:p>16 %</text:p>
          </table:table-cell>
          <table:table-cell table:number-columns-repeated="16372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9" table:style-name="ce1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0">
            <text:p>Resumen</text:p>
          </table:table-cell>
          <table:table-cell table:number-columns-repeated="7" table:style-name="ce2"/>
          <table:table-cell table:style-name="ce1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0">
            <text:p>Lance</text:p>
          </table:table-cell>
          <table:table-cell office:value-type="float" office:value="12" table:style-name="ce20">
            <text:p>12</text:p>
          </table:table-cell>
          <table:table-cell office:value-type="float" office:value="23" table:style-name="ce20">
            <text:p>23</text:p>
          </table:table-cell>
          <table:table-cell office:value-type="float" office:value="46" table:style-name="ce20">
            <text:p>46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table:style-name="ce1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0">
            <text:p>especie</text:p>
          </table:table-cell>
          <table:table-cell office:value-type="string" table:style-name="ce21">
            <text:p>SKJ</text:p>
          </table:table-cell>
          <table:table-cell office:value-type="string" table:style-name="ce22">
            <text:p>SKJ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3">
            <text:p>YFT</text:p>
          </table:table-cell>
          <table:table-cell table:style-name="ce1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0">
            <text:p>peso captura total (kg)</text:p>
          </table:table-cell>
          <table:table-cell office:value-type="float" office:value="468.5" table:style-name="ce24">
            <text:p>468,5</text:p>
          </table:table-cell>
          <table:table-cell office:value-type="float" office:value="264.8" table:style-name="ce2">
            <text:p>264,8</text:p>
          </table:table-cell>
          <table:table-cell office:value-type="float" office:value="1007.6565528923644" table:formula="of:=[.D192]" table:style-name="ce12">
            <text:p>1007,7</text:p>
          </table:table-cell>
          <table:table-cell office:value-type="float" office:value="2332.097849628256" table:formula="of:=[.E192]" table:style-name="ce12">
            <text:p>2332,1</text:p>
          </table:table-cell>
          <table:table-cell office:value-type="float" office:value="2104.3920096354295" table:formula="of:=[.F192]" table:style-name="ce12">
            <text:p>2104,4</text:p>
          </table:table-cell>
          <table:table-cell office:value-type="float" office:value="2786.3557755503866" table:formula="of:=[.G192]" table:style-name="ce12">
            <text:p>2786,4</text:p>
          </table:table-cell>
          <table:table-cell office:value-type="float" office:value="1090.4633401886879" table:formula="of:=[.H192]" table:style-name="ce14">
            <text:p>1090,5</text:p>
          </table:table-cell>
          <table:table-cell table:style-name="ce1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0">
            <text:p>peso de sp. (kg)</text:p>
          </table:table-cell>
          <table:table-cell office:value-type="float" office:value="463.9599225952125" table:formula="of:=SUM([.D12:.D174])" table:style-name="ce25">
            <text:p>464,0</text:p>
          </table:table-cell>
          <table:table-cell office:value-type="float" office:value="241.18656239150147" table:formula="of:=SUM([.I12:.I174])" table:style-name="ce12">
            <text:p>241,2</text:p>
          </table:table-cell>
          <table:table-cell office:value-type="float" office:value="1007.6565528923644" table:formula="of:=SUM([.R12:.R25])" table:style-name="ce12">
            <text:p>1007,7</text:p>
          </table:table-cell>
          <table:table-cell office:value-type="float" office:value="2332.097849628256" table:formula="of:=SUM([.Y12:.Y43])" table:style-name="ce12">
            <text:p>2332,1</text:p>
          </table:table-cell>
          <table:table-cell office:value-type="float" office:value="2104.3920096354295" table:formula="of:=SUM([.AF12:.AF40])" table:style-name="ce12">
            <text:p>2104,4</text:p>
          </table:table-cell>
          <table:table-cell office:value-type="float" office:value="2786.3557755503866" table:formula="of:=SUM([.AL12:.AL49])" table:style-name="ce12">
            <text:p>2786,4</text:p>
          </table:table-cell>
          <table:table-cell office:value-type="float" office:value="1090.4633401886879" table:formula="of:=SUM([.AR12:.AR29])" table:style-name="ce14">
            <text:p>1090,5</text:p>
          </table:table-cell>
          <table:table-cell table:style-name="ce1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0">
            <text:p>media de peso de sp. (kg)</text:p>
          </table:table-cell>
          <table:table-cell office:value-type="float" office:value="2.8463798932221627" table:formula="of:=AVERAGE([.D12:.D174])" table:style-name="ce25">
            <text:p>2,8</text:p>
          </table:table-cell>
          <table:table-cell office:value-type="float" office:value="1.479672161911052" table:formula="of:=AVERAGE([.I12:.I174])" table:style-name="ce12">
            <text:p>1,5</text:p>
          </table:table-cell>
          <table:table-cell office:value-type="float" office:value="71.975468063740308" table:formula="of:=AVERAGE([.R12:.R25])" table:style-name="ce12">
            <text:p>72,0</text:p>
          </table:table-cell>
          <table:table-cell office:value-type="float" office:value="72.878057800882999" table:formula="of:=AVERAGE([.Y12:.Y43])" table:style-name="ce12">
            <text:p>72,9</text:p>
          </table:table-cell>
          <table:table-cell office:value-type="float" office:value="72.565241711566529" table:formula="of:=AVERAGE([.AF12:.AF40])" table:style-name="ce12">
            <text:p>72,6</text:p>
          </table:table-cell>
          <table:table-cell office:value-type="float" office:value="73.325151988168074" table:formula="of:=AVERAGE([.AL12:.AL49])" table:style-name="ce12">
            <text:p>73,3</text:p>
          </table:table-cell>
          <table:table-cell office:value-type="float" office:value="60.581296677149325" table:formula="of:=AVERAGE([.AR12:.AR29])" table:style-name="ce14">
            <text:p>60,6</text:p>
          </table:table-cell>
          <table:table-cell table:style-name="ce19"/>
          <table:table-cell table:number-columns-repeated="16375"/>
        </table:table-row>
        <table:table-row table:style-name="ro1">
          <table:table-cell office:value-type="string" table:style-name="ce20">
            <text:p>mediana de peso</text:p>
          </table:table-cell>
          <table:table-cell office:value-type="float" office:value="2.6830414414842401" table:formula="of:=MEDIAN([.D12:.D174])" table:style-name="ce25">
            <text:p>2,7</text:p>
          </table:table-cell>
          <table:table-cell office:value-type="float" office:value="1.31912965520312" table:formula="of:=MEDIAN([.I12:.I174])" table:style-name="ce12">
            <text:p>1,3</text:p>
          </table:table-cell>
          <table:table-cell office:value-type="float" office:value="65.175252349034039" table:formula="of:=MEDIAN([.R12:.R25])" table:style-name="ce12">
            <text:p>65,2</text:p>
          </table:table-cell>
          <table:table-cell office:value-type="float" office:value="70.357203826161935" table:formula="of:=MEDIAN([.Y12:.Y43])" table:style-name="ce12">
            <text:p>70,4</text:p>
          </table:table-cell>
          <table:table-cell office:value-type="float" office:value="69.679607399647566" table:formula="of:=MEDIAN([.AF12:.AF40])" table:style-name="ce12">
            <text:p>69,7</text:p>
          </table:table-cell>
          <table:table-cell office:value-type="float" office:value="72.416128519715755" table:formula="of:=MEDIAN([.AL12:.AL49])" table:style-name="ce12">
            <text:p>72,4</text:p>
          </table:table-cell>
          <table:table-cell office:value-type="float" office:value="58.849039269291552" table:formula="of:=MEDIAN([.AR12:.AR29])" table:style-name="ce14">
            <text:p>58,8</text:p>
          </table:table-cell>
          <table:table-cell table:style-name="ce19"/>
          <table:table-cell table:number-columns-repeated="16375"/>
        </table:table-row>
        <table:table-row table:style-name="ro1">
          <table:table-cell office:value-type="string" table:style-name="ce20">
            <text:p>talla media (cm)</text:p>
          </table:table-cell>
          <table:table-cell office:value-type="float" office:value="50.914110429447852" table:formula="of:=AVERAGE([.A12:.A174])" table:style-name="ce25">
            <text:p>50,9</text:p>
          </table:table-cell>
          <table:table-cell office:value-type="float" office:value="41.030674846625764" table:formula="of:=AVERAGE([.F12:.F174])" table:style-name="ce12">
            <text:p>41,0</text:p>
          </table:table-cell>
          <table:table-cell office:value-type="float" office:value="153.85714285714286" table:formula="of:=AVERAGE([.O12:.O25])" table:style-name="ce12">
            <text:p>153,9</text:p>
          </table:table-cell>
          <table:table-cell office:value-type="float" office:value="155.375" table:formula="of:=AVERAGE([.V12:.V43])" table:style-name="ce12">
            <text:p>155,4</text:p>
          </table:table-cell>
          <table:table-cell office:value-type="float" office:value="160.44827586206895" table:formula="of:=AVERAGE([.AC12:.AC40])" table:style-name="ce12">
            <text:p>160,4</text:p>
          </table:table-cell>
          <table:table-cell office:value-type="float" office:value="155.86842105263159" table:formula="of:=AVERAGE([.AI12:.AI49])" table:style-name="ce12">
            <text:p>155,9</text:p>
          </table:table-cell>
          <table:table-cell office:value-type="float" office:value="146.77777777777777" table:formula="of:=AVERAGE([.AO12:.AO29])" table:style-name="ce14">
            <text:p>146,8</text:p>
          </table:table-cell>
          <table:table-cell table:style-name="ce19"/>
          <table:table-cell table:number-columns-repeated="16375"/>
        </table:table-row>
        <table:table-row table:style-name="ro1">
          <table:table-cell office:value-type="string" table:style-name="ce20">
            <text:p>desviación talla en sp. (cm)</text:p>
          </table:table-cell>
          <table:table-cell office:value-type="float" office:value="6.9685349019064313" table:formula="of:=STDEV([.A12:.A174])" table:style-name="ce25">
            <text:p>7,0</text:p>
          </table:table-cell>
          <table:table-cell office:value-type="float" office:value="7.248178411332856" table:formula="of:=STDEV([.F12:.F174])" table:style-name="ce12">
            <text:p>7,2</text:p>
          </table:table-cell>
          <table:table-cell office:value-type="float" office:value="17.324314362532974" table:formula="of:=STDEV([.O12:.O174])" table:style-name="ce12">
            <text:p>17,3</text:p>
          </table:table-cell>
          <table:table-cell office:value-type="float" office:value="12.765039622309827" table:formula="of:=STDEV([.V13:.V44])" table:style-name="ce26">
            <text:p>12,8</text:p>
          </table:table-cell>
          <table:table-cell office:value-type="float" office:value="8.6210643961607971" table:formula="of:=STDEV([.AC13:.AC41])" table:style-name="ce26">
            <text:p>8,6</text:p>
          </table:table-cell>
          <table:table-cell office:value-type="float" office:value="11.152640108126025" table:formula="of:=STDEV([.AI13:.AI50])" table:style-name="ce26">
            <text:p>11,2</text:p>
          </table:table-cell>
          <table:table-cell office:value-type="float" office:value="4.2461054820512745" table:formula="of:=STDEV([.AO13:.AO30])" table:style-name="ce27">
            <text:p>4,2</text:p>
          </table:table-cell>
          <table:table-cell table:style-name="ce19"/>
          <table:table-cell table:number-columns-repeated="16375"/>
        </table:table-row>
        <table:table-row table:style-name="ro1">
          <table:table-cell office:value-type="string" table:style-name="ce28">
            <text:p>unidades/captura total</text:p>
          </table:table-cell>
          <table:table-cell office:value-type="string" table:style-name="ce29">
            <text:p>164/169</text:p>
          </table:table-cell>
          <table:table-cell office:value-type="string" table:style-name="ce30">
            <text:p>163/201</text:p>
          </table:table-cell>
          <table:table-cell office:value-type="string" table:style-name="ce13">
            <text:p>14/14</text:p>
          </table:table-cell>
          <table:table-cell office:value-type="string" table:style-name="ce13">
            <text:p>32/32</text:p>
          </table:table-cell>
          <table:table-cell office:value-type="string" table:style-name="ce13">
            <text:p>29/29</text:p>
          </table:table-cell>
          <table:table-cell office:value-type="string" table:style-name="ce13">
            <text:p>38/38</text:p>
          </table:table-cell>
          <table:table-cell office:value-type="string" table:style-name="ce31">
            <text:p>18/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2">
            <text:p>% de sp.</text:p>
          </table:table-cell>
          <table:table-cell office:value-type="float" office:value="97" table:style-name="ce2">
            <text:p>97</text:p>
          </table:table-cell>
          <table:table-cell office:value-type="float" office:value="81" table:style-name="ce2">
            <text:p>8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number-columns-repeated="6" table:style-name="ce12"/>
          <table:table-cell table:number-columns-repeated="16375"/>
        </table:table-row>
        <table:table-row table:style-name="ro1">
          <table:table-cell table:style-name="ce2"/>
          <table:table-cell office:value-type="string" table:number-columns-spanned="2" table:number-rows-spanned="1" table:style-name="ce42">
            <text:p>Lance 12</text:p>
          </table:table-cell>
          <table:covered-table-cell/>
          <table:table-cell office:value-type="string" table:number-columns-spanned="2" table:number-rows-spanned="1" table:style-name="ce43">
            <text:p>Lance23</text:p>
          </table:table-cell>
          <table:covered-table-cell/>
          <table:table-cell table:number-columns-repeated="4" table:style-name="ce12"/>
          <table:table-cell table:number-columns-repeated="16375"/>
        </table:table-row>
        <table:table-row table:style-name="ro2">
          <table:table-cell table:style-name="ce2"/>
          <table:table-cell office:value-type="string" table:style-name="ce33">
            <text:p>BET</text:p>
          </table:table-cell>
          <table:table-cell office:value-type="string" table:style-name="ce34">
            <text:p>Auxis</text:p>
          </table:table-cell>
          <table:table-cell office:value-type="string" table:style-name="ce33">
            <text:p>BET</text:p>
          </table:table-cell>
          <table:table-cell office:value-type="string" table:style-name="ce35">
            <text:p>Auxis</text:p>
          </table:table-cell>
          <table:table-cell table:number-columns-repeated="4" table:style-name="ce12"/>
          <table:table-cell table:number-columns-repeated="16375"/>
        </table:table-row>
        <table:table-row table:style-name="ro1">
          <table:table-cell office:value-type="string" table:style-name="ce20">
            <text:p>peso captura total (kg)</text:p>
          </table:table-cell>
          <table:table-cell office:value-type="float" office:value="468.5" table:formula="of:=[.B191]" table:number-columns-spanned="2" table:number-rows-spanned="1" table:style-name="ce44">
            <text:p>468,5</text:p>
          </table:table-cell>
          <table:covered-table-cell/>
          <table:table-cell office:value-type="float" office:value="264.8" table:formula="of:=[.C191]" table:number-columns-spanned="2" table:number-rows-spanned="1" table:style-name="ce45">
            <text:p>264,8</text:p>
          </table:table-cell>
          <table:covered-table-cell/>
          <table:table-cell table:number-columns-repeated="4" table:style-name="ce12"/>
          <table:table-cell table:number-columns-repeated="16375"/>
        </table:table-row>
        <table:table-row table:style-name="ro2">
          <table:table-cell office:value-type="string" table:style-name="ce20">
            <text:p>peso de sp. (kg)</text:p>
          </table:table-cell>
          <table:table-cell office:value-type="float" office:value="0.79562829267202395" table:formula="of:=SUM([.E12])" table:style-name="ce25">
            <text:p>0,8</text:p>
          </table:table-cell>
          <table:table-cell office:value-type="float" office:value="0" table:formula="of:=SUM(['file:///C:/Users/Gotzon%20Mandiola/Desktop/datos/datosbiologicos/Spill%20PCST_2019.xlsm'#Lance12.N11:.N14])" table:style-name="ce36">
            <text:p>0,0</text:p>
          </table:table-cell>
          <table:table-cell office:value-type="float" office:value="0" table:formula="of:=SUM(['file:///C:/Users/Gotzon%20Mandiola/Desktop/datos/datosbiologicos/Spill%20PCST_2019.xlsm'#Lance23.L11:.L16])" table:style-name="ce37">
            <text:p>0,00</text:p>
          </table:table-cell>
          <table:table-cell office:value-type="float" office:value="0" table:formula="of:=SUM(['file:///C:/Users/Gotzon%20Mandiola/Desktop/datos/datosbiologicos/Spill%20PCST_2019.xlsm'#Lance23.N11:.N42])" table:style-name="ce31">
            <text:p>0,00</text:p>
          </table:table-cell>
          <table:table-cell table:number-columns-repeated="4" table:style-name="ce12"/>
          <table:table-cell table:number-columns-repeated="16375"/>
        </table:table-row>
        <table:table-row table:style-name="ro1">
          <table:table-cell office:value-type="string" table:style-name="ce20">
            <text:p>media de peso de sp. (kg)</text:p>
          </table:table-cell>
          <table:table-cell office:value-type="float" office:value="0.79562829267202395" table:formula="of:=AVERAGE([.E12])" table:style-name="ce25">
            <text:p>0,8</text:p>
          </table:table-cell>
          <table:table-cell office:value-type="float" office:value="0" table:formula="of:=AVERAGE(['file:///C:/Users/Gotzon%20Mandiola/Desktop/datos/datosbiologicos/Spill%20PCST_2019.xlsm'#Lance12.N11:.N14])" table:style-name="ce12">
            <text:p>#¡DIV/0!</text:p>
          </table:table-cell>
          <table:table-cell office:value-type="float" office:value="0" table:formula="of:=AVERAGE(['file:///C:/Users/Gotzon%20Mandiola/Desktop/datos/datosbiologicos/Spill%20PCST_2019.xlsm'#Lance23.L11:.L16])" table:style-name="ce13">
            <text:p>#¡DIV/0!</text:p>
          </table:table-cell>
          <table:table-cell office:value-type="float" office:value="0" table:formula="of:=AVERAGE(['file:///C:/Users/Gotzon%20Mandiola/Desktop/datos/datosbiologicos/Spill%20PCST_2019.xlsm'#Lance23.N11:.N42])" table:style-name="ce31">
            <text:p>#¡DIV/0!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0">
            <text:p>talla media (cm)</text:p>
          </table:table-cell>
          <table:table-cell office:value-type="float" office:value="33" table:formula="of:=AVERAGE([.B12])" table:style-name="ce24">
            <text:p>33</text:p>
          </table:table-cell>
          <table:table-cell office:value-type="float" office:value="0" table:formula="of:=AVERAGE(['file:///C:/Users/Gotzon%20Mandiola/Desktop/datos/datosbiologicos/Spill%20PCST_2019.xlsm'#Lance12.D11:.D14])" table:style-name="ce12">
            <text:p>#¡DIV/0!</text:p>
          </table:table-cell>
          <table:table-cell office:value-type="float" office:value="0" table:formula="of:=AVERAGE(['file:///C:/Users/Gotzon%20Mandiola/Desktop/datos/datosbiologicos/Spill%20PCST_2019.xlsm'#Lance23.B11:.B16])" table:style-name="ce13">
            <text:p>#¡DIV/0!</text:p>
          </table:table-cell>
          <table:table-cell office:value-type="float" office:value="0" table:formula="of:=AVERAGE(['file:///C:/Users/Gotzon%20Mandiola/Desktop/datos/datosbiologicos/Spill%20PCST_2019.xlsm'#Lance23.D11:.D42])" table:style-name="ce31">
            <text:p>#¡DIV/0!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0">
            <text:p>desviación talla en sp. (cm)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STDEV(['file:///C:/Users/Gotzon%20Mandiola/Desktop/datos/datosbiologicos/Spill%20PCST_2019.xlsm'#Lance12.D11:.D14])" table:style-name="ce12">
            <text:p>#¡DIV/0!</text:p>
          </table:table-cell>
          <table:table-cell office:value-type="float" office:value="0" table:formula="of:=STDEV((['file:///C:/Users/Gotzon%20Mandiola/Desktop/datos/datosbiologicos/Spill%20PCST_2019.xlsm'#Lance23.B11:.B16]))" table:style-name="ce13">
            <text:p>#¡DIV/0!</text:p>
          </table:table-cell>
          <table:table-cell office:value-type="float" office:value="0" table:formula="of:=STDEV(['file:///C:/Users/Gotzon%20Mandiola/Desktop/datos/datosbiologicos/Spill%20PCST_2019.xlsm'#Lance23.D11:.D42])" table:style-name="ce31">
            <text:p>#¡DIV/0!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8">
            <text:p>unidades/captura total</text:p>
          </table:table-cell>
          <table:table-cell office:value-type="string" table:style-name="ce24">
            <text:p>1/169</text:p>
          </table:table-cell>
          <table:table-cell office:value-type="string" table:style-name="ce2">
            <text:p>4/169</text:p>
          </table:table-cell>
          <table:table-cell office:value-type="string" table:style-name="ce2">
            <text:p>6/201</text:p>
          </table:table-cell>
          <table:table-cell office:value-type="string" table:style-name="ce4">
            <text:p>32/201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% de sp.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3" table:style-name="ce39">
            <text:p>3</text:p>
          </table:table-cell>
          <table:table-cell office:value-type="float" office:value="16" table:style-name="ce40">
            <text:p>16</text:p>
          </table:table-cell>
          <table:table-cell table:number-columns-repeated="16379"/>
        </table:table-row>
        <table:table-row table:number-rows-repeated="1048366" table:style-name="ro3">
          <table:table-cell table:number-columns-repeated="16384"/>
        </table:table-row>
        <table:named-expressions>
          <table:named-range table:name="Print_Area" table:cell-range-address="lances_puros.$A$198:lances_puros.$H$198" table:base-cell-address="lances_puros.$A$1"/>
        </table:named-expressions>
      </table:table>
      <table:table table:name="mix_tallas" table:style-name="ta2">
        <table:table-column table:style-name="co3" table:number-columns-repeated="8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3" table:number-columns-repeated="1013" table:default-cell-style-name="ce46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81">
            <text:p>Lance 60</text:p>
          </table:table-cell>
          <table:covered-table-cell table:number-columns-repeated="2"/>
          <table:table-cell table:style-name="ce1"/>
          <table:table-cell table:style-name="ce46"/>
          <table:table-cell office:value-type="string" table:number-columns-spanned="3" table:number-rows-spanned="1" table:style-name="ce81">
            <text:p>Lance 69</text:p>
          </table:table-cell>
          <table:covered-table-cell table:number-columns-repeated="2"/>
          <table:table-cell table:number-columns-repeated="2" table:style-name="ce46"/>
          <table:table-cell office:value-type="string" table:number-columns-spanned="3" table:number-rows-spanned="1" table:style-name="ce82">
            <text:p>Lance 60</text:p>
          </table:table-cell>
          <table:covered-table-cell table:number-columns-repeated="2"/>
          <table:table-cell office:value-type="string" table:number-columns-spanned="3" table:number-rows-spanned="1" table:style-name="ce82">
            <text:p>Lance 69</text:p>
          </table:table-cell>
          <table:covered-table-cell table:number-columns-repeated="2"/>
          <table:table-cell office:value-type="string" table:number-columns-spanned="3" table:number-rows-spanned="1" table:style-name="ce81">
            <text:p>Mix</text:p>
          </table:table-cell>
          <table:covered-table-cell table:number-columns-repeated="2"/>
          <table:table-cell office:value-type="string" table:style-name="ce46">
            <text:p>Mix unified</text:p>
          </table:table-cell>
          <table:table-cell table:number-columns-repeated="16364"/>
        </table:table-row>
        <table:table-row table:style-name="ro2">
          <table:table-cell office:value-type="string" table:style-name="ce47">
            <text:p>skj</text:p>
          </table:table-cell>
          <table:table-cell office:value-type="string" table:style-name="ce47">
            <text:p>bet</text:p>
          </table:table-cell>
          <table:table-cell office:value-type="string" table:style-name="ce48">
            <text:p>yft</text:p>
          </table:table-cell>
          <table:table-cell table:number-columns-repeated="2" table:style-name="ce46"/>
          <table:table-cell office:value-type="string" table:style-name="ce47">
            <text:p>skj</text:p>
          </table:table-cell>
          <table:table-cell office:value-type="string" table:style-name="ce47">
            <text:p>bet</text:p>
          </table:table-cell>
          <table:table-cell office:value-type="string" table:style-name="ce48">
            <text:p>yft</text:p>
          </table:table-cell>
          <table:table-cell table:number-columns-repeated="2" table:style-name="ce46"/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office:value-type="string" table:style-name="ce50">
            <text:p>all sp</text:p>
          </table:table-cell>
          <table:table-cell table:number-columns-repeated="16364"/>
        </table:table-row>
        <table:table-row table:style-name="ro1">
          <table:table-cell office:value-type="float" office:value="56" table:style-name="ce46">
            <text:p>56</text:p>
          </table:table-cell>
          <table:table-cell office:value-type="float" office:value="58" table:style-name="ce46">
            <text:p>58</text:p>
          </table:table-cell>
          <table:table-cell office:value-type="float" office:value="50" table:style-name="ce51">
            <text:p>50</text:p>
          </table:table-cell>
          <table:table-cell table:number-columns-repeated="2" table:style-name="ce46"/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52">
            <text:p>48</text:p>
          </table:table-cell>
          <table:table-cell table:style-name="ce46"/>
          <table:table-cell office:value-type="string" table:style-name="ce53">
            <text:p>media talla</text:p>
          </table:table-cell>
          <table:table-cell office:value-type="float" office:value="51.666666666666664" table:formula="of:=AVERAGE([.A3:.A14])" table:style-name="ce54">
            <text:p>51,667</text:p>
          </table:table-cell>
          <table:table-cell office:value-type="float" office:value="61.466666666666669" table:formula="of:=AVERAGE([.B3:.B32])" table:style-name="ce55">
            <text:p>61,467</text:p>
          </table:table-cell>
          <table:table-cell office:value-type="float" office:value="61.631578947368418" table:formula="of:=AVERAGE([.C3:.C21])" table:style-name="ce56">
            <text:p>61,632</text:p>
          </table:table-cell>
          <table:table-cell office:value-type="float" office:value="47.722543352601157" table:formula="of:=AVERAGE([.F3:.F175])" table:style-name="ce54">
            <text:p>47,723</text:p>
          </table:table-cell>
          <table:table-cell office:value-type="float" office:value="53.272727272727273" table:formula="of:=AVERAGE([.G3:.G46])" table:style-name="ce55">
            <text:p>53,273</text:p>
          </table:table-cell>
          <table:table-cell office:value-type="float" office:value="59.31111111111111" table:formula="of:=AVERAGE([.H3:.H47])" table:style-name="ce56">
            <text:p>59,311</text:p>
          </table:table-cell>
          <table:table-cell office:value-type="float" office:value="47.97837837837838" table:formula="of:=AVERAGE([.A3:.A14];[.F3:.F175])" table:style-name="ce57">
            <text:p>47,97837838</text:p>
          </table:table-cell>
          <table:table-cell office:value-type="float" office:value="56.594594594594597" table:formula="of:=AVERAGE([.B3:.B32];[.G3:.G46])" table:style-name="ce58">
            <text:p>56,59459459</text:p>
          </table:table-cell>
          <table:table-cell office:value-type="float" office:value="60" table:formula="of:=AVERAGE([.C3:.C21];[.H3:.H47])" table:style-name="ce59">
            <text:p>60</text:p>
          </table:table-cell>
          <table:table-cell office:value-type="float" office:value="52.3343653250774" table:formula="of:=AVERAGE([.A3:.A14];[.F3:.F175];[.B3:.B32];[.G3:.G46];[.C3:.C21];[.H3:.H47])" table:style-name="ce60">
            <text:p>52</text:p>
          </table:table-cell>
          <table:table-cell table:number-columns-repeated="16364"/>
        </table:table-row>
        <table:table-row table:style-name="ro1">
          <table:table-cell office:value-type="float" office:value="53" table:style-name="ce46">
            <text:p>53</text:p>
          </table:table-cell>
          <table:table-cell office:value-type="float" office:value="62" table:style-name="ce46">
            <text:p>62</text:p>
          </table:table-cell>
          <table:table-cell office:value-type="float" office:value="56" table:style-name="ce61">
            <text:p>56</text:p>
          </table:table-cell>
          <table:table-cell table:number-columns-repeated="2" table:style-name="ce46"/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63" table:style-name="ce62">
            <text:p>63</text:p>
          </table:table-cell>
          <table:table-cell table:style-name="ce46"/>
          <table:table-cell office:value-type="string" table:style-name="ce63">
            <text:p>desviacion talla</text:p>
          </table:table-cell>
          <table:table-cell office:value-type="float" office:value="2.2696949467968492" table:formula="of:=STDEV([.A3:.A14])" table:style-name="ce64">
            <text:p>2,270</text:p>
          </table:table-cell>
          <table:table-cell office:value-type="float" office:value="10.210654791166313" table:formula="of:=STDEV([.B3:.B32])" table:style-name="ce65">
            <text:p>10,211</text:p>
          </table:table-cell>
          <table:table-cell office:value-type="float" office:value="10.950446598278722" table:formula="of:=STDEV([.C3:.C21])" table:style-name="ce66">
            <text:p>10,950</text:p>
          </table:table-cell>
          <table:table-cell office:value-type="float" office:value="3.6461847541219061" table:formula="of:=STDEV([.F3:.F175])" table:style-name="ce64">
            <text:p>3,646</text:p>
          </table:table-cell>
          <table:table-cell office:value-type="float" office:value="6.4424595778524143" table:formula="of:=STDEV([.G3:.G46])" table:style-name="ce65">
            <text:p>6,442</text:p>
          </table:table-cell>
          <table:table-cell office:value-type="float" office:value="10.509351295225827" table:formula="of:=STDEV([.H3:.H47])" table:style-name="ce66">
            <text:p>10,509</text:p>
          </table:table-cell>
          <table:table-cell office:value-type="float" office:value="3.6992313490025204" table:formula="of:=STDEV([.A3:.A14];[.F3:.F175])" table:style-name="ce67">
            <text:p>3,699231349</text:p>
          </table:table-cell>
          <table:table-cell office:value-type="float" office:value="9.0703776769910789" table:formula="of:=STDEV([.B3:.B32];[.G3:.G46])" table:style-name="ce68">
            <text:p>9,070377677</text:p>
          </table:table-cell>
          <table:table-cell office:value-type="float" office:value="10.608472205727013" table:formula="of:=STDEV([.C3:.C21];[.H3:.H47])" table:style-name="ce69">
            <text:p>10,60847221</text:p>
          </table:table-cell>
          <table:table-cell office:value-type="float" office:value="8.6742083149396265" table:formula="of:=STDEV([.A3:.A14];[.F3:.F175];[.B3:.B32];[.G3:.G46];[.C3:.C21];[.H3:.H47])" table:style-name="ce46">
            <text:p>8,674208315</text:p>
          </table:table-cell>
          <table:table-cell table:number-columns-repeated="16364"/>
        </table:table-row>
        <table:table-row table:style-name="ro1">
          <table:table-cell office:value-type="float" office:value="53" table:style-name="ce46">
            <text:p>53</text:p>
          </table:table-cell>
          <table:table-cell office:value-type="float" office:value="79" table:style-name="ce46">
            <text:p>79</text:p>
          </table:table-cell>
          <table:table-cell office:value-type="float" office:value="54" table:style-name="ce61">
            <text:p>54</text:p>
          </table:table-cell>
          <table:table-cell table:number-columns-repeated="2" table:style-name="ce46"/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62">
            <text:p>58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1" table:style-name="ce46">
            <text:p>51</text:p>
          </table:table-cell>
          <table:table-cell office:value-type="float" office:value="69" table:style-name="ce46">
            <text:p>69</text:p>
          </table:table-cell>
          <table:table-cell office:value-type="float" office:value="60" table:style-name="ce61">
            <text:p>60</text:p>
          </table:table-cell>
          <table:table-cell table:number-columns-repeated="2" table:style-name="ce46"/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62">
            <text:p>59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2" table:style-name="ce46">
            <text:p>52</text:p>
          </table:table-cell>
          <table:table-cell office:value-type="float" office:value="77" table:style-name="ce46">
            <text:p>77</text:p>
          </table:table-cell>
          <table:table-cell office:value-type="float" office:value="60" table:style-name="ce61">
            <text:p>60</text:p>
          </table:table-cell>
          <table:table-cell table:number-columns-repeated="2" table:style-name="ce46"/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62">
            <text:p>71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49" table:style-name="ce46">
            <text:p>49</text:p>
          </table:table-cell>
          <table:table-cell office:value-type="float" office:value="82" table:style-name="ce46">
            <text:p>82</text:p>
          </table:table-cell>
          <table:table-cell office:value-type="float" office:value="61" table:style-name="ce61">
            <text:p>61</text:p>
          </table:table-cell>
          <table:table-cell table:number-columns-repeated="2" table:style-name="ce46"/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62">
            <text:p>49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0" table:style-name="ce46">
            <text:p>50</text:p>
          </table:table-cell>
          <table:table-cell office:value-type="float" office:value="62" table:style-name="ce46">
            <text:p>62</text:p>
          </table:table-cell>
          <table:table-cell office:value-type="float" office:value="53" table:style-name="ce61">
            <text:p>53</text:p>
          </table:table-cell>
          <table:table-cell table:number-columns-repeated="2" table:style-name="ce46"/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62">
            <text:p>45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0" table:style-name="ce46">
            <text:p>50</text:p>
          </table:table-cell>
          <table:table-cell office:value-type="float" office:value="53" table:style-name="ce46">
            <text:p>53</text:p>
          </table:table-cell>
          <table:table-cell office:value-type="float" office:value="56" table:style-name="ce61">
            <text:p>56</text:p>
          </table:table-cell>
          <table:table-cell table:number-columns-repeated="2" table:style-name="ce46"/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95" table:style-name="ce62">
            <text:p>95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0" table:style-name="ce46">
            <text:p>50</text:p>
          </table:table-cell>
          <table:table-cell office:value-type="float" office:value="61" table:style-name="ce46">
            <text:p>61</text:p>
          </table:table-cell>
          <table:table-cell office:value-type="float" office:value="59" table:style-name="ce61">
            <text:p>59</text:p>
          </table:table-cell>
          <table:table-cell table:number-columns-repeated="2" table:style-name="ce46"/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62">
            <text:p>53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2" table:style-name="ce46">
            <text:p>52</text:p>
          </table:table-cell>
          <table:table-cell office:value-type="float" office:value="54" table:style-name="ce46">
            <text:p>54</text:p>
          </table:table-cell>
          <table:table-cell office:value-type="float" office:value="73" table:style-name="ce61">
            <text:p>73</text:p>
          </table:table-cell>
          <table:table-cell table:number-columns-repeated="2" table:style-name="ce46"/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62">
            <text:p>60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49" table:style-name="ce46">
            <text:p>49</text:p>
          </table:table-cell>
          <table:table-cell office:value-type="float" office:value="50" table:style-name="ce46">
            <text:p>50</text:p>
          </table:table-cell>
          <table:table-cell office:value-type="float" office:value="77" table:style-name="ce61">
            <text:p>77</text:p>
          </table:table-cell>
          <table:table-cell table:number-columns-repeated="2" table:style-name="ce46"/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62">
            <text:p>51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office:value-type="float" office:value="55" table:style-name="ce46">
            <text:p>55</text:p>
          </table:table-cell>
          <table:table-cell office:value-type="float" office:value="72" table:style-name="ce46">
            <text:p>72</text:p>
          </table:table-cell>
          <table:table-cell office:value-type="float" office:value="80" table:style-name="ce61">
            <text:p>80</text:p>
          </table:table-cell>
          <table:table-cell table:number-columns-repeated="2" table:style-name="ce46"/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62">
            <text:p>59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style-name="ce46"/>
          <table:table-cell office:value-type="float" office:value="61" table:style-name="ce46">
            <text:p>61</text:p>
          </table:table-cell>
          <table:table-cell office:value-type="float" office:value="52" table:style-name="ce61">
            <text:p>52</text:p>
          </table:table-cell>
          <table:table-cell table:number-columns-repeated="2" table:style-name="ce46"/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62">
            <text:p>64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style-name="ce46"/>
          <table:table-cell office:value-type="float" office:value="55" table:style-name="ce46">
            <text:p>55</text:p>
          </table:table-cell>
          <table:table-cell office:value-type="float" office:value="69" table:style-name="ce61">
            <text:p>69</text:p>
          </table:table-cell>
          <table:table-cell table:number-columns-repeated="2" table:style-name="ce46"/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62">
            <text:p>85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/>
          <table:table-cell office:value-type="float" office:value="68" table:style-name="ce46">
            <text:p>68</text:p>
          </table:table-cell>
          <table:table-cell office:value-type="float" office:value="84" table:style-name="ce61">
            <text:p>84</text:p>
          </table:table-cell>
          <table:table-cell table:number-columns-repeated="2" table:style-name="ce46"/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62">
            <text:p>55</text:p>
          </table:table-cell>
          <table:table-cell table:style-name="ce46"/>
          <table:table-cell table:number-columns-repeated="16" table:style-name="ce70"/>
          <table:table-cell table:number-columns-repeated="16359"/>
        </table:table-row>
        <table:table-row table:style-name="ro1">
          <table:table-cell/>
          <table:table-cell office:value-type="float" office:value="72" table:style-name="ce46">
            <text:p>72</text:p>
          </table:table-cell>
          <table:table-cell office:value-type="float" office:value="53" table:style-name="ce61">
            <text:p>53</text:p>
          </table:table-cell>
          <table:table-cell table:number-columns-repeated="2" table:style-name="ce46"/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59" table:style-name="ce62">
            <text:p>59</text:p>
          </table:table-cell>
          <table:table-cell table:style-name="ce46"/>
          <table:table-cell table:style-name="ce70"/>
          <table:table-cell office:value-type="string" table:style-name="ce20">
            <text:p>Lance</text:p>
          </table:table-cell>
          <table:table-cell office:value-type="float" office:value="12" table:style-name="ce20">
            <text:p>12</text:p>
          </table:table-cell>
          <table:table-cell office:value-type="float" office:value="23" table:style-name="ce20">
            <text:p>23</text:p>
          </table:table-cell>
          <table:table-cell office:value-type="float" office:value="46" table:style-name="ce20">
            <text:p>46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office:value-type="string" table:number-columns-spanned="3" table:number-rows-spanned="1" table:style-name="ce82">
            <text:p>Lance 60</text:p>
          </table:table-cell>
          <table:covered-table-cell table:number-columns-repeated="2"/>
          <table:table-cell office:value-type="string" table:number-columns-spanned="3" table:number-rows-spanned="1" table:style-name="ce82">
            <text:p>Lance 69</text:p>
          </table:table-cell>
          <table:covered-table-cell table:number-columns-repeated="2"/>
          <table:table-cell table:style-name="ce70"/>
          <table:table-cell table:number-columns-repeated="16359"/>
        </table:table-row>
        <table:table-row table:style-name="ro2">
          <table:table-cell/>
          <table:table-cell office:value-type="float" office:value="54" table:style-name="ce46">
            <text:p>54</text:p>
          </table:table-cell>
          <table:table-cell office:value-type="float" office:value="53" table:style-name="ce61">
            <text:p>53</text:p>
          </table:table-cell>
          <table:table-cell table:number-columns-repeated="2" table:style-name="ce46"/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70" table:style-name="ce62">
            <text:p>70</text:p>
          </table:table-cell>
          <table:table-cell table:style-name="ce46"/>
          <table:table-cell table:style-name="ce70"/>
          <table:table-cell office:value-type="string" table:style-name="ce20">
            <text:p>especie</text:p>
          </table:table-cell>
          <table:table-cell office:value-type="string" table:style-name="ce21">
            <text:p>SKJ</text:p>
          </table:table-cell>
          <table:table-cell office:value-type="string" table:style-name="ce22">
            <text:p>SKJ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3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table:style-name="ce70"/>
          <table:table-cell table:number-columns-repeated="16359"/>
        </table:table-row>
        <table:table-row table:style-name="ro1">
          <table:table-cell/>
          <table:table-cell office:value-type="float" office:value="52" table:style-name="ce46">
            <text:p>52</text:p>
          </table:table-cell>
          <table:table-cell office:value-type="float" office:value="73" table:style-name="ce61">
            <text:p>73</text:p>
          </table:table-cell>
          <table:table-cell table:number-columns-repeated="2" table:style-name="ce46"/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62">
            <text:p>52</text:p>
          </table:table-cell>
          <table:table-cell table:style-name="ce46"/>
          <table:table-cell table:style-name="ce70"/>
          <table:table-cell office:value-type="string" table:style-name="ce20">
            <text:p>talla media (cm)</text:p>
          </table:table-cell>
          <table:table-cell office:value-type="float" office:value="50.914110429447902" table:style-name="ce25">
            <text:p>50,9</text:p>
          </table:table-cell>
          <table:table-cell office:value-type="float" office:value="41.0306748466258" table:style-name="ce12">
            <text:p>41,0</text:p>
          </table:table-cell>
          <table:table-cell office:value-type="float" office:value="153.857142857143" table:style-name="ce12">
            <text:p>153,9</text:p>
          </table:table-cell>
          <table:table-cell office:value-type="float" office:value="155.375" table:style-name="ce12">
            <text:p>155,4</text:p>
          </table:table-cell>
          <table:table-cell office:value-type="float" office:value="160.44827586206901" table:style-name="ce12">
            <text:p>160,4</text:p>
          </table:table-cell>
          <table:table-cell office:value-type="float" office:value="155.86842105263199" table:style-name="ce12">
            <text:p>155,9</text:p>
          </table:table-cell>
          <table:table-cell office:value-type="float" office:value="146.777777777778" table:style-name="ce14">
            <text:p>146,8</text:p>
          </table:table-cell>
          <table:table-cell office:value-type="float" office:value="51.667000000000002" table:style-name="ce54">
            <text:p>51,667</text:p>
          </table:table-cell>
          <table:table-cell office:value-type="float" office:value="61.466999999999999" table:style-name="ce55">
            <text:p>61,467</text:p>
          </table:table-cell>
          <table:table-cell office:value-type="float" office:value="61.631999999999998" table:style-name="ce56">
            <text:p>61,632</text:p>
          </table:table-cell>
          <table:table-cell office:value-type="float" office:value="47.722999999999999" table:style-name="ce54">
            <text:p>47,723</text:p>
          </table:table-cell>
          <table:table-cell office:value-type="float" office:value="53.273000000000003" table:style-name="ce55">
            <text:p>53,273</text:p>
          </table:table-cell>
          <table:table-cell office:value-type="float" office:value="59.311" table:style-name="ce56">
            <text:p>59,311</text:p>
          </table:table-cell>
          <table:table-cell table:style-name="ce70"/>
          <table:table-cell table:number-columns-repeated="16359"/>
        </table:table-row>
        <table:table-row table:style-name="ro1">
          <table:table-cell/>
          <table:table-cell office:value-type="float" office:value="51" table:style-name="ce46">
            <text:p>51</text:p>
          </table:table-cell>
          <table:table-cell office:value-type="float" office:value="48" table:style-name="ce61">
            <text:p>48</text:p>
          </table:table-cell>
          <table:table-cell table:number-columns-repeated="2" table:style-name="ce46"/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62">
            <text:p>54</text:p>
          </table:table-cell>
          <table:table-cell table:style-name="ce46"/>
          <table:table-cell table:style-name="ce70"/>
          <table:table-cell office:value-type="string" table:style-name="ce20">
            <text:p>desviación talla en sp. (cm)</text:p>
          </table:table-cell>
          <table:table-cell office:value-type="float" office:value="6.9685349019064304" table:style-name="ce25">
            <text:p>7,0</text:p>
          </table:table-cell>
          <table:table-cell office:value-type="float" office:value="7.2481784113328498" table:style-name="ce12">
            <text:p>7,2</text:p>
          </table:table-cell>
          <table:table-cell office:value-type="float" office:value="17.324314362532999" table:style-name="ce12">
            <text:p>17,3</text:p>
          </table:table-cell>
          <table:table-cell office:value-type="float" office:value="12.7650396223098" table:style-name="ce26">
            <text:p>12,8</text:p>
          </table:table-cell>
          <table:table-cell office:value-type="float" office:value="8.6210643961608007" table:style-name="ce26">
            <text:p>8,6</text:p>
          </table:table-cell>
          <table:table-cell office:value-type="float" office:value="11.152640108126" table:style-name="ce26">
            <text:p>11,2</text:p>
          </table:table-cell>
          <table:table-cell office:value-type="float" office:value="4.24610548205127" table:style-name="ce27">
            <text:p>4,2</text:p>
          </table:table-cell>
          <table:table-cell office:value-type="float" office:value="2.27" table:style-name="ce64">
            <text:p>2,270</text:p>
          </table:table-cell>
          <table:table-cell office:value-type="float" office:value="10.211" table:style-name="ce65">
            <text:p>10,211</text:p>
          </table:table-cell>
          <table:table-cell office:value-type="float" office:value="10.95" table:style-name="ce66">
            <text:p>10,950</text:p>
          </table:table-cell>
          <table:table-cell office:value-type="float" office:value="3.6459999999999999" table:style-name="ce64">
            <text:p>3,646</text:p>
          </table:table-cell>
          <table:table-cell office:value-type="float" office:value="6.4420000000000002" table:style-name="ce65">
            <text:p>6,442</text:p>
          </table:table-cell>
          <table:table-cell office:value-type="float" office:value="10.509" table:style-name="ce66">
            <text:p>10,509</text:p>
          </table:table-cell>
          <table:table-cell table:style-name="ce70"/>
          <table:table-cell table:number-columns-repeated="16359"/>
        </table:table-row>
        <table:table-row table:style-name="ro2">
          <table:table-cell/>
          <table:table-cell office:value-type="float" office:value="62" table:style-name="ce46">
            <text:p>62</text:p>
          </table:table-cell>
          <table:table-cell table:style-name="ce61"/>
          <table:table-cell table:number-columns-repeated="2" table:style-name="ce46"/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62">
            <text:p>49</text:p>
          </table:table-cell>
          <table:table-cell table:style-name="ce46"/>
          <table:table-cell table:style-name="ce70"/>
          <table:table-cell office:value-type="string" table:style-name="ce32">
            <text:p>% de sp.</text:p>
          </table:table-cell>
          <table:table-cell office:value-type="float" office:value="97" table:style-name="ce2">
            <text:p>97</text:p>
          </table:table-cell>
          <table:table-cell office:value-type="float" office:value="81" table:style-name="ce2">
            <text:p>8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percentage" office:value="0.11543536179404" table:style-name="ce71">
            <text:p>12 %</text:p>
          </table:table-cell>
          <table:table-cell office:value-type="percentage" office:value="0.56125287710632499" table:style-name="ce72">
            <text:p>56 %</text:p>
          </table:table-cell>
          <table:table-cell office:value-type="percentage" office:value="0.323311761099636" table:style-name="ce73">
            <text:p>32 %</text:p>
          </table:table-cell>
          <table:table-cell office:value-type="percentage" office:value="0.51683876091309799" table:style-name="ce71">
            <text:p>52 %</text:p>
          </table:table-cell>
          <table:table-cell office:value-type="percentage" office:value="0.2055328234248" table:style-name="ce72">
            <text:p>21 %</text:p>
          </table:table-cell>
          <table:table-cell office:value-type="percentage" office:value="0.272253821099946" table:style-name="ce73">
            <text:p>27 %</text:p>
          </table:table-cell>
          <table:table-cell table:style-name="ce70"/>
          <table:table-cell table:number-columns-repeated="16359"/>
        </table:table-row>
        <table:table-row table:style-name="ro1">
          <table:table-cell/>
          <table:table-cell office:value-type="float" office:value="46" table:style-name="ce46">
            <text:p>46</text:p>
          </table:table-cell>
          <table:table-cell table:style-name="ce61"/>
          <table:table-cell table:number-columns-repeated="2" table:style-name="ce46"/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62">
            <text:p>53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/>
          <table:table-cell office:value-type="float" office:value="51" table:style-name="ce46">
            <text:p>51</text:p>
          </table:table-cell>
          <table:table-cell table:style-name="ce61"/>
          <table:table-cell table:number-columns-repeated="2" table:style-name="ce46"/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62">
            <text:p>64</text:p>
          </table:table-cell>
          <table:table-cell table:number-columns-repeated="10" table:style-name="ce46"/>
          <table:table-cell office:value-type="string" table:number-columns-spanned="3" table:number-rows-spanned="1" table:style-name="ce85">
            <text:p>%mix</text:p>
          </table:table-cell>
          <table:covered-table-cell table:number-columns-repeated="2"/>
          <table:table-cell table:number-columns-repeated="1003" table:style-name="ce46"/>
          <table:table-cell table:number-columns-repeated="15360"/>
        </table:table-row>
        <table:table-row table:style-name="ro1">
          <table:table-cell/>
          <table:table-cell office:value-type="float" office:value="69" table:style-name="ce46">
            <text:p>69</text:p>
          </table:table-cell>
          <table:table-cell table:style-name="ce61"/>
          <table:table-cell table:number-columns-repeated="2" table:style-name="ce46"/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62">
            <text:p>66</text:p>
          </table:table-cell>
          <table:table-cell table:number-columns-repeated="10" table:style-name="ce46"/>
          <table:table-cell office:value-type="string" table:style-name="ce46">
            <text:p>skj</text:p>
          </table:table-cell>
          <table:table-cell office:value-type="string" table:style-name="ce46">
            <text:p>yft</text:p>
          </table:table-cell>
          <table:table-cell office:value-type="string" table:style-name="ce46">
            <text:p>bet</text:p>
          </table:table-cell>
          <table:table-cell table:number-columns-repeated="1003" table:style-name="ce46"/>
          <table:table-cell table:number-columns-repeated="15360"/>
        </table:table-row>
        <table:table-row table:style-name="ro1">
          <table:table-cell/>
          <table:table-cell office:value-type="float" office:value="72" table:style-name="ce46">
            <text:p>72</text:p>
          </table:table-cell>
          <table:table-cell table:style-name="ce61"/>
          <table:table-cell table:number-columns-repeated="2" table:style-name="ce46"/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62">
            <text:p>55</text:p>
          </table:table-cell>
          <table:table-cell table:number-columns-repeated="10" table:style-name="ce46"/>
          <table:table-cell office:value-type="float" office:value="52.508282063416942" table:formula="of:=(SUM([.A3:.A14];[.F3:.F175])/SUM([.A3:.A14];[.B3:.B32];[.C3:.C21];[.F3:.F175];[.G3:.G46];[.H3:.H47]))*100" table:style-name="ce46">
            <text:p>52,50828206</text:p>
          </table:table-cell>
          <table:table-cell office:value-type="float" office:value="22.716516800757216" table:formula="of:=(SUM([.C3:.C21];[.H3:.H47])/SUM([.A3:.A14];[.B3:.B32];[.C3:.C21];[.F3:.F175];[.G3:.G46];[.H3:.H47])*100)" table:style-name="ce46">
            <text:p>22,7165168</text:p>
          </table:table-cell>
          <table:table-cell office:value-type="float" office:value="24.775201135825839" table:formula="of:=(SUM([.B3:.B32];[.G3:.G46])/SUM([.A3:.A14];[.B3:.B32];[.C3:.C21];[.F3:.F175];[.G3:.G46];[.H3:.H47])*100)" table:style-name="ce46">
            <text:p>24,77520114</text:p>
          </table:table-cell>
          <table:table-cell table:number-columns-repeated="1003" table:style-name="ce46"/>
          <table:table-cell table:number-columns-repeated="15360"/>
        </table:table-row>
        <table:table-row table:style-name="ro1">
          <table:table-cell/>
          <table:table-cell office:value-type="float" office:value="50" table:style-name="ce46">
            <text:p>50</text:p>
          </table:table-cell>
          <table:table-cell table:style-name="ce61"/>
          <table:table-cell table:number-columns-repeated="2" table:style-name="ce46"/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62">
            <text:p>60</text:p>
          </table:table-cell>
          <table:table-cell table:number-columns-repeated="3" table:style-name="ce46"/>
          <table:table-cell table:number-columns-repeated="3" table:style-name="ce1"/>
          <table:table-cell table:number-columns-repeated="1010" table:style-name="ce46"/>
          <table:table-cell table:number-columns-repeated="15360"/>
        </table:table-row>
        <table:table-row table:style-name="ro1">
          <table:table-cell/>
          <table:table-cell office:value-type="float" office:value="80" table:style-name="ce46">
            <text:p>80</text:p>
          </table:table-cell>
          <table:table-cell table:style-name="ce61"/>
          <table:table-cell table:number-columns-repeated="2" table:style-name="ce46"/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62">
            <text:p>60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/>
          <table:table-cell office:value-type="float" office:value="60" table:style-name="ce46">
            <text:p>60</text:p>
          </table:table-cell>
          <table:table-cell table:style-name="ce61"/>
          <table:table-cell table:number-columns-repeated="2" table:style-name="ce46"/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62">
            <text:p>88</text:p>
          </table:table-cell>
          <table:table-cell table:number-columns-repeated="2" table:style-name="ce46"/>
          <table:table-cell office:value-type="string" table:style-name="ce20">
            <text:p>Lances puros</text:p>
          </table:table-cell>
          <table:table-cell office:value-type="float" office:value="12" table:style-name="ce20">
            <text:p>12</text:p>
          </table:table-cell>
          <table:table-cell office:value-type="float" office:value="23" table:style-name="ce20">
            <text:p>23</text:p>
          </table:table-cell>
          <table:table-cell office:value-type="float" office:value="46" table:style-name="ce20">
            <text:p>46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table:number-columns-repeated="6" table:style-name="ce1"/>
          <table:table-cell table:number-columns-repeated="1000" table:style-name="ce46"/>
          <table:table-cell table:number-columns-repeated="15360"/>
        </table:table-row>
        <table:table-row table:style-name="ro1">
          <table:table-cell/>
          <table:table-cell office:value-type="float" office:value="54" table:style-name="ce46">
            <text:p>54</text:p>
          </table:table-cell>
          <table:table-cell table:style-name="ce61"/>
          <table:table-cell table:number-columns-repeated="2" table:style-name="ce46"/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62">
            <text:p>51</text:p>
          </table:table-cell>
          <table:table-cell table:number-columns-repeated="2" table:style-name="ce46"/>
          <table:table-cell office:value-type="string" table:style-name="ce74">
            <text:p>especie</text:p>
          </table:table-cell>
          <table:table-cell office:value-type="string" table:style-name="ce21">
            <text:p>SKJ</text:p>
          </table:table-cell>
          <table:table-cell office:value-type="string" table:style-name="ce22">
            <text:p>SKJ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3">
            <text:p>YFT</text:p>
          </table:table-cell>
          <table:table-cell table:number-columns-repeated="6" table:style-name="ce1"/>
          <table:table-cell table:number-columns-repeated="1000" table:style-name="ce46"/>
          <table:table-cell table:number-columns-repeated="15360"/>
        </table:table-row>
        <table:table-row table:style-name="ro1">
          <table:table-cell/>
          <table:table-cell office:value-type="float" office:value="55" table:style-name="ce46">
            <text:p>55</text:p>
          </table:table-cell>
          <table:table-cell table:style-name="ce61"/>
          <table:table-cell table:number-columns-repeated="2" table:style-name="ce46"/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62">
            <text:p>58</text:p>
          </table:table-cell>
          <table:table-cell table:number-columns-repeated="2" table:style-name="ce46"/>
          <table:table-cell office:value-type="string" table:style-name="ce75">
            <text:p>talla media (cm)</text:p>
          </table:table-cell>
          <table:table-cell office:value-type="float" office:value="50.914110429447902" table:style-name="ce25">
            <text:p>50,9</text:p>
          </table:table-cell>
          <table:table-cell office:value-type="float" office:value="41.0306748466258" table:style-name="ce12">
            <text:p>41,0</text:p>
          </table:table-cell>
          <table:table-cell office:value-type="float" office:value="153.857142857143" table:style-name="ce12">
            <text:p>153,9</text:p>
          </table:table-cell>
          <table:table-cell office:value-type="float" office:value="155.375" table:style-name="ce12">
            <text:p>155,4</text:p>
          </table:table-cell>
          <table:table-cell office:value-type="float" office:value="160.44827586206901" table:style-name="ce12">
            <text:p>160,4</text:p>
          </table:table-cell>
          <table:table-cell office:value-type="float" office:value="155.86842105263199" table:style-name="ce12">
            <text:p>155,9</text:p>
          </table:table-cell>
          <table:table-cell office:value-type="float" office:value="146.777777777778" table:style-name="ce14">
            <text:p>146,8</text:p>
          </table:table-cell>
          <table:table-cell table:number-columns-repeated="6" table:style-name="ce1"/>
          <table:table-cell table:number-columns-repeated="1000" table:style-name="ce46"/>
          <table:table-cell table:number-columns-repeated="15360"/>
        </table:table-row>
        <table:table-row table:style-name="ro1">
          <table:table-cell/>
          <table:table-cell office:value-type="float" office:value="53" table:style-name="ce46">
            <text:p>53</text:p>
          </table:table-cell>
          <table:table-cell table:style-name="ce61"/>
          <table:table-cell table:number-columns-repeated="2" table:style-name="ce46"/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62">
            <text:p>51</text:p>
          </table:table-cell>
          <table:table-cell table:number-columns-repeated="2" table:style-name="ce46"/>
          <table:table-cell office:value-type="string" table:style-name="ce76">
            <text:p>desviación talla en sp. (cm)</text:p>
          </table:table-cell>
          <table:table-cell office:value-type="float" office:value="6.9685349019064304" table:style-name="ce77">
            <text:p>7,0</text:p>
          </table:table-cell>
          <table:table-cell office:value-type="float" office:value="7.2481784113328498" table:style-name="ce78">
            <text:p>7,2</text:p>
          </table:table-cell>
          <table:table-cell office:value-type="float" office:value="17.324314362532999" table:style-name="ce78">
            <text:p>17,3</text:p>
          </table:table-cell>
          <table:table-cell office:value-type="float" office:value="12.7650396223098" table:style-name="ce79">
            <text:p>12,8</text:p>
          </table:table-cell>
          <table:table-cell office:value-type="float" office:value="8.6210643961608007" table:style-name="ce79">
            <text:p>8,6</text:p>
          </table:table-cell>
          <table:table-cell office:value-type="float" office:value="11.152640108126" table:style-name="ce79">
            <text:p>11,2</text:p>
          </table:table-cell>
          <table:table-cell office:value-type="float" office:value="4.24610548205127" table:style-name="ce80">
            <text:p>4,2</text:p>
          </table:table-cell>
          <table:table-cell table:number-columns-repeated="6" table:style-name="ce1"/>
          <table:table-cell table:number-columns-repeated="1000" table:style-name="ce46"/>
          <table:table-cell table:number-columns-repeated="15360"/>
        </table:table-row>
        <table:table-row table:style-name="ro1">
          <table:table-cell table:number-columns-repeated="2"/>
          <table:table-cell table:style-name="ce61"/>
          <table:table-cell table:number-columns-repeated="2" table:style-name="ce46"/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62">
            <text:p>50</text:p>
          </table:table-cell>
          <table:table-cell table:number-columns-repeated="2" table:style-name="ce46"/>
          <table:table-cell office:value-type="string" table:style-name="ce20">
            <text:p>Lances mixtos</text:p>
          </table:table-cell>
          <table:table-cell office:value-type="string" table:number-columns-spanned="3" table:number-rows-spanned="1" table:style-name="ce82">
            <text:p>Lance 60</text:p>
          </table:table-cell>
          <table:covered-table-cell table:number-columns-repeated="2"/>
          <table:table-cell office:value-type="string" table:number-columns-spanned="3" table:number-rows-spanned="1" table:style-name="ce82">
            <text:p>Lance 69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table:number-columns-repeated="2"/>
          <table:table-cell table:style-name="ce61"/>
          <table:table-cell table:number-columns-repeated="2" table:style-name="ce46"/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62">
            <text:p>62</text:p>
          </table:table-cell>
          <table:table-cell table:number-columns-repeated="2" table:style-name="ce46"/>
          <table:table-cell office:value-type="string" table:style-name="ce74">
            <text:p>especie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table:number-columns-repeated="16367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62">
            <text:p>57</text:p>
          </table:table-cell>
          <table:table-cell table:number-columns-repeated="2" table:style-name="ce46"/>
          <table:table-cell office:value-type="string" table:style-name="ce75">
            <text:p>talla media (cm)</text:p>
          </table:table-cell>
          <table:table-cell office:value-type="float" office:value="51.667000000000002" table:style-name="ce54">
            <text:p>51,667</text:p>
          </table:table-cell>
          <table:table-cell office:value-type="float" office:value="61.466999999999999" table:style-name="ce55">
            <text:p>61,467</text:p>
          </table:table-cell>
          <table:table-cell office:value-type="float" office:value="61.631999999999998" table:style-name="ce56">
            <text:p>61,632</text:p>
          </table:table-cell>
          <table:table-cell office:value-type="float" office:value="47.722999999999999" table:style-name="ce54">
            <text:p>47,723</text:p>
          </table:table-cell>
          <table:table-cell office:value-type="float" office:value="53.273000000000003" table:style-name="ce55">
            <text:p>53,273</text:p>
          </table:table-cell>
          <table:table-cell office:value-type="float" office:value="59.311" table:style-name="ce56">
            <text:p>59,311</text:p>
          </table:table-cell>
          <table:table-cell table:number-columns-repeated="16367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62">
            <text:p>51</text:p>
          </table:table-cell>
          <table:table-cell table:number-columns-repeated="2" table:style-name="ce46"/>
          <table:table-cell office:value-type="string" table:style-name="ce76">
            <text:p>desviación talla en sp. (cm)</text:p>
          </table:table-cell>
          <table:table-cell office:value-type="float" office:value="2.27" table:style-name="ce64">
            <text:p>2,270</text:p>
          </table:table-cell>
          <table:table-cell office:value-type="float" office:value="10.211" table:style-name="ce65">
            <text:p>10,211</text:p>
          </table:table-cell>
          <table:table-cell office:value-type="float" office:value="10.95" table:style-name="ce66">
            <text:p>10,950</text:p>
          </table:table-cell>
          <table:table-cell office:value-type="float" office:value="3.6459999999999999" table:style-name="ce64">
            <text:p>3,646</text:p>
          </table:table-cell>
          <table:table-cell office:value-type="float" office:value="6.4420000000000002" table:style-name="ce65">
            <text:p>6,442</text:p>
          </table:table-cell>
          <table:table-cell office:value-type="float" office:value="10.509" table:style-name="ce66">
            <text:p>10,509</text:p>
          </table:table-cell>
          <table:table-cell table:number-columns-repeated="16367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62">
            <text:p>52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62">
            <text:p>63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62">
            <text:p>50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76" table:style-name="ce62">
            <text:p>76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62">
            <text:p>66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8" table:style-name="ce62">
            <text:p>58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62">
            <text:p>50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62">
            <text:p>52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62">
            <text:p>60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62">
            <text:p>57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60" table:style-name="ce62">
            <text:p>60</text:p>
          </table:table-cell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46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016" table:style-name="ce46"/>
          <table:table-cell table:number-columns-repeated="15360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3" table:style-name="ce1">
            <text:p>43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64" table:style-name="ce1">
            <text:p>6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3" table:style-name="ce1">
            <text:p>43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4" table:style-name="ce1">
            <text:p>5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5" table:style-name="ce1">
            <text:p>5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1" table:style-name="ce1">
            <text:p>5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5" table:style-name="ce1">
            <text:p>55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3" table:style-name="ce1">
            <text:p>43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61" table:style-name="ce1">
            <text:p>6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3" table:style-name="ce1">
            <text:p>53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3" table:style-name="ce1">
            <text:p>43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1" table:style-name="ce1">
            <text:p>41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2"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7" table:style-name="ce1">
            <text:p>47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3"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0" table:style-name="ce1">
            <text:p>50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8" table:style-name="ce1">
            <text:p>48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2" table:style-name="ce1">
            <text:p>4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5" table:style-name="ce1">
            <text:p>45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6" table:style-name="ce1">
            <text:p>46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4" table:style-name="ce1">
            <text:p>44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52" table:style-name="ce1">
            <text:p>52</text:p>
          </table:table-cell>
          <table:table-cell table:style-name="ce1"/>
          <table:table-cell table:style-name="ce62"/>
          <table:table-cell table:number-columns-repeated="16376"/>
        </table:table-row>
        <table:table-row table:style-name="ro1">
          <table:table-cell table:number-columns-repeated="5"/>
          <table:table-cell office:value-type="float" office:value="49" table:style-name="ce1">
            <text:p>49</text:p>
          </table:table-cell>
          <table:table-cell table:style-name="ce1"/>
          <table:table-cell table:style-name="ce62"/>
          <table:table-cell table:number-columns-repeated="16376"/>
        </table:table-row>
        <table:table-row table:number-rows-repeated="1048401" table:style-name="ro3">
          <table:table-cell table:number-columns-repeated="16384"/>
        </table:table-row>
      </table:table>
      <table:table table:name="all" table:style-name="ta1"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3" table:default-cell-style-name="ce1"/>
        <table:table-column table:style-name="co4" table:number-columns-repeated="1636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0">
            <text:p>Lance</text:p>
          </table:table-cell>
          <table:table-cell office:value-type="float" office:value="12" table:style-name="ce20">
            <text:p>12</text:p>
          </table:table-cell>
          <table:table-cell office:value-type="float" office:value="23" table:style-name="ce20">
            <text:p>23</text:p>
          </table:table-cell>
          <table:table-cell office:value-type="float" office:value="46" table:style-name="ce20">
            <text:p>46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office:value-type="string" table:number-columns-spanned="3" table:number-rows-spanned="1" table:style-name="ce82">
            <text:p>Lance 60</text:p>
          </table:table-cell>
          <table:covered-table-cell table:number-columns-repeated="2"/>
          <table:table-cell office:value-type="string" table:number-columns-spanned="3" table:number-rows-spanned="1" table:style-name="ce82">
            <text:p>Lance 69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20">
            <text:p>especie</text:p>
          </table:table-cell>
          <table:table-cell office:value-type="string" table:style-name="ce21">
            <text:p>SKJ</text:p>
          </table:table-cell>
          <table:table-cell office:value-type="string" table:style-name="ce22">
            <text:p>SKJ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2">
            <text:p>YFT</text:p>
          </table:table-cell>
          <table:table-cell office:value-type="string" table:style-name="ce23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office:value-type="string" table:style-name="ce49">
            <text:p>skj</text:p>
          </table:table-cell>
          <table:table-cell office:value-type="string" table:style-name="ce49">
            <text:p>bet</text:p>
          </table:table-cell>
          <table:table-cell office:value-type="string" table:style-name="ce49">
            <text:p>yf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20">
            <text:p>talla media (cm)</text:p>
          </table:table-cell>
          <table:table-cell office:value-type="float" office:value="50.914110429447902" table:style-name="ce25">
            <text:p>50,9</text:p>
          </table:table-cell>
          <table:table-cell office:value-type="float" office:value="41.0306748466258" table:style-name="ce12">
            <text:p>41,0</text:p>
          </table:table-cell>
          <table:table-cell office:value-type="float" office:value="153.857142857143" table:style-name="ce12">
            <text:p>153,9</text:p>
          </table:table-cell>
          <table:table-cell office:value-type="float" office:value="155.375" table:style-name="ce12">
            <text:p>155,4</text:p>
          </table:table-cell>
          <table:table-cell office:value-type="float" office:value="160.44827586206901" table:style-name="ce12">
            <text:p>160,4</text:p>
          </table:table-cell>
          <table:table-cell office:value-type="float" office:value="155.86842105263199" table:style-name="ce12">
            <text:p>155,9</text:p>
          </table:table-cell>
          <table:table-cell office:value-type="float" office:value="146.777777777778" table:style-name="ce14">
            <text:p>146,8</text:p>
          </table:table-cell>
          <table:table-cell table:style-name="ce83"/>
          <table:table-cell table:style-name="ce58"/>
          <table:table-cell table:style-name="ce59"/>
          <table:table-cell table:style-name="ce57"/>
          <table:table-cell table:style-name="ce58"/>
          <table:table-cell table:style-name="ce59"/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20">
            <text:p>desviación talla en sp. (cm)</text:p>
          </table:table-cell>
          <table:table-cell office:value-type="float" office:value="6.9685349019064304" table:style-name="ce25">
            <text:p>7,0</text:p>
          </table:table-cell>
          <table:table-cell office:value-type="float" office:value="7.2481784113328498" table:style-name="ce12">
            <text:p>7,2</text:p>
          </table:table-cell>
          <table:table-cell office:value-type="float" office:value="17.324314362532999" table:style-name="ce12">
            <text:p>17,3</text:p>
          </table:table-cell>
          <table:table-cell office:value-type="float" office:value="12.7650396223098" table:style-name="ce26">
            <text:p>12,8</text:p>
          </table:table-cell>
          <table:table-cell office:value-type="float" office:value="8.6210643961608007" table:style-name="ce26">
            <text:p>8,6</text:p>
          </table:table-cell>
          <table:table-cell office:value-type="float" office:value="11.152640108126" table:style-name="ce26">
            <text:p>11,2</text:p>
          </table:table-cell>
          <table:table-cell office:value-type="float" office:value="4.24610548205127" table:style-name="ce27">
            <text:p>4,2</text:p>
          </table:table-cell>
          <table:table-cell table:style-name="ce84"/>
          <table:table-cell table:style-name="ce1"/>
          <table:table-cell table:style-name="ce61"/>
          <table:table-cell table:style-name="ce84"/>
          <table:table-cell table:style-name="ce46"/>
          <table:table-cell table:style-name="ce61"/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32">
            <text:p>% de sp.</text:p>
          </table:table-cell>
          <table:table-cell office:value-type="float" office:value="97" table:style-name="ce2">
            <text:p>97</text:p>
          </table:table-cell>
          <table:table-cell office:value-type="float" office:value="81" table:style-name="ce2">
            <text:p>8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percentage" office:value="0.11543536179404" table:style-name="ce71">
            <text:p>12 %</text:p>
          </table:table-cell>
          <table:table-cell office:value-type="percentage" office:value="0.56125287710632499" table:style-name="ce72">
            <text:p>56 %</text:p>
          </table:table-cell>
          <table:table-cell office:value-type="percentage" office:value="0.323311761099636" table:style-name="ce73">
            <text:p>32 %</text:p>
          </table:table-cell>
          <table:table-cell office:value-type="percentage" office:value="0.51683876091309799" table:style-name="ce71">
            <text:p>52 %</text:p>
          </table:table-cell>
          <table:table-cell office:value-type="percentage" office:value="0.2055328234248" table:style-name="ce72">
            <text:p>21 %</text:p>
          </table:table-cell>
          <table:table-cell office:value-type="percentage" office:value="0.272253821099946" table:style-name="ce73">
            <text:p>27 %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'file:///C:/Users/Gotzon%20Mandiola/Desktop/datos/datosbiologicos/Spill%20PCST_2019.xlsm'#Lance12" table:style-name="ta3">
        <table:table-source xlink:href="file:///C:/Users/Gotzon%20Mandiola/Desktop/datos/datosbiologicos/Spill%20PCST_2019.xlsm" table:table-name="Lanc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Gotzon%20Mandiola/Desktop/datos/datosbiologicos/Spill%20PCST_2019.xlsm'#Lance23" table:style-name="ta3">
        <table:table-source xlink:href="file:///C:/Users/Gotzon%20Mandiola/Desktop/datos/datosbiologicos/Spill%20PCST_2019.xlsm" table:table-name="Lance23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decimal-places="1" number:min-integer-digits="1"/>
    </number:number-style>
    <number:percentage-style style:name="N37">
      <number:number number:decimal-places="1" number:min-decimal-places="1" number:min-integer-digits="1"/>
      <number:text>%</number:text>
    </number:percentage-style>
    <number:percentage-style style:name="N38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39">
      <number:number number:decimal-places="3" number:min-decimal-places="3" number:min-integer-digits="1"/>
    </number:number-style>
    <number:time-style style:name="N40">
      <number:hours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Percent" style:display-name="Excel Built-in Percent" style:family="table-cell" style:data-style-name="N38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otzon Mandiola</dc:creator>
    <meta:creation-date>2021-05-15T10:51:18Z</meta:creation-date>
    <dc:date>2021-08-27T13:37:56Z</dc:date>
    <meta:editing-cycles>15</meta:editing-cycles>
    <meta:editing-duration>PT246052S</meta:editing-duration>
  </office:meta>
</office:document-meta>
</file>